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9.883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551cm"/>
    </style:style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7.798cm"/>
    </style:style>
    <style:style style:name="co14" style:family="table-column">
      <style:table-column-properties fo:break-before="auto" style:column-width="2.477cm"/>
    </style:style>
    <style:style style:name="co15" style:family="table-column">
      <style:table-column-properties fo:break-before="auto" style:column-width="1.697cm"/>
    </style:style>
    <style:style style:name="co16" style:family="table-column">
      <style:table-column-properties fo:break-before="auto" style:column-width="1.559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66cm"/>
    </style:style>
    <style:style style:name="co19" style:family="table-column">
      <style:table-column-properties fo:break-before="auto" style:column-width="1.856cm"/>
    </style:style>
    <style:style style:name="co20" style:family="table-column">
      <style:table-column-properties fo:break-before="auto" style:column-width="2.54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2.133cm"/>
    </style:style>
    <style:style style:name="co23" style:family="table-column">
      <style:table-column-properties fo:break-before="auto" style:column-width="2.023cm"/>
    </style:style>
    <style:style style:name="co24" style:family="table-column">
      <style:table-column-properties fo:break-before="auto" style:column-width="3.466cm"/>
    </style:style>
    <style:style style:name="co25" style:family="table-column">
      <style:table-column-properties fo:break-before="auto" style:column-width="6.599cm"/>
    </style:style>
    <style:style style:name="co26" style:family="table-column">
      <style:table-column-properties fo:break-before="auto" style:column-width="1.124cm"/>
    </style:style>
    <style:style style:name="co27" style:family="table-column">
      <style:table-column-properties fo:break-before="auto" style:column-width="0.991cm"/>
    </style:style>
    <style:style style:name="co28" style:family="table-column">
      <style:table-column-properties fo:break-before="auto" style:column-width="1.423cm"/>
    </style:style>
    <style:style style:name="co29" style:family="table-column">
      <style:table-column-properties fo:break-before="auto" style:column-width="1.369cm"/>
    </style:style>
    <style:style style:name="co30" style:family="table-column">
      <style:table-column-properties fo:break-before="auto" style:column-width="1.261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1.152cm"/>
    </style:style>
    <style:style style:name="co34" style:family="table-column">
      <style:table-column-properties fo:break-before="auto" style:column-width="0.961cm"/>
    </style:style>
    <style:style style:name="co35" style:family="table-column">
      <style:table-column-properties fo:break-before="auto" style:column-width="1.917cm"/>
    </style:style>
    <style:style style:name="co36" style:family="table-column">
      <style:table-column-properties fo:break-before="auto" style:column-width="0.797cm"/>
    </style:style>
    <style:style style:name="co37" style:family="table-column">
      <style:table-column-properties fo:break-before="auto" style:column-width="1.316cm"/>
    </style:style>
    <style:style style:name="co38" style:family="table-column">
      <style:table-column-properties fo:break-before="auto" style:column-width="1.118cm"/>
    </style:style>
    <style:style style:name="co39" style:family="table-column">
      <style:table-column-properties fo:break-before="auto" style:column-width="1.27cm"/>
    </style:style>
    <style:style style:name="co40" style:family="table-column">
      <style:table-column-properties fo:break-before="auto" style:column-width="1.3cm"/>
    </style:style>
    <style:style style:name="co41" style:family="table-column">
      <style:table-column-properties fo:break-before="auto" style:column-width="1.392cm"/>
    </style:style>
    <style:style style:name="co42" style:family="table-column">
      <style:table-column-properties fo:break-before="auto" style:column-width="1.007cm"/>
    </style:style>
    <style:style style:name="co43" style:family="table-column">
      <style:table-column-properties fo:break-before="auto" style:column-width="1.498cm"/>
    </style:style>
    <style:style style:name="co44" style:family="table-column">
      <style:table-column-properties fo:break-before="auto" style:column-width="0.843cm"/>
    </style:style>
    <style:style style:name="co45" style:family="table-column">
      <style:table-column-properties fo:break-before="auto" style:column-width="0.877cm"/>
    </style:style>
    <style:style style:name="co46" style:family="table-column">
      <style:table-column-properties fo:break-before="auto" style:column-width="0.898cm"/>
    </style:style>
    <style:style style:name="co47" style:family="table-column">
      <style:table-column-properties fo:break-before="auto" style:column-width="0.572cm"/>
    </style:style>
    <style:style style:name="co48" style:family="table-column">
      <style:table-column-properties fo:break-before="auto" style:column-width="3.521cm"/>
    </style:style>
    <style:style style:name="co49" style:family="table-column">
      <style:table-column-properties fo:break-before="auto" style:column-width="3.63cm"/>
    </style:style>
    <style:style style:name="co50" style:family="table-column">
      <style:table-column-properties fo:break-before="auto" style:column-width="1.942cm"/>
    </style:style>
    <style:style style:name="co51" style:family="table-column">
      <style:table-column-properties fo:break-before="auto" style:column-width="7.28cm"/>
    </style:style>
    <style:style style:name="co52" style:family="table-column">
      <style:table-column-properties fo:break-before="auto" style:column-width="3.602cm"/>
    </style:style>
    <style:style style:name="co53" style:family="table-column">
      <style:table-column-properties fo:break-before="auto" style:column-width="16.293cm"/>
    </style:style>
    <style:style style:name="co54" style:family="table-column">
      <style:table-column-properties fo:break-before="auto" style:column-width="11.555cm"/>
    </style:style>
    <style:style style:name="co55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palette">
      <style:table-properties table:display="true" style:writing-mode="lr-tb"/>
    </style:style>
    <style:style style:name="ta5" style:family="table" style:master-page-name="PageStyle_5f_townzones">
      <style:table-properties table:display="true" style:writing-mode="lr-tb"/>
    </style:style>
    <style:style style:name="ta6" style:family="table" style:master-page-name="PageStyle_5f_dropdowns">
      <style:table-properties table:display="true" style:writing-mode="lr-tb"/>
    </style:style>
    <style:style style:name="ta7" style:family="table" style:master-page-name="PageStyle_5f_ID_20_check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4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53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I20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0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0"/>
    </style:style>
    <style:style style:name="ce191" style:family="table-cell" style:parent-style-name="Default">
      <style:map style:condition="cell-content()&gt;0" style:apply-style-name="ConditionalStyle_5f_10" style:base-cell-address="colours.AL21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recolour.AI6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K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11"/>
        <table:table-column table:style-name="co2" table:default-cell-style-name="ce611"/>
        <table:table-column table:style-name="co3" table:default-cell-style-name="ce4"/>
        <table:table-column table:style-name="co4" table:default-cell-style-name="ce4"/>
        <table:table-column table:style-name="co5" table:default-cell-style-name="ce611"/>
        <table:table-column table:style-name="co6" table:default-cell-style-name="ce611"/>
        <table:table-column table:style-name="co7" table:default-cell-style-name="ce611"/>
        <table:table-column table:style-name="co8" table:default-cell-style-name="ce611"/>
        <table:table-column table:style-name="co9" table:default-cell-style-name="ce611"/>
        <table:table-column table:style-name="co10" table:default-cell-style-name="ce611"/>
        <table:table-column table:style-name="co11" table:default-cell-style-name="ce611"/>
        <table:table-column table:style-name="co12" table:default-cell-style-name="ce611"/>
        <table:table-column table:style-name="co11" table:number-columns-repeated="2" table:default-cell-style-name="ce611"/>
        <table:table-column table:style-name="co13" table:default-cell-style-name="ce611"/>
        <table:table-column table:style-name="co14" table:number-columns-repeated="3" table:default-cell-style-name="ce611"/>
        <table:table-column table:style-name="co15" table:default-cell-style-name="ce617"/>
        <table:table-column table:style-name="co16" table:default-cell-style-name="ce617"/>
        <table:table-column table:style-name="co17" table:default-cell-style-name="ce611"/>
        <table:table-column table:style-name="co18" table:default-cell-style-name="ce611"/>
        <table:table-column table:style-name="co19" table:default-cell-style-name="ce611"/>
        <table:table-column table:style-name="co20" table:default-cell-style-name="ce611"/>
        <table:table-column table:style-name="co21" table:default-cell-style-name="Default"/>
        <table:table-column table:style-name="co22" table:default-cell-style-name="ce611"/>
        <table:table-column table:style-name="co23" table:default-cell-style-name="ce611"/>
        <table:table-column table:style-name="co24" table:number-columns-repeated="2" table:default-cell-style-name="ce611"/>
        <table:table-column table:style-name="co21" table:default-cell-style-name="ce611"/>
        <table:table-column table:style-name="co21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colours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childsprite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8" office:value-type="string" calcext:value-type="string">
            <text:p>yearstart</text:p>
          </table:table-cell>
          <table:table-cell table:style-name="ce18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 office:value-type="string" calcext:value-type="string">
            <text:p>{'basis': 'levels','position': 'front'}</text:p>
          </table:table-cell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c,d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26];[$dropdowns.A:.C];2;0)" office:value-type="float" office:value="10" calcext:value-type="float">
            <text:p>10</text:p>
          </table:table-cell>
          <table:table-cell table:formula="of:=VLOOKUP([.J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29];[$dropdowns.A:.C];2;0)" office:value-type="float" office:value="10" calcext:value-type="float">
            <text:p>10</text:p>
          </table:table-cell>
          <table:table-cell table:formula="of:=VLOOKUP([.J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31];[$dropdowns.A:.C];2;0)" office:value-type="float" office:value="10" calcext:value-type="float">
            <text:p>10</text:p>
          </table:table-cell>
          <table:table-cell table:formula="of:=VLOOKUP([.J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32];[$dropdowns.A:.C];2;0)" office:value-type="float" office:value="14" calcext:value-type="float">
            <text:p>14</text:p>
          </table:table-cell>
          <table:table-cell table:formula="of:=VLOOKUP([.J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33];[$dropdowns.A:.C];2;0)" office:value-type="float" office:value="10" calcext:value-type="float">
            <text:p>10</text:p>
          </table:table-cell>
          <table:table-cell table:formula="of:=VLOOKUP([.J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34];[$dropdowns.A:.C];2;0)" office:value-type="float" office:value="14" calcext:value-type="float">
            <text:p>14</text:p>
          </table:table-cell>
          <table:table-cell table:formula="of:=VLOOKUP([.J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35];[$dropdowns.A:.C];2;0)" office:value-type="float" office:value="10" calcext:value-type="float">
            <text:p>10</text:p>
          </table:table-cell>
          <table:table-cell table:formula="of:=VLOOKUP([.J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36];[$dropdowns.A:.C];2;0)" office:value-type="float" office:value="14" calcext:value-type="float">
            <text:p>14</text:p>
          </table:table-cell>
          <table:table-cell table:formula="of:=VLOOKUP([.J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,12L,13L,14L,15L,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39];[$dropdowns.A:.C];2;0)" office:value-type="float" office:value="6" calcext:value-type="float">
            <text:p>6</text:p>
          </table:table-cell>
          <table:table-cell table:formula="of:=VLOOKUP([.J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0];[$dropdowns.A:.C];2;0)" office:value-type="float" office:value="10" calcext:value-type="float">
            <text:p>10</text:p>
          </table:table-cell>
          <table:table-cell table:formula="of:=VLOOKUP([.J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1];[$dropdowns.A:.C];2;0)" office:value-type="float" office:value="6" calcext:value-type="float">
            <text:p>6</text:p>
          </table:table-cell>
          <table:table-cell table:formula="of:=VLOOKUP([.J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2];[$dropdowns.A:.C];2;0)" office:value-type="float" office:value="10" calcext:value-type="float">
            <text:p>10</text:p>
          </table:table-cell>
          <table:table-cell table:formula="of:=VLOOKUP([.J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3];[$dropdowns.A:.C];2;0)" office:value-type="float" office:value="6" calcext:value-type="float">
            <text:p>6</text:p>
          </table:table-cell>
          <table:table-cell table:formula="of:=VLOOKUP([.J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4];[$dropdowns.A:.C];2;0)" office:value-type="float" office:value="10" calcext:value-type="float">
            <text:p>10</text:p>
          </table:table-cell>
          <table:table-cell table:formula="of:=VLOOKUP([.J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5];[$dropdowns.A:.C];2;0)" office:value-type="float" office:value="6" calcext:value-type="float">
            <text:p>6</text:p>
          </table:table-cell>
          <table:table-cell table:formula="of:=VLOOKUP([.J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6];[$dropdowns.A:.C];2;0)" office:value-type="float" office:value="10" calcext:value-type="float">
            <text:p>10</text:p>
          </table:table-cell>
          <table:table-cell table:formula="of:=VLOOKUP([.J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7];[$dropdowns.A:.C];2;0)" office:value-type="float" office:value="10" calcext:value-type="float">
            <text:p>10</text:p>
          </table:table-cell>
          <table:table-cell table:formula="of:=VLOOKUP([.J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48];[$dropdowns.A:.C];2;0)" office:value-type="float" office:value="10" calcext:value-type="float">
            <text:p>10</text:p>
          </table:table-cell>
          <table:table-cell table:formula="of:=VLOOKUP([.J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7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55];[$dropdowns.A:.C];2;0)" office:value-type="float" office:value="6" calcext:value-type="float">
            <text:p>6</text:p>
          </table:table-cell>
          <table:table-cell table:formula="of:=VLOOKUP([.J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56];[$dropdowns.A:.C];2;0)" office:value-type="float" office:value="10" calcext:value-type="float">
            <text:p>10</text:p>
          </table:table-cell>
          <table:table-cell table:formula="of:=VLOOKUP([.J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57];[$dropdowns.A:.C];2;0)" office:value-type="float" office:value="10" calcext:value-type="float">
            <text:p>10</text:p>
          </table:table-cell>
          <table:table-cell table:formula="of:=VLOOKUP([.J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59];[$dropdowns.A:.C];2;0)" office:value-type="float" office:value="6" calcext:value-type="float">
            <text:p>6</text:p>
          </table:table-cell>
          <table:table-cell table:formula="of:=VLOOKUP([.J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0];[$dropdowns.A:.C];2;0)" office:value-type="float" office:value="10" calcext:value-type="float">
            <text:p>10</text:p>
          </table:table-cell>
          <table:table-cell table:formula="of:=VLOOKUP([.J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611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2];[$dropdowns.A:.C];2;0)" office:value-type="float" office:value="6" calcext:value-type="float">
            <text:p>6</text:p>
          </table:table-cell>
          <table:table-cell table:formula="of:=VLOOKUP([.J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3];[$dropdowns.A:.C];2;0)" office:value-type="float" office:value="10" calcext:value-type="float">
            <text:p>10</text:p>
          </table:table-cell>
          <table:table-cell table:formula="of:=VLOOKUP([.J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4];[$dropdowns.A:.C];2;0)" office:value-type="float" office:value="10" calcext:value-type="float">
            <text:p>10</text:p>
          </table:table-cell>
          <table:table-cell table:formula="of:=VLOOKUP([.J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5];[$dropdowns.A:.C];2;0)" office:value-type="float" office:value="6" calcext:value-type="float">
            <text:p>6</text:p>
          </table:table-cell>
          <table:table-cell table:formula="of:=VLOOKUP([.J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6];[$dropdowns.A:.C];2;0)" office:value-type="float" office:value="10" calcext:value-type="float">
            <text:p>10</text:p>
          </table:table-cell>
          <table:table-cell table:formula="of:=VLOOKUP([.J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7];[$dropdowns.A:.C];2;0)" office:value-type="float" office:value="10" calcext:value-type="float">
            <text:p>10</text:p>
          </table:table-cell>
          <table:table-cell table:formula="of:=VLOOKUP([.J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a_6L,b_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69];[$dropdowns.A:.C];2;0)" office:value-type="float" office:value="10" calcext:value-type="float">
            <text:p>10</text:p>
          </table:table-cell>
          <table:table-cell table:formula="of:=VLOOKUP([.J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a_8L,b_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a_10L,b_10L,a_12L,b_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2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611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8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97];[$dropdowns.A:.C];2;0)" office:value-type="float" office:value="10" calcext:value-type="float">
            <text:p>10</text:p>
          </table:table-cell>
          <table:table-cell table:formula="of:=VLOOKUP([.J9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d,e,f,g</text:p>
          </table:table-cell>
          <table:table-cell table:style-name="ce2" table:content-validation-name="val2" office:value-type="string" calcext:value-type="string">
            <text:p>{'a': {'X': 2},'b': {'X': 2},'s': {'X': 2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2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J101];[$dropdowns.A:.C];2;0)" office:value-type="float" office:value="10" calcext:value-type="float">
            <text:p>10</text:p>
          </table:table-cell>
          <table:table-cell table:formula="of:=VLOOKUP([.J10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4L</text:p>
          </table:table-cell>
          <table:table-cell table:style-name="ce2" table:content-validation-name="val2" office:value-type="string" calcext:value-type="string">
            <text:p>{'h': {'X': 2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Y': 2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2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,'Y': -1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style-name="ce2" table:content-validation-name="val2"/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content-validation-name="val2" office:value-type="string" calcext:value-type="string">
            <text:p>{'n': {'X':2,'Y':2},'e': 'na'}</text:p>
          </table:table-cell>
          <table:table-cell table:content-validation-name="val2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 table:style-name="ce2" table:content-validation-name="val2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3,'X':1,'Y':1},'w': {'$': 3,'X':1,'Y':1}}</text:p>
          </table:table-cell>
          <table:table-cell table:style-name="ce2" table:content-validation-name="val2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 table:style-name="ce2" table:content-validation-name="val2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 table:style-name="ce2" table:content-validation-name="val2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,'Y': -1}}</text:p>
          </table:table-cell>
          <table:table-cell table:style-name="ce2" table:content-validation-name="val2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 table:style-name="ce2" table:content-validation-name="val2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1}}</text:p>
          </table:table-cell>
          <table:table-cell table:style-name="ce2" table:content-validation-name="val2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w': {'$': 1}}</text:p>
          </table:table-cell>
          <table:table-cell table:style-name="ce2" table:content-validation-name="val2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 table:style-name="ce2" table:content-validation-name="val2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levels' }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,r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style-name="ce2" table:content-validation-name="val2" office:value-type="string" calcext:value-type="string">
            <text:p>{'basis': 'levels','position': 'front'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,'r': 'NAME_KUMAMOTO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 table:style-name="ce2" table:content-validation-name="val2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 table:style-name="ce2" table:content-validation-name="val2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 table:number-rows-repeated="1048433">
          <table:table-cell table:number-columns-repeated="10"/>
          <table:table-cell table:content-validation-name="val2" table:number-columns-repeated="3"/>
          <table:table-cell table:number-columns-repeated="18"/>
        </table:table-row>
        <table:table-row table:style-name="ro1">
          <table:table-cell table:number-columns-repeated="10"/>
          <table:table-cell table:content-validation-name="val2" table:number-columns-repeated="3"/>
          <table:table-cell table:number-columns-repeated="18"/>
        </table:table-row>
        <calcext:conditional-formats>
          <calcext:conditional-format calcext:target-range-address="items.C143:items.D1048576 items.C1:items.C124 items.C126:items.C1048576 items.D1:items.D142 items.G139:items.I142 items.I136:items.I138 items.I119:items.I134 items.I2:items.I117 items.G2:items.H8 items.F9:items.H15 items.F26:items.H30 items.G16:items.H25 items.F41:items.H46 items.G31:items.H40 items.F55:items.H56 items.G47:items.H54 items.F59:items.H60 items.G57:items.H58 items.F63:items.H63 items.G61:items.H62 items.G64:items.H65 items.F72:items.H72 items.G68:items.H71 items.G73:items.H138 items.F73:items.F73 items.F66:items.H67 items.F65:items.F65 items.F62:items.F62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5" table:default-cell-style-name="ce652"/>
        <table:table-column table:style-name="co26" table:default-cell-style-name="ce652"/>
        <table:table-column table:style-name="co26" table:default-cell-style-name="ce54"/>
        <table:table-column table:style-name="co27" table:default-cell-style-name="ce54"/>
        <table:table-column table:style-name="co28" table:number-columns-repeated="2" table:default-cell-style-name="ce54"/>
        <table:table-column table:style-name="co29" table:default-cell-style-name="ce54"/>
        <table:table-column table:style-name="co10" table:default-cell-style-name="ce54"/>
        <table:table-column table:style-name="co30" table:default-cell-style-name="ce54"/>
        <table:table-column table:style-name="co31" table:default-cell-style-name="ce54"/>
        <table:table-column table:style-name="co32" table:default-cell-style-name="ce54"/>
        <table:table-column table:style-name="co33" table:default-cell-style-name="ce54"/>
        <table:table-column table:style-name="co34" table:number-columns-repeated="2" table:default-cell-style-name="ce54"/>
        <table:table-column table:style-name="co35" table:default-cell-style-name="ce54"/>
        <table:table-column table:style-name="co36" table:default-cell-style-name="ce54"/>
        <table:table-column table:style-name="co16" table:default-cell-style-name="ce54"/>
        <table:table-column table:style-name="co30" table:number-columns-repeated="14" table:default-cell-style-name="ce54"/>
        <table:table-column table:style-name="co37" table:number-columns-repeated="3" table:default-cell-style-name="ce54"/>
        <table:table-column table:style-name="co38" table:default-cell-style-name="ce820"/>
        <table:table-column table:style-name="co39" table:number-columns-repeated="2" table:default-cell-style-name="ce820"/>
        <table:table-column table:style-name="co40" table:number-columns-repeated="14" table:default-cell-style-name="ce820"/>
        <table:table-column table:style-name="co41" table:number-columns-repeated="6" table:default-cell-style-name="ce820"/>
        <table:table-column table:style-name="co39" table:default-cell-style-name="ce820"/>
        <table:table-column table:style-name="co21" table:number-columns-repeated="16321" table:default-cell-style-name="ce820"/>
        <table:table-row table:style-name="ro1"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option</text:p>
          </table:table-cell>
          <table:table-cell table:style-name="ce653" office:value-type="string" calcext:value-type="string">
            <text:p>white080F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brn2025bla0106</text:p>
          </table:table-cell>
          <table:table-cell table:style-name="ce653" office:value-type="string" calcext:value-type="string">
            <text:p>brn686Dbla0106</text:p>
          </table:table-cell>
          <table:table-cell table:style-name="ce653" office:value-type="string" calcext:value-type="string">
            <text:p>brn686Dbla0308</text:p>
          </table:table-cell>
          <table:table-cell table:style-name="ce653" office:value-type="string" calcext:value-type="string">
            <text:p>brn686Dgry050A</text:p>
          </table:table-cell>
          <table:table-cell table:style-name="ce653" office:value-type="string" calcext:value-type="string">
            <text:p>brn686Dblu9095</text:p>
          </table:table-cell>
          <table:table-cell table:style-name="ce653" office:value-type="string" calcext:value-type="string">
            <text:p>brn6A6Fbla0106</text:p>
          </table:table-cell>
          <table:table-cell table:style-name="ce653" office:value-type="string" calcext:value-type="string">
            <text:p>brn6A6Fbla0308</text:p>
          </table:table-cell>
          <table:table-cell table:style-name="ce653" office:value-type="string" calcext:value-type="string">
            <text:p>brn6A6Fbla050A</text:p>
          </table:table-cell>
          <table:table-cell table:style-name="ce653" office:value-type="string" calcext:value-type="string">
            <text:p>brn6A6Fbrn686D</text:p>
          </table:table-cell>
          <table:table-cell table:style-name="ce653" office:value-type="string" calcext:value-type="string">
            <text:p>whi0A0Fbl0106</text:p>
          </table:table-cell>
          <table:table-cell table:style-name="ce653" office:value-type="string" calcext:value-type="string">
            <text:p>whi0A0Fbl0308</text:p>
          </table:table-cell>
          <table:table-cell table:style-name="ce653" office:value-type="string" calcext:value-type="string">
            <text:p>whi0A0Fbla050A</text:p>
          </table:table-cell>
          <table:table-cell table:style-name="ce653" office:value-type="string" calcext:value-type="string">
            <text:p>whi0A0Fbrn686D</text:p>
          </table:table-cell>
          <table:table-cell table:style-name="ce653" office:value-type="string" calcext:value-type="string">
            <text:p>whi080Dbla0106</text:p>
          </table:table-cell>
          <table:table-cell table:style-name="ce653" office:value-type="string" calcext:value-type="string">
            <text:p>whi080Dbla0308</text:p>
          </table:table-cell>
          <table:table-cell table:style-name="ce653" office:value-type="string" calcext:value-type="string">
            <text:p>whi080Dbla050A</text:p>
          </table:table-cell>
          <table:table-cell table:style-name="ce653" office:value-type="string" calcext:value-type="string">
            <text:p>whi080Dbrn686D</text:p>
          </table:table-cell>
          <table:table-cell table:style-name="ce21" office:value-type="string" calcext:value-type="string">
            <text:p>sil1116bla0106</text:p>
          </table:table-cell>
          <table:table-cell table:style-name="ce21" office:value-type="string" calcext:value-type="string">
            <text:p>sil1116brn686D</text:p>
          </table:table-cell>
          <table:table-cell table:style-name="ce21" office:value-type="string" calcext:value-type="string">
            <text:p>sil1116pea7378</text:p>
          </table:table-cell>
          <table:table-cell table:style-name="ce21" office:value-type="string" calcext:value-type="string">
            <text:p>sil1116mar292E</text:p>
          </table:table-cell>
          <table:table-cell table:style-name="ce21" office:value-type="string" calcext:value-type="string">
            <text:p>sil1116pea595E</text:p>
          </table:table-cell>
          <table:table-cell table:style-name="ce21" office:value-type="string" calcext:value-type="string">
            <text:p>brn2126bla0106</text:p>
          </table:table-cell>
          <table:table-cell table:style-name="ce21" office:value-type="string" calcext:value-type="string">
            <text:p>brn2126rbn484D</text:p>
          </table:table-cell>
          <table:table-cell table:style-name="ce21" table:number-columns-repeated="16321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2"/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653" office:value-type="float" office:value="38" calcext:value-type="float">
            <text:p>38</text:p>
          </table:table-cell>
          <table:table-cell table:style-name="ce653" office:value-type="float" office:value="39" calcext:value-type="float">
            <text:p>39</text:p>
          </table:table-cell>
          <table:table-cell table:style-name="ce653" office:value-type="float" office:value="40" calcext:value-type="float">
            <text:p>40</text:p>
          </table:table-cell>
          <table:table-cell table:style-name="ce653" office:value-type="float" office:value="41" calcext:value-type="float">
            <text:p>41</text:p>
          </table:table-cell>
          <table:table-cell table:style-name="ce653" office:value-type="float" office:value="42" calcext:value-type="float">
            <text:p>42</text:p>
          </table:table-cell>
          <table:table-cell table:style-name="ce653" office:value-type="float" office:value="43" calcext:value-type="float">
            <text:p>43</text:p>
          </table:table-cell>
          <table:table-cell table:style-name="ce653" office:value-type="float" office:value="44" calcext:value-type="float">
            <text:p>44</text:p>
          </table:table-cell>
          <table:table-cell table:style-name="ce653" office:value-type="float" office:value="45" calcext:value-type="float">
            <text:p>45</text:p>
          </table:table-cell>
          <table:table-cell table:style-name="ce653" office:value-type="float" office:value="46" calcext:value-type="float">
            <text:p>46</text:p>
          </table:table-cell>
          <table:table-cell table:style-name="ce653" office:value-type="float" office:value="47" calcext:value-type="float">
            <text:p>47</text:p>
          </table:table-cell>
          <table:table-cell table:style-name="ce653" office:value-type="float" office:value="48" calcext:value-type="float">
            <text:p>48</text:p>
          </table:table-cell>
          <table:table-cell table:style-name="ce653" office:value-type="float" office:value="49" calcext:value-type="float">
            <text:p>49</text:p>
          </table:table-cell>
          <table:table-cell table:style-name="ce653" office:value-type="float" office:value="50" calcext:value-type="float">
            <text:p>50</text:p>
          </table:table-cell>
          <table:table-cell table:style-name="ce653" office:value-type="float" office:value="51" calcext:value-type="float">
            <text:p>51</text:p>
          </table:table-cell>
          <table:table-cell table:style-name="ce653" office:value-type="float" office:value="52" calcext:value-type="float">
            <text:p>52</text:p>
          </table:table-cell>
          <table:table-cell table:style-name="ce653" office:value-type="float" office:value="53" calcext:value-type="float">
            <text:p>53</text:p>
          </table:table-cell>
          <table:table-cell table:style-name="ce653" office:value-type="float" office:value="54" calcext:value-type="float">
            <text:p>54</text:p>
          </table:table-cell>
          <table:table-cell table:style-name="ce653" office:value-type="float" office:value="55" calcext:value-type="float">
            <text:p>55</text:p>
          </table:table-cell>
          <table:table-cell table:style-name="ce21" table:number-columns-repeated="16321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style-name="ce2"/>
          <table:table-cell table:number-columns-repeated="49" table:style-name="ce653" office:value-type="string" calcext:value-type="string">
            <text:p>yes</text:p>
          </table:table-cell>
          <table:table-cell table:number-columns-repeated="7" table:style-name="ce21" office:value-type="string" calcext:value-type="string">
            <text:p>yes</text:p>
          </table:table-cell>
          <table:table-cell table:style-name="ce21" table:number-columns-repeated="16321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2"/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56" office:value-type="string" calcext:value-type="string">
            <text:p>01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759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786" office:value-type="string" calcext:value-type="string">
            <text:p>B6</text:p>
          </table:table-cell>
          <table:table-cell table:style-name="ce918" office:value-type="string" calcext:value-type="string">
            <text:p>BB</text:p>
          </table:table-cell>
          <table:table-cell table:style-name="ce814" office:value-type="float" office:value="92" calcext:value-type="float">
            <text:p>92</text:p>
          </table:table-cell>
          <table:table-cell table:number-columns-repeated="2" table:style-name="ce798" office:value-type="float" office:value="29" calcext:value-type="float">
            <text:p>29</text:p>
          </table:table-cell>
          <table:table-cell table:style-name="ce660" office:value-type="string" calcext:value-type="string">
            <text:p>0E</text:p>
          </table:table-cell>
          <table:table-cell table:style-name="ce946" office:value-type="string" calcext:value-type="string">
            <text:p>CE</text:p>
          </table:table-cell>
          <table:table-cell table:style-name="ce923" office:value-type="string" calcext:value-type="string">
            <text:p>1C</text:p>
          </table:table-cell>
          <table:table-cell table:style-name="ce660" office:value-type="string" calcext:value-type="string">
            <text:p>0E</text:p>
          </table:table-cell>
          <table:table-cell table:style-name="ce786" office:value-type="string" calcext:value-type="string">
            <text:p>B6</text:p>
          </table:table-cell>
          <table:table-cell table:style-name="ce918" office:value-type="string" calcext:value-type="string">
            <text:p>BB</text:p>
          </table:table-cell>
          <table:table-cell table:style-name="ce814" office:value-type="float" office:value="92" calcext:value-type="float">
            <text:p>92</text:p>
          </table:table-cell>
          <table:table-cell table:style-name="ce946" office:value-type="string" calcext:value-type="string">
            <text:p>CE</text:p>
          </table:table-cell>
          <table:table-cell table:style-name="ce786" office:value-type="string" calcext:value-type="string">
            <text:p>B6</text:p>
          </table:table-cell>
          <table:table-cell table:style-name="ce918" office:value-type="string" calcext:value-type="string">
            <text:p>BB</text:p>
          </table:table-cell>
          <table:table-cell table:style-name="ce814" office:value-type="float" office:value="92" calcext:value-type="float">
            <text:p>92</text:p>
          </table:table-cell>
          <table:table-cell table:style-name="ce923" office:value-type="string" calcext:value-type="string">
            <text:p>1C</text:p>
          </table:table-cell>
          <table:table-cell table:style-name="ce946" office:value-type="string" calcext:value-type="string">
            <text:p>CE</text:p>
          </table:table-cell>
          <table:table-cell table:number-columns-repeated="6" table:style-name="ce918" office:value-type="string" calcext:value-type="string">
            <text:p>BB</text:p>
          </table:table-cell>
          <table:table-cell table:style-name="ce21" table:number-columns-repeated="16321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2"/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57" office:value-type="string" calcext:value-type="string">
            <text:p>02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787" office:value-type="string" calcext:value-type="string">
            <text:p>B7</text:p>
          </table:table-cell>
          <table:table-cell table:style-name="ce927" office:value-type="string" calcext:value-type="string">
            <text:p>BC</text:p>
          </table:table-cell>
          <table:table-cell table:style-name="ce815" office:value-type="float" office:value="93" calcext:value-type="float">
            <text:p>93</text:p>
          </table:table-cell>
          <table:table-cell table:number-columns-repeated="2" table:style-name="ce799" office:value-type="string" calcext:value-type="string">
            <text:p>2A</text:p>
          </table:table-cell>
          <table:table-cell table:style-name="ce661" office:value-type="string" calcext:value-type="string">
            <text:p>0F</text:p>
          </table:table-cell>
          <table:table-cell table:style-name="ce956" office:value-type="string" calcext:value-type="string">
            <text:p>CF</text:p>
          </table:table-cell>
          <table:table-cell table:style-name="ce932" office:value-type="string" calcext:value-type="string">
            <text:p>1D</text:p>
          </table:table-cell>
          <table:table-cell table:style-name="ce661" office:value-type="string" calcext:value-type="string">
            <text:p>0F</text:p>
          </table:table-cell>
          <table:table-cell table:style-name="ce787" office:value-type="string" calcext:value-type="string">
            <text:p>B7</text:p>
          </table:table-cell>
          <table:table-cell table:style-name="ce927" office:value-type="string" calcext:value-type="string">
            <text:p>BC</text:p>
          </table:table-cell>
          <table:table-cell table:style-name="ce815" office:value-type="float" office:value="93" calcext:value-type="float">
            <text:p>93</text:p>
          </table:table-cell>
          <table:table-cell table:style-name="ce956" office:value-type="string" calcext:value-type="string">
            <text:p>CF</text:p>
          </table:table-cell>
          <table:table-cell table:style-name="ce787" office:value-type="string" calcext:value-type="string">
            <text:p>B7</text:p>
          </table:table-cell>
          <table:table-cell table:style-name="ce927" office:value-type="string" calcext:value-type="string">
            <text:p>BC</text:p>
          </table:table-cell>
          <table:table-cell table:style-name="ce815" office:value-type="float" office:value="93" calcext:value-type="float">
            <text:p>93</text:p>
          </table:table-cell>
          <table:table-cell table:style-name="ce932" office:value-type="string" calcext:value-type="string">
            <text:p>1D</text:p>
          </table:table-cell>
          <table:table-cell table:style-name="ce956" office:value-type="string" calcext:value-type="string">
            <text:p>CF</text:p>
          </table:table-cell>
          <table:table-cell table:number-columns-repeated="6" table:style-name="ce927" office:value-type="string" calcext:value-type="string">
            <text:p>BC</text:p>
          </table:table-cell>
          <table:table-cell table:style-name="ce21" table:number-columns-repeated="16321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2"/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58" office:value-type="string" calcext:value-type="string">
            <text:p>03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style-name="ce673" office:value-type="float" office:value="20" calcext:value-type="float">
            <text:p>20</text:p>
          </table:table-cell>
          <table:table-cell table:number-columns-repeated="4" table:style-name="ce689" office:value-type="float" office:value="68" calcext:value-type="float">
            <text:p>68</text:p>
          </table:table-cell>
          <table:table-cell table:number-columns-repeated="4" table:style-name="ce690" office:value-type="string" calcext:value-type="string">
            <text:p>6A</text:p>
          </table:table-cell>
          <table:table-cell table:number-columns-repeated="4" table:style-name="ce656" office:value-type="string" calcext:value-type="string">
            <text:p>0A</text:p>
          </table:table-cell>
          <table:table-cell table:number-columns-repeated="4" table:style-name="ce654" office:value-type="string" calcext:value-type="string">
            <text:p>08</text:p>
          </table:table-cell>
          <table:table-cell table:number-columns-repeated="5" table:style-name="ce665" office:value-type="float" office:value="11" calcext:value-type="float">
            <text:p>11</text:p>
          </table:table-cell>
          <table:table-cell table:number-columns-repeated="2" table:style-name="ce674" office:value-type="float" office:value="21" calcext:value-type="float">
            <text:p>21</text:p>
          </table:table-cell>
          <table:table-cell table:style-name="ce21" table:number-columns-repeated="16321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2"/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59" office:value-type="string" calcext:value-type="string">
            <text:p>04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654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style-name="ce674" office:value-type="float" office:value="21" calcext:value-type="float">
            <text:p>21</text:p>
          </table:table-cell>
          <table:table-cell table:number-columns-repeated="4" table:style-name="ce681" office:value-type="float" office:value="69" calcext:value-type="float">
            <text:p>69</text:p>
          </table:table-cell>
          <table:table-cell table:number-columns-repeated="4" table:style-name="ce691" office:value-type="string" calcext:value-type="string">
            <text:p>6B</text:p>
          </table:table-cell>
          <table:table-cell table:number-columns-repeated="4" table:style-name="ce657" office:value-type="string" calcext:value-type="string">
            <text:p>0B</text:p>
          </table:table-cell>
          <table:table-cell table:number-columns-repeated="4" table:style-name="ce655" office:value-type="string" calcext:value-type="string">
            <text:p>09</text:p>
          </table:table-cell>
          <table:table-cell table:number-columns-repeated="5" table:style-name="ce666" office:value-type="float" office:value="12" calcext:value-type="float">
            <text:p>12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21" table:number-columns-repeated="16321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2"/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60" office:value-type="string" calcext:value-type="string">
            <text:p>05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759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759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675" office:value-type="float" office:value="22" calcext:value-type="float">
            <text:p>22</text:p>
          </table:table-cell>
          <table:table-cell table:number-columns-repeated="4" table:style-name="ce690" office:value-type="string" calcext:value-type="string">
            <text:p>6A</text:p>
          </table:table-cell>
          <table:table-cell table:number-columns-repeated="4" table:style-name="ce692" office:value-type="string" calcext:value-type="string">
            <text:p>6C</text:p>
          </table:table-cell>
          <table:table-cell table:number-columns-repeated="4" table:style-name="ce658" office:value-type="string" calcext:value-type="string">
            <text:p>0C</text:p>
          </table:table-cell>
          <table:table-cell table:number-columns-repeated="4" table:style-name="ce656" office:value-type="string" calcext:value-type="string">
            <text:p>0A</text:p>
          </table:table-cell>
          <table:table-cell table:number-columns-repeated="5" table:style-name="ce667" office:value-type="float" office:value="13" calcext:value-type="float">
            <text:p>13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21" table:number-columns-repeated="16321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2"/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61" office:value-type="string" calcext:value-type="string">
            <text:p>06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676" office:value-type="float" office:value="23" calcext:value-type="float">
            <text:p>23</text:p>
          </table:table-cell>
          <table:table-cell table:number-columns-repeated="4" table:style-name="ce691" office:value-type="string" calcext:value-type="string">
            <text:p>6B</text:p>
          </table:table-cell>
          <table:table-cell table:number-columns-repeated="4" table:style-name="ce693" office:value-type="string" calcext:value-type="string">
            <text:p>6D</text:p>
          </table:table-cell>
          <table:table-cell table:number-columns-repeated="4" table:style-name="ce659" office:value-type="string" calcext:value-type="string">
            <text:p>0D</text:p>
          </table:table-cell>
          <table:table-cell table:number-columns-repeated="4" table:style-name="ce657" office:value-type="string" calcext:value-type="string">
            <text:p>0B</text:p>
          </table:table-cell>
          <table:table-cell table:number-columns-repeated="5" table:style-name="ce668" office:value-type="float" office:value="14" calcext:value-type="float">
            <text:p>14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21" table:number-columns-repeated="16321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2"/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62" office:value-type="string" calcext:value-type="string">
            <text:p>07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677" office:value-type="float" office:value="24" calcext:value-type="float">
            <text:p>24</text:p>
          </table:table-cell>
          <table:table-cell table:number-columns-repeated="4" table:style-name="ce692" office:value-type="string" calcext:value-type="string">
            <text:p>6C</text:p>
          </table:table-cell>
          <table:table-cell table:number-columns-repeated="4" table:style-name="ce694" office:value-type="string" calcext:value-type="string">
            <text:p>6E</text:p>
          </table:table-cell>
          <table:table-cell table:number-columns-repeated="4" table:style-name="ce660" office:value-type="string" calcext:value-type="string">
            <text:p>0E</text:p>
          </table:table-cell>
          <table:table-cell table:number-columns-repeated="4" table:style-name="ce658" office:value-type="string" calcext:value-type="string">
            <text:p>0C</text:p>
          </table:table-cell>
          <table:table-cell table:number-columns-repeated="5" table:style-name="ce669" office:value-type="float" office:value="15" calcext:value-type="float">
            <text:p>15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21" table:number-columns-repeated="16321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2"/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654" office:value-type="string" calcext:value-type="string">
            <text:p>08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654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654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style-name="ce678" office:value-type="float" office:value="25" calcext:value-type="float">
            <text:p>25</text:p>
          </table:table-cell>
          <table:table-cell table:number-columns-repeated="4" table:style-name="ce693" office:value-type="string" calcext:value-type="string">
            <text:p>6D</text:p>
          </table:table-cell>
          <table:table-cell table:number-columns-repeated="4" table:style-name="ce695" office:value-type="string" calcext:value-type="string">
            <text:p>6F</text:p>
          </table:table-cell>
          <table:table-cell table:number-columns-repeated="4" table:style-name="ce661" office:value-type="string" calcext:value-type="string">
            <text:p>0F</text:p>
          </table:table-cell>
          <table:table-cell table:number-columns-repeated="4" table:style-name="ce659" office:value-type="string" calcext:value-type="string">
            <text:p>0D</text:p>
          </table:table-cell>
          <table:table-cell table:number-columns-repeated="5" table:style-name="ce670" office:value-type="float" office:value="16" calcext:value-type="float">
            <text:p>16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21" table:number-columns-repeated="16321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2"/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847" office:value-type="float" office:value="63" calcext:value-type="float">
            <text:p>63</text:p>
          </table:table-cell>
          <table:table-cell table:style-name="ce899" office:value-type="float" office:value="89" calcext:value-type="float">
            <text:p>89</text:p>
          </table:table-cell>
          <table:table-cell table:style-name="ce767" office:value-type="float" office:value="40" calcext:value-type="float">
            <text:p>40</text:p>
          </table:table-cell>
          <table:table-cell table:number-columns-repeated="2" table:style-name="ce746" office:value-type="string" calcext:value-type="string">
            <text:p>9F</text:p>
          </table:table-cell>
          <table:table-cell table:style-name="ce803" office:value-type="string" calcext:value-type="string">
            <text:p>2E</text:p>
          </table:table-cell>
          <table:table-cell table:style-name="ce784" office:value-type="string" calcext:value-type="string">
            <text:p>B3</text:p>
          </table:table-cell>
          <table:table-cell table:style-name="ce935" office:value-type="string" calcext:value-type="string">
            <text:p>AD</text:p>
          </table:table-cell>
          <table:table-cell table:style-name="ce767" office:value-type="float" office:value="40" calcext:value-type="float">
            <text:p>40</text:p>
          </table:table-cell>
          <table:table-cell table:style-name="ce899" office:value-type="float" office:value="89" calcext:value-type="float">
            <text:p>89</text:p>
          </table:table-cell>
          <table:table-cell table:style-name="ce746" office:value-type="string" calcext:value-type="string">
            <text:p>9F</text:p>
          </table:table-cell>
          <table:table-cell table:style-name="ce847" office:value-type="float" office:value="63" calcext:value-type="float">
            <text:p>63</text:p>
          </table:table-cell>
          <table:table-cell table:style-name="ce803" office:value-type="string" calcext:value-type="string">
            <text:p>2E</text:p>
          </table:table-cell>
          <table:table-cell table:style-name="ce899" office:value-type="float" office:value="89" calcext:value-type="float">
            <text:p>89</text:p>
          </table:table-cell>
          <table:table-cell table:style-name="ce746" office:value-type="string" calcext:value-type="string">
            <text:p>9F</text:p>
          </table:table-cell>
          <table:table-cell table:style-name="ce847" office:value-type="float" office:value="63" calcext:value-type="float">
            <text:p>63</text:p>
          </table:table-cell>
          <table:table-cell table:style-name="ce784" office:value-type="string" calcext:value-type="string">
            <text:p>B3</text:p>
          </table:table-cell>
          <table:table-cell table:style-name="ce935" office:value-type="string" calcext:value-type="string">
            <text:p>AD</text:p>
          </table:table-cell>
          <table:table-cell table:number-columns-repeated="6" table:style-name="ce746" office:value-type="string" calcext:value-type="string">
            <text:p>9F</text:p>
          </table:table-cell>
          <table:table-cell table:style-name="ce21" table:number-columns-repeated="16321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2"/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855" office:value-type="float" office:value="64" calcext:value-type="float">
            <text:p>64</text:p>
          </table:table-cell>
          <table:table-cell table:style-name="ce908" office:value-type="string" calcext:value-type="string">
            <text:p>8A</text:p>
          </table:table-cell>
          <table:table-cell table:style-name="ce768" office:value-type="float" office:value="41" calcext:value-type="float">
            <text:p>41</text:p>
          </table:table-cell>
          <table:table-cell table:number-columns-repeated="2" table:style-name="ce747" office:value-type="string" calcext:value-type="string">
            <text:p>A0</text:p>
          </table:table-cell>
          <table:table-cell table:style-name="ce804" office:value-type="string" calcext:value-type="string">
            <text:p>2F</text:p>
          </table:table-cell>
          <table:table-cell table:style-name="ce785" office:value-type="string" calcext:value-type="string">
            <text:p>B4</text:p>
          </table:table-cell>
          <table:table-cell table:style-name="ce944" office:value-type="string" calcext:value-type="string">
            <text:p>AE</text:p>
          </table:table-cell>
          <table:table-cell table:style-name="ce768" office:value-type="float" office:value="41" calcext:value-type="float">
            <text:p>41</text:p>
          </table:table-cell>
          <table:table-cell table:style-name="ce908" office:value-type="string" calcext:value-type="string">
            <text:p>8A</text:p>
          </table:table-cell>
          <table:table-cell table:style-name="ce747" office:value-type="string" calcext:value-type="string">
            <text:p>A0</text:p>
          </table:table-cell>
          <table:table-cell table:style-name="ce855" office:value-type="float" office:value="64" calcext:value-type="float">
            <text:p>64</text:p>
          </table:table-cell>
          <table:table-cell table:style-name="ce804" office:value-type="string" calcext:value-type="string">
            <text:p>2F</text:p>
          </table:table-cell>
          <table:table-cell table:style-name="ce908" office:value-type="string" calcext:value-type="string">
            <text:p>8A</text:p>
          </table:table-cell>
          <table:table-cell table:style-name="ce747" office:value-type="string" calcext:value-type="string">
            <text:p>A0</text:p>
          </table:table-cell>
          <table:table-cell table:style-name="ce855" office:value-type="float" office:value="64" calcext:value-type="float">
            <text:p>64</text:p>
          </table:table-cell>
          <table:table-cell table:style-name="ce785" office:value-type="string" calcext:value-type="string">
            <text:p>B4</text:p>
          </table:table-cell>
          <table:table-cell table:style-name="ce944" office:value-type="string" calcext:value-type="string">
            <text:p>AE</text:p>
          </table:table-cell>
          <table:table-cell table:number-columns-repeated="6" table:style-name="ce747" office:value-type="string" calcext:value-type="string">
            <text:p>A0</text:p>
          </table:table-cell>
          <table:table-cell table:style-name="ce21" table:number-columns-repeated="16321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2"/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number-columns-repeated="2"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812" office:value-type="float" office:value="90" calcext:value-type="float">
            <text:p>90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689" office:value-type="float" office:value="68" calcext:value-type="float">
            <text:p>6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689" office:value-type="float" office:value="68" calcext:value-type="float">
            <text:p>6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689" office:value-type="float" office:value="68" calcext:value-type="float">
            <text:p>68</text:p>
          </table:table-cell>
          <table:table-cell table:style-name="ce756" office:value-type="string" calcext:value-type="string">
            <text:p>01</text:p>
          </table:table-cell>
          <table:table-cell table:style-name="ce689" office:value-type="float" office:value="68" calcext:value-type="float">
            <text:p>68</text:p>
          </table:table-cell>
          <table:table-cell table:style-name="ce713" office:value-type="float" office:value="73" calcext:value-type="float">
            <text:p>73</text:p>
          </table:table-cell>
          <table:table-cell table:style-name="ce798" office:value-type="float" office:value="29" calcext:value-type="float">
            <text:p>29</text:p>
          </table:table-cell>
          <table:table-cell table:style-name="ce705" office:value-type="float" office:value="59" calcext:value-type="float">
            <text:p>59</text:p>
          </table:table-cell>
          <table:table-cell table:style-name="ce756" office:value-type="string" calcext:value-type="string">
            <text:p>01</text:p>
          </table:table-cell>
          <table:table-cell table:style-name="ce773" office:value-type="float" office:value="48" calcext:value-type="float">
            <text:p>48</text:p>
          </table:table-cell>
          <table:table-cell table:style-name="ce21" table:number-columns-repeated="16321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2"/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number-columns-repeated="2"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813" office:value-type="float" office:value="91" calcext:value-type="float">
            <text:p>91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81" office:value-type="float" office:value="69" calcext:value-type="float">
            <text:p>6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81" office:value-type="float" office:value="69" calcext:value-type="float">
            <text:p>6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81" office:value-type="float" office:value="69" calcext:value-type="float">
            <text:p>69</text:p>
          </table:table-cell>
          <table:table-cell table:style-name="ce757" office:value-type="string" calcext:value-type="string">
            <text:p>02</text:p>
          </table:table-cell>
          <table:table-cell table:style-name="ce681" office:value-type="float" office:value="69" calcext:value-type="float">
            <text:p>69</text:p>
          </table:table-cell>
          <table:table-cell table:style-name="ce714" office:value-type="float" office:value="74" calcext:value-type="float">
            <text:p>74</text:p>
          </table:table-cell>
          <table:table-cell table:style-name="ce799" office:value-type="string" calcext:value-type="string">
            <text:p>2A</text:p>
          </table:table-cell>
          <table:table-cell table:style-name="ce706" office:value-type="string" calcext:value-type="string">
            <text:p>5A</text:p>
          </table:table-cell>
          <table:table-cell table:style-name="ce757" office:value-type="string" calcext:value-type="string">
            <text:p>02</text:p>
          </table:table-cell>
          <table:table-cell table:style-name="ce774" office:value-type="float" office:value="49" calcext:value-type="float">
            <text:p>49</text:p>
          </table:table-cell>
          <table:table-cell table:style-name="ce21" table:number-columns-repeated="16321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2"/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number-columns-repeated="2"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814" office:value-type="float" office:value="92" calcext:value-type="float">
            <text:p>92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90" office:value-type="string" calcext:value-type="string">
            <text:p>6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90" office:value-type="string" calcext:value-type="string">
            <text:p>6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90" office:value-type="string" calcext:value-type="string">
            <text:p>6A</text:p>
          </table:table-cell>
          <table:table-cell table:style-name="ce758" office:value-type="string" calcext:value-type="string">
            <text:p>03</text:p>
          </table:table-cell>
          <table:table-cell table:style-name="ce690" office:value-type="string" calcext:value-type="string">
            <text:p>6A</text:p>
          </table:table-cell>
          <table:table-cell table:style-name="ce715" office:value-type="float" office:value="75" calcext:value-type="float">
            <text:p>75</text:p>
          </table:table-cell>
          <table:table-cell table:style-name="ce800" office:value-type="string" calcext:value-type="string">
            <text:p>2B</text:p>
          </table:table-cell>
          <table:table-cell table:style-name="ce707" office:value-type="string" calcext:value-type="string">
            <text:p>5B</text:p>
          </table:table-cell>
          <table:table-cell table:style-name="ce758" office:value-type="string" calcext:value-type="string">
            <text:p>03</text:p>
          </table:table-cell>
          <table:table-cell table:style-name="ce775" office:value-type="string" calcext:value-type="string">
            <text:p>4A</text:p>
          </table:table-cell>
          <table:table-cell table:style-name="ce21" table:number-columns-repeated="16321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2"/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number-columns-repeated="2"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815" office:value-type="float" office:value="93" calcext:value-type="float">
            <text:p>93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91" office:value-type="string" calcext:value-type="string">
            <text:p>6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91" office:value-type="string" calcext:value-type="string">
            <text:p>6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91" office:value-type="string" calcext:value-type="string">
            <text:p>6B</text:p>
          </table:table-cell>
          <table:table-cell table:style-name="ce759" office:value-type="string" calcext:value-type="string">
            <text:p>04</text:p>
          </table:table-cell>
          <table:table-cell table:style-name="ce691" office:value-type="string" calcext:value-type="string">
            <text:p>6B</text:p>
          </table:table-cell>
          <table:table-cell table:style-name="ce723" office:value-type="float" office:value="76" calcext:value-type="float">
            <text:p>76</text:p>
          </table:table-cell>
          <table:table-cell table:style-name="ce801" office:value-type="string" calcext:value-type="string">
            <text:p>2C</text:p>
          </table:table-cell>
          <table:table-cell table:style-name="ce708" office:value-type="string" calcext:value-type="string">
            <text:p>5C</text:p>
          </table:table-cell>
          <table:table-cell table:style-name="ce759" office:value-type="string" calcext:value-type="string">
            <text:p>04</text:p>
          </table:table-cell>
          <table:table-cell table:style-name="ce776" office:value-type="string" calcext:value-type="string">
            <text:p>4B</text:p>
          </table:table-cell>
          <table:table-cell table:style-name="ce21" table:number-columns-repeated="16321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2"/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number-columns-repeated="2"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856" office:value-type="float" office:value="94" calcext:value-type="float">
            <text:p>94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92" office:value-type="string" calcext:value-type="string">
            <text:p>6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92" office:value-type="string" calcext:value-type="string">
            <text:p>6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92" office:value-type="string" calcext:value-type="string">
            <text:p>6C</text:p>
          </table:table-cell>
          <table:table-cell table:style-name="ce760" office:value-type="string" calcext:value-type="string">
            <text:p>05</text:p>
          </table:table-cell>
          <table:table-cell table:style-name="ce692" office:value-type="string" calcext:value-type="string">
            <text:p>6C</text:p>
          </table:table-cell>
          <table:table-cell table:style-name="ce724" office:value-type="float" office:value="77" calcext:value-type="float">
            <text:p>77</text:p>
          </table:table-cell>
          <table:table-cell table:style-name="ce802" office:value-type="string" calcext:value-type="string">
            <text:p>2D</text:p>
          </table:table-cell>
          <table:table-cell table:style-name="ce709" office:value-type="string" calcext:value-type="string">
            <text:p>5D</text:p>
          </table:table-cell>
          <table:table-cell table:style-name="ce760" office:value-type="string" calcext:value-type="string">
            <text:p>05</text:p>
          </table:table-cell>
          <table:table-cell table:style-name="ce777" office:value-type="string" calcext:value-type="string">
            <text:p>4C</text:p>
          </table:table-cell>
          <table:table-cell table:style-name="ce21" table:number-columns-repeated="16321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2"/>
          <table:table-cell table:style-name="ce662"/>
          <table:table-cell table:style-name="ce672" table:number-columns-repeated="2"/>
          <table:table-cell table:style-name="ce662"/>
          <table:table-cell table:style-name="ce672"/>
          <table:table-cell table:style-name="ce662"/>
          <table:table-cell table:style-name="ce672"/>
          <table:table-cell table:style-name="ce662" table:number-columns-repeated="4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number-columns-repeated="2"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865" office:value-type="float" office:value="95" calcext:value-type="float">
            <text:p>95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93" office:value-type="string" calcext:value-type="string">
            <text:p>6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93" office:value-type="string" calcext:value-type="string">
            <text:p>6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93" office:value-type="string" calcext:value-type="string">
            <text:p>6D</text:p>
          </table:table-cell>
          <table:table-cell table:style-name="ce761" office:value-type="string" calcext:value-type="string">
            <text:p>06</text:p>
          </table:table-cell>
          <table:table-cell table:style-name="ce693" office:value-type="string" calcext:value-type="string">
            <text:p>6D</text:p>
          </table:table-cell>
          <table:table-cell table:style-name="ce725" office:value-type="float" office:value="78" calcext:value-type="float">
            <text:p>78</text:p>
          </table:table-cell>
          <table:table-cell table:style-name="ce803" office:value-type="string" calcext:value-type="string">
            <text:p>2E</text:p>
          </table:table-cell>
          <table:table-cell table:style-name="ce710" office:value-type="string" calcext:value-type="string">
            <text:p>5E</text:p>
          </table:table-cell>
          <table:table-cell table:style-name="ce761" office:value-type="string" calcext:value-type="string">
            <text:p>06</text:p>
          </table:table-cell>
          <table:table-cell table:style-name="ce781" office:value-type="string" calcext:value-type="string">
            <text:p>4D</text:p>
          </table:table-cell>
          <table:table-cell table:style-name="ce21" table:number-columns-repeated="16321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bank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convini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dense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2" table:style-name="ce181" office:value-type="float" office:value="1" calcext:value-type="float">
            <text:p>1</text:p>
          </table:table-cell>
          <table:table-cell table:style-name="ce182" office:value-type="float" office:value="1" calcext:value-type="float">
            <text:p>1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0" table:style-name="ce181" office:value-type="float" office:value="0" calcext:value-type="float">
            <text:p>0</text:p>
          </table:table-cell>
          <table:table-cell table:number-columns-repeated="6" table:style-name="ce181" office:value-type="float" office:value="1" calcext:value-type="float">
            <text:p>1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dense_wooden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enterprise_tower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farm_new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fire_station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fuku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harada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haseg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hashimoto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hayashi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old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old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insuran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ishida_commercial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ishii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kanek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ko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kuroi_tower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landmark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large_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large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long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long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matsuo</text:p>
          </table:table-cell>
          <table:table-cell table:style-name="ce2" office:value-type="string" calcext:value-type="string">
            <text:p>ne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matsuo</text:p>
          </table:table-cell>
          <table:table-cell table:style-name="ce2" office:value-type="string" calcext:value-type="string">
            <text:p>ol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mitsui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miyazak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miyazak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modern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moj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4" table:style-name="ce181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2" table:style-name="ce181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4" table:style-name="ce181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mori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mori</text:p>
          </table:table-cell>
          <table:table-cell table:style-name="ce2" office:value-type="string" calcext:value-type="string">
            <text:p>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multimedia_offices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murakam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murakami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naga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naga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naganu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naganu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nagoya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nakamura</text:p>
          </table:table-cell>
          <table:table-cell table:style-name="ce2" office:value-type="string" calcext:value-type="string">
            <text:p>new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nakamura</text:p>
          </table:table-cell>
          <table:table-cell table:style-name="ce2" office:value-type="string" calcext:value-type="string">
            <text:p>ol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nakasat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nakasato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nakaya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nakaya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nishikawa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nishikawa</text:p>
          </table:table-cell>
          <table:table-cell table:style-name="ce2" office:value-type="string" calcext:value-type="string">
            <text:p>ol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obuilding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okada_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old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old_office_building</text:p>
          </table:table-cell>
          <table:table-cell office:value-type="string" calcext:value-type="string">
            <text:p>old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old_villa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onse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osaka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o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pachinko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pago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petrol_station_large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petrol_station_old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petrol_station_small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police_statio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sato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shib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shibuyat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shiro</text:p>
          </table:table-cell>
          <table:table-cell office:value-type="string" calcext:value-type="string">
            <text:p>p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5" table:style-name="ce181" office:value-type="float" office:value="0" calcext:value-type="float">
            <text:p>0</text:p>
          </table:table-cell>
          <table:table-cell table:number-columns-repeated="4" table:style-name="ce181" office:value-type="float" office:value="1" calcext:value-type="float">
            <text:p>1</text:p>
          </table:table-cell>
          <table:table-cell table:number-columns-repeated="7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3" office:value-type="string" calcext:value-type="string">
            <text:p>shiro</text:p>
          </table:table-cell>
          <table:table-cell office:value-type="string" calcext:value-type="string">
            <text:p>q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5" table:style-name="ce181" office:value-type="float" office:value="0" calcext:value-type="float">
            <text:p>0</text:p>
          </table:table-cell>
          <table:table-cell table:number-columns-repeated="4" table:style-name="ce181" office:value-type="float" office:value="1" calcext:value-type="float">
            <text:p>1</text:p>
          </table:table-cell>
          <table:table-cell table:number-columns-repeated="7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3" office:value-type="string" calcext:value-type="string">
            <text:p>shiro</text:p>
          </table:table-cell>
          <table:table-cell office:value-type="string" calcext:value-type="string">
            <text:p>r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10" table:style-name="ce181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2" table:style-name="ce181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shiro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shirokiy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2" table:style-name="ce182" office:value-type="float" office:value="0" calcext:value-type="float">
            <text:p>0</text:p>
          </table:table-cell>
          <table:table-cell table:style-name="ce182" office:value-type="float" office:value="1" calcext:value-type="float">
            <text:p>1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4" table:style-name="ce181" office:value-type="float" office:value="0" calcext:value-type="float">
            <text:p>0</text:p>
          </table:table-cell>
          <table:table-cell table:number-columns-repeated="4" table:style-name="ce181" office:value-type="float" office:value="1" calcext:value-type="float">
            <text:p>1</text:p>
          </table:table-cell>
          <table:table-cell table:number-columns-repeated="7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shops_small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shotenga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0" calcext:value-type="float">
            <text:p>0</text:p>
          </table:table-cell>
          <table:table-cell table:style-name="ce182" office:value-type="float" office:value="1" calcext:value-type="float">
            <text:p>1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shrin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shrine_prohibition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stadium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sugiyama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suzu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tak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takag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takemaru_shopping_centre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tanaguch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tanak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t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templ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tetsu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three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tok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tokyo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tokyo_tower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townhouses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toyoko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triple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tsuno_building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tsuzumi_electronics_centr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twin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two_small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two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ueda_office_block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x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yam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yamada_electronics_centr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yamaguchi_offic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yamashiro_office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yamashita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yanag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ya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y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yoshinoya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yoshinoya_sushi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16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yoshizaw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style-name="ce181" office:value-type="float" office:value="0" calcext:value-type="float">
            <text:p>0</text:p>
          </table:table-cell>
          <table:table-cell table:number-columns-repeated="3" table:style-name="ce182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9" table:style-name="ce181" office:value-type="float" office:value="0" calcext:value-type="float">
            <text:p>0</text:p>
          </table:table-cell>
          <table:table-cell table:number-columns-repeated="5" table:style-name="ce181" office:value-type="float" office:value="1" calcext:value-type="float">
            <text:p>1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16321"/>
        </table:table-row>
        <table:table-row table:style-name="ro1">
          <table:table-cell table:style-name="ce42" office:value-type="string" calcext:value-type="string">
            <text:p>yoshizawa</text:p>
          </table:table-cell>
          <table:table-cell office:value-type="string" calcext:value-type="string">
            <text:p>o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0" calcext:value-type="float">
            <text:p>0</text:p>
          </table:table-cell>
          <table:table-cell table:style-name="ce182" office:value-type="float" office:value="1" calcext:value-type="float">
            <text:p>1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  <table:table-cell table:number-columns-repeated="15" table:style-name="ce181" office:value-type="float" office:value="0" calcext:value-type="float">
            <text:p>0</text:p>
          </table:table-cell>
          <table:table-cell table:number-columns-repeated="16321"/>
        </table:table-row>
        <table:table-row table:style-name="ro1">
          <table:table-cell table:number-columns-repeated="37"/>
          <table:table-cell table:style-name="ce191" table:number-columns-repeated="2"/>
          <table:table-cell table:number-columns-repeated="16340"/>
        </table:table-row>
        <table:table-row table:style-name="ro1" table:number-rows-repeated="1048426">
          <table:table-cell table:number-columns-repeated="16379"/>
        </table:table-row>
        <table:table-row table:style-name="ro1">
          <table:table-cell table:number-columns-repeated="16379"/>
        </table:table-row>
        <calcext:conditional-formats>
          <calcext:conditional-format calcext:target-range-address="colours.P21:colours.Q101 colours.AI150:colours.XFD1048576 colours.R20:colours.AH101 colours.AN149:colours.XFD149 colours.AI149:colours.AK149 colours.AQ20:colours.XFD148 colours.AN104:colours.AN148 colours.AH104:colours.AH1048576 colours.B87:colours.O87 colours.A149:colours.AG1048576 colours.B102:colours.AH103 colours.AK20:colours.AN103 colours.AK104:colours.AM148 colours.C20:colours.O86 colours.B101:colours.O101 colours.C88:colours.O100 colours.C104:colours.AG147 colours.A20:colours.A52 colours.B148:colours.AG148">
            <calcext:condition calcext:apply-style-name="ConditionalStyle_10" calcext:value="&gt;0" calcext:base-cell-address="colours.A20"/>
          </calcext:conditional-format>
          <calcext:conditional-format calcext:target-range-address="colours.P20:colours.Q20">
            <calcext:condition calcext:apply-style-name="ConditionalStyle_10" calcext:value="&gt;0" calcext:base-cell-address="colours.P20"/>
          </calcext:conditional-format>
          <calcext:conditional-format calcext:target-range-address="colours.AL149:colours.AM149 colours.AM105:colours.AN148 colours.AL104:colours.AL149 colours.AN104:colours.AN104 colours.AL21:colours.AN103 colours.AM104:colours.AM104">
            <calcext:condition calcext:apply-style-name="ConditionalStyle_10" calcext:value="&gt;0" calcext:base-cell-address="colours.AL21"/>
          </calcext:conditional-format>
          <calcext:conditional-format calcext:target-range-address="colours.AJ104:colours.AJ148 colours.AP104:colours.AP148 colours.AI20:colours.AJ103 colours.AI104:colours.AI148 colours.AO20:colours.AP103 colours.AO104:colours.AO148">
            <calcext:condition calcext:apply-style-name="ConditionalStyle_10" calcext:value="&gt;0" calcext:base-cell-address="colours.AI20"/>
          </calcext:conditional-format>
          <calcext:conditional-format calcext:target-range-address="colours.A53:colours.A148">
            <calcext:condition calcext:apply-style-name="ConditionalStyle_10" calcext:value="&gt;0" calcext:base-cell-address="colours.A53"/>
          </calcext:conditional-format>
        </calcext:conditional-formats>
      </table:table>
      <table:table table:name="recolour" table:style-name="ta3">
        <office:forms form:automatic-focus="false" form:apply-design-mode="false"/>
        <table:table-column table:style-name="co21" table:number-columns-repeated="34" table:default-cell-style-name="Default"/>
        <table:table-column table:style-name="co21" table:default-cell-style-name="ce201"/>
        <table:table-column table:style-name="co21" table:default-cell-style-name="ce2"/>
        <table:table-column table:style-name="co21" table:number-columns-repeated="19" table:default-cell-style-name="Default"/>
        <table:table-row table:style-name="ro1">
          <table:table-cell/>
          <table:table-cell table:style-name="ce653" office:value-type="string" calcext:value-type="string">
            <text:p>white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brn2025bla0106</text:p>
          </table:table-cell>
          <table:table-cell table:style-name="ce653" office:value-type="string" calcext:value-type="string">
            <text:p>brn686Dbla0106</text:p>
          </table:table-cell>
          <table:table-cell table:style-name="ce653" office:value-type="string" calcext:value-type="string">
            <text:p>brn686Dbla0308</text:p>
          </table:table-cell>
          <table:table-cell table:style-name="ce653" office:value-type="string" calcext:value-type="string">
            <text:p>brn686Dgry050A</text:p>
          </table:table-cell>
          <table:table-cell table:style-name="ce653" office:value-type="string" calcext:value-type="string">
            <text:p>brn6A6Fbla0106</text:p>
          </table:table-cell>
          <table:table-cell table:style-name="ce653" office:value-type="string" calcext:value-type="string">
            <text:p>brn6A6Fbla0308</text:p>
          </table:table-cell>
          <table:table-cell table:style-name="ce653" office:value-type="string" calcext:value-type="string">
            <text:p>brn6A6Fbla050A</text:p>
          </table:table-cell>
          <table:table-cell table:style-name="ce653" office:value-type="string" calcext:value-type="string">
            <text:p>brn6A6Fbrn686D</text:p>
          </table:table-cell>
          <table:table-cell table:style-name="ce653" office:value-type="string" calcext:value-type="string">
            <text:p>whi0A0Fbl0106</text:p>
          </table:table-cell>
          <table:table-cell table:style-name="ce653" office:value-type="string" calcext:value-type="string">
            <text:p>whi0A0Fbl0308</text:p>
          </table:table-cell>
          <table:table-cell table:style-name="ce653" office:value-type="string" calcext:value-type="string">
            <text:p>whi0A0Fbla050A</text:p>
          </table:table-cell>
          <table:table-cell table:style-name="ce653" office:value-type="string" calcext:value-type="string">
            <text:p>whi0A0Fbrn686D</text:p>
          </table:table-cell>
          <table:table-cell table:style-name="ce653" office:value-type="string" calcext:value-type="string">
            <text:p>whi080Dbla0106</text:p>
          </table:table-cell>
          <table:table-cell table:style-name="ce653" office:value-type="string" calcext:value-type="string">
            <text:p>whi080Dbla0308</text:p>
          </table:table-cell>
          <table:table-cell table:style-name="ce653" office:value-type="string" calcext:value-type="string">
            <text:p>whi080Dbla050A</text:p>
          </table:table-cell>
          <table:table-cell table:style-name="ce653" office:value-type="string" calcext:value-type="string">
            <text:p>whi080Dbrn686D</text:p>
          </table:table-cell>
          <table:table-cell table:style-name="ce24" office:value-type="string" calcext:value-type="string">
            <text:p>sil1116bla0106</text:p>
          </table:table-cell>
          <table:table-cell table:style-name="ce24" office:value-type="string" calcext:value-type="string">
            <text:p>sil1116brn686D</text:p>
          </table:table-cell>
          <table:table-cell table:style-name="ce24" office:value-type="string" calcext:value-type="string">
            <text:p>sil1116pea7378</text:p>
          </table:table-cell>
          <table:table-cell table:style-name="ce24" office:value-type="string" calcext:value-type="string">
            <text:p>sil1116pea292E</text:p>
          </table:table-cell>
          <table:table-cell table:style-name="ce24" office:value-type="string" calcext:value-type="string">
            <text:p>sil1116pea595E</text:p>
          </table:table-cell>
          <table:table-cell table:style-name="ce24" office:value-type="string" calcext:value-type="string">
            <text:p>brn2126bla0106</text:p>
          </table:table-cell>
        </table:table-row>
        <table:table-row table:style-name="ro1">
          <table:table-cell/>
          <table:table-cell table:formula="of:=COUNTIF([$colours.C20:.C148];&quot;&gt;0&quot;)" office:value-type="float" office:value="39" calcext:value-type="float">
            <text:p>39</text:p>
          </table:table-cell>
          <table:table-cell table:formula="of:=COUNTIF([$colours.D20:.D148];&quot;&gt;0&quot;)" office:value-type="float" office:value="50" calcext:value-type="float">
            <text:p>50</text:p>
          </table:table-cell>
          <table:table-cell table:formula="of:=COUNTIF([$colours.E20:.E148];&quot;&gt;0&quot;)" office:value-type="float" office:value="59" calcext:value-type="float">
            <text:p>59</text:p>
          </table:table-cell>
          <table:table-cell table:formula="of:=COUNTIF([$colours.F20:.F148];&quot;&gt;0&quot;)" office:value-type="float" office:value="63" calcext:value-type="float">
            <text:p>63</text:p>
          </table:table-cell>
          <table:table-cell table:formula="of:=COUNTIF([$colours.G20:.G148];&quot;&gt;0&quot;)" office:value-type="float" office:value="31" calcext:value-type="float">
            <text:p>31</text:p>
          </table:table-cell>
          <table:table-cell table:formula="of:=COUNTIF([$colours.H20:.H148];&quot;&gt;0&quot;)" office:value-type="float" office:value="17" calcext:value-type="float">
            <text:p>17</text:p>
          </table:table-cell>
          <table:table-cell table:formula="of:=COUNTIF([$colours.I20:.I148];&quot;&gt;0&quot;)" office:value-type="float" office:value="6" calcext:value-type="float">
            <text:p>6</text:p>
          </table:table-cell>
          <table:table-cell table:formula="of:=COUNTIF([$colours.J20:.J148];&quot;&gt;0&quot;)" office:value-type="float" office:value="21" calcext:value-type="float">
            <text:p>21</text:p>
          </table:table-cell>
          <table:table-cell table:formula="of:=COUNTIF([$colours.K20:.K148];&quot;&gt;0&quot;)" office:value-type="float" office:value="24" calcext:value-type="float">
            <text:p>24</text:p>
          </table:table-cell>
          <table:table-cell table:formula="of:=COUNTIF([$colours.L20:.L148];&quot;&gt;0&quot;)" office:value-type="float" office:value="58" calcext:value-type="float">
            <text:p>58</text:p>
          </table:table-cell>
          <table:table-cell table:formula="of:=COUNTIF([$colours.M20:.M148];&quot;&gt;0&quot;)" office:value-type="float" office:value="30" calcext:value-type="float">
            <text:p>30</text:p>
          </table:table-cell>
          <table:table-cell table:formula="of:=COUNTIF([$colours.N20:.N148];&quot;&gt;0&quot;)" office:value-type="float" office:value="9" calcext:value-type="float">
            <text:p>9</text:p>
          </table:table-cell>
          <table:table-cell table:formula="of:=COUNTIF([$colours.O20:.O148];&quot;&gt;0&quot;)" office:value-type="float" office:value="35" calcext:value-type="float">
            <text:p>35</text:p>
          </table:table-cell>
          <table:table-cell table:formula="of:=COUNTIF([$colours.P20:.P148];&quot;&gt;0&quot;)" office:value-type="float" office:value="12" calcext:value-type="float">
            <text:p>12</text:p>
          </table:table-cell>
          <table:table-cell table:formula="of:=COUNTIF([$colours.Q20:.Q148];&quot;&gt;0&quot;)" office:value-type="float" office:value="4" calcext:value-type="float">
            <text:p>4</text:p>
          </table:table-cell>
          <table:table-cell table:formula="of:=COUNTIF([$colours.R20:.R148];&quot;&gt;0&quot;)" office:value-type="float" office:value="4" calcext:value-type="float">
            <text:p>4</text:p>
          </table:table-cell>
          <table:table-cell table:formula="of:=COUNTIF([$colours.S20:.S148];&quot;&gt;0&quot;)" office:value-type="float" office:value="4" calcext:value-type="float">
            <text:p>4</text:p>
          </table:table-cell>
          <table:table-cell table:formula="of:=COUNTIF([$colours.T20:.T148];&quot;&gt;0&quot;)" office:value-type="float" office:value="1" calcext:value-type="float">
            <text:p>1</text:p>
          </table:table-cell>
          <table:table-cell table:formula="of:=COUNTIF([$colours.U20:.U148];&quot;&gt;0&quot;)" office:value-type="float" office:value="1" calcext:value-type="float">
            <text:p>1</text:p>
          </table:table-cell>
          <table:table-cell table:formula="of:=COUNTIF([$colours.V20:.V148];&quot;&gt;0&quot;)" office:value-type="float" office:value="17" calcext:value-type="float">
            <text:p>17</text:p>
          </table:table-cell>
          <table:table-cell table:formula="of:=COUNTIF([$colours.W20:.W148];&quot;&gt;0&quot;)" office:value-type="float" office:value="16" calcext:value-type="float">
            <text:p>16</text:p>
          </table:table-cell>
          <table:table-cell table:formula="of:=COUNTIF([$colours.X20:.X148];&quot;&gt;0&quot;)" office:value-type="float" office:value="12" calcext:value-type="float">
            <text:p>12</text:p>
          </table:table-cell>
          <table:table-cell table:formula="of:=COUNTIF([$colours.Y20:.Y148];&quot;&gt;0&quot;)" office:value-type="float" office:value="16" calcext:value-type="float">
            <text:p>16</text:p>
          </table:table-cell>
          <table:table-cell table:formula="of:=COUNTIF([$colours.Z20:.Z148];&quot;&gt;0&quot;)" office:value-type="float" office:value="13" calcext:value-type="float">
            <text:p>13</text:p>
          </table:table-cell>
          <table:table-cell table:formula="of:=COUNTIF([$colours.AA20:.AA148];&quot;&gt;0&quot;)" office:value-type="float" office:value="13" calcext:value-type="float">
            <text:p>13</text:p>
          </table:table-cell>
          <table:table-cell table:formula="of:=COUNTIF([$colours.AB20:.AB148];&quot;&gt;0&quot;)" office:value-type="float" office:value="13" calcext:value-type="float">
            <text:p>13</text:p>
          </table:table-cell>
          <table:table-cell table:formula="of:=COUNTIF([$colours.AC20:.AC148];&quot;&gt;0&quot;)" office:value-type="float" office:value="11" calcext:value-type="float">
            <text:p>11</text:p>
          </table:table-cell>
          <table:table-cell table:formula="of:=COUNTIF([$colours.AD20:.AD148];&quot;&gt;0&quot;)" office:value-type="float" office:value="14" calcext:value-type="float">
            <text:p>14</text:p>
          </table:table-cell>
          <table:table-cell table:formula="of:=COUNTIF([$colours.AE20:.AE148];&quot;&gt;0&quot;)" office:value-type="float" office:value="15" calcext:value-type="float">
            <text:p>15</text:p>
          </table:table-cell>
          <table:table-cell table:formula="of:=COUNTIF([$colours.AF20:.AF148];&quot;&gt;0&quot;)" office:value-type="float" office:value="15" calcext:value-type="float">
            <text:p>15</text:p>
          </table:table-cell>
          <table:table-cell table:formula="of:=COUNTIF([$colours.AG20:.AG148];&quot;&gt;0&quot;)" office:value-type="float" office:value="18" calcext:value-type="float">
            <text:p>18</text:p>
          </table:table-cell>
          <table:table-cell table:formula="of:=COUNTIF([$colours.AH20:.AH148];&quot;&gt;0&quot;)" office:value-type="float" office:value="4" calcext:value-type="float">
            <text:p>4</text:p>
          </table:table-cell>
          <table:table-cell table:formula="of:=COUNTIF([$colours.AI20:.AI148];&quot;&gt;0&quot;)" office:value-type="float" office:value="3" calcext:value-type="float">
            <text:p>3</text:p>
          </table:table-cell>
          <table:table-cell table:style-name="Default" table:formula="of:=COUNTIF([$colours.AJ20:.AJ148];&quot;&gt;0&quot;)" office:value-type="float" office:value="4" calcext:value-type="float">
            <text:p>4</text:p>
          </table:table-cell>
          <table:table-cell table:style-name="Default" table:formula="of:=COUNTIF([$colours.AK20:.AK148];&quot;&gt;0&quot;)" office:value-type="float" office:value="3" calcext:value-type="float">
            <text:p>3</text:p>
          </table:table-cell>
          <table:table-cell table:formula="of:=COUNTIF([$colours.AL20:.AL148];&quot;&gt;0&quot;)" office:value-type="float" office:value="3" calcext:value-type="float">
            <text:p>3</text:p>
          </table:table-cell>
          <table:table-cell table:formula="of:=COUNTIF([$colours.AN20:.AN148];&quot;&gt;0&quot;)" office:value-type="float" office:value="3" calcext:value-type="float">
            <text:p>3</text:p>
          </table:table-cell>
          <table:table-cell table:formula="of:=COUNTIF([$colours.AO20:.AO148];&quot;&gt;0&quot;)" office:value-type="float" office:value="3" calcext:value-type="float">
            <text:p>3</text:p>
          </table:table-cell>
          <table:table-cell table:formula="of:=COUNTIF([$colours.AP20:.AP148];&quot;&gt;0&quot;)" office:value-type="float" office:value="3" calcext:value-type="float">
            <text:p>3</text:p>
          </table:table-cell>
          <table:table-cell table:formula="of:=COUNTIF([$colours.AQ20:.AQ148];&quot;&gt;0&quot;)" office:value-type="float" office:value="2" calcext:value-type="float">
            <text:p>2</text:p>
          </table:table-cell>
          <table:table-cell table:formula="of:=COUNTIF([$colours.AR20:.AR148];&quot;&gt;0&quot;)" office:value-type="float" office:value="1" calcext:value-type="float">
            <text:p>1</text:p>
          </table:table-cell>
          <table:table-cell table:formula="of:=COUNTIF([$colours.AS20:.AS148];&quot;&gt;0&quot;)" office:value-type="float" office:value="0" calcext:value-type="float">
            <text:p>0</text:p>
          </table:table-cell>
          <table:table-cell table:formula="of:=COUNTIF([$colours.AT20:.AT148];&quot;&gt;0&quot;)" office:value-type="float" office:value="0" calcext:value-type="float">
            <text:p>0</text:p>
          </table:table-cell>
          <table:table-cell table:formula="of:=COUNTIF([$colours.AU20:.AU148];&quot;&gt;0&quot;)" office:value-type="float" office:value="1" calcext:value-type="float">
            <text:p>1</text:p>
          </table:table-cell>
          <table:table-cell table:formula="of:=COUNTIF([$colours.AV20:.AV148];&quot;&gt;0&quot;)" office:value-type="float" office:value="3" calcext:value-type="float">
            <text:p>3</text:p>
          </table:table-cell>
          <table:table-cell table:formula="of:=COUNTIF([$colours.AW20:.AW148];&quot;&gt;0&quot;)" office:value-type="float" office:value="4" calcext:value-type="float">
            <text:p>4</text:p>
          </table:table-cell>
          <table:table-cell table:formula="of:=COUNTIF([$colours.AX20:.AX148];&quot;&gt;0&quot;)" office:value-type="float" office:value="3" calcext:value-type="float">
            <text:p>3</text:p>
          </table:table-cell>
          <table:table-cell table:formula="of:=COUNTIF([$colours.AY20:.AY148];&quot;&gt;0&quot;)" office:value-type="float" office:value="3" calcext:value-type="float">
            <text:p>3</text:p>
          </table:table-cell>
          <table:table-cell table:formula="of:=COUNTIF([$colours.AZ20:.AZ148];&quot;&gt;0&quot;)" office:value-type="float" office:value="2" calcext:value-type="float">
            <text:p>2</text:p>
          </table:table-cell>
          <table:table-cell table:formula="of:=COUNTIF([$colours.BA20:.BA148];&quot;&gt;0&quot;)" office:value-type="float" office:value="2" calcext:value-type="float">
            <text:p>2</text:p>
          </table:table-cell>
          <table:table-cell table:formula="of:=COUNTIF([$colours.BB20:.BB148];&quot;&gt;0&quot;)" office:value-type="float" office:value="2" calcext:value-type="float">
            <text:p>2</text:p>
          </table:table-cell>
          <table:table-cell table:formula="of:=COUNTIF([$colours.BC20:.BC148];&quot;&gt;0&quot;)" office:value-type="float" office:value="3" calcext:value-type="float">
            <text:p>3</text:p>
          </table:table-cell>
          <table:table-cell table:formula="of:=COUNTIF([$colours.BD20:.BD148];&quot;&gt;0&quot;)" office:value-type="float" office:value="2" calcext:value-type="float">
            <text:p>2</text:p>
          </table:table-cell>
          <table:table-cell table:formula="of:=COUNTIF([$colours.BE20:.BE148];&quot;&gt;0&quot;)" office:value-type="float" office:value="2" calcext:value-type="float">
            <text:p>2</text:p>
          </table:table-cell>
        </table:table-row>
        <table:table-row table:style-name="ro1" table:number-rows-repeated="3">
          <table:table-cell table:number-columns-repeated="34"/>
          <table:table-cell table:style-name="Default" table:number-columns-repeated="2"/>
          <table:table-cell table:number-columns-repeated="19"/>
        </table:table-row>
        <table:table-row table:style-name="ro1">
          <table:table-cell table:number-columns-repeated="34"/>
          <table:table-cell office:value-type="string" calcext:value-type="string">
            <text:p>landmark_tower_new_colours</text:p>
          </table:table-cell>
          <table:table-cell table:style-name="Default"/>
          <table:table-cell/>
          <table:table-cell table:formula="of:=SUBSTITUTE([.AI6];&quot;_new_colours&quot;;&quot;&quot;)" office:value-type="string" office:string-value="landmark_tower" calcext:value-type="string">
            <text:p>landmark_tower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landmark_tower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7]=&quot;new&quot;;SUBSTITUTE([.AI7];&quot;_new_colours&quot;;&quot;&quot;);SUBSTITUTE([.AI7];&quot;_old_colours&quot;;&quot;&quot;))" office:value-type="string" office:string-value="landmark_tower" calcext:value-type="string">
            <text:p>landmark_tower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large_wooden_farmhous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8]=&quot;new&quot;;SUBSTITUTE([.AI8];&quot;_new_colours&quot;;&quot;&quot;);SUBSTITUTE([.AI8];&quot;_old_colours&quot;;&quot;&quot;))" office:value-type="string" office:string-value="large_wooden_farmhouse" calcext:value-type="string">
            <text:p>large_wooden_farmhous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large_wooden_hous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9]=&quot;new&quot;;SUBSTITUTE([.AI9];&quot;_new_colours&quot;;&quot;&quot;);SUBSTITUTE([.AI9];&quot;_old_colours&quot;;&quot;&quot;))" office:value-type="string" office:string-value="large_wooden_house" calcext:value-type="string">
            <text:p>large_wooden_hous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long_wooden_hous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10]=&quot;new&quot;;SUBSTITUTE([.AI10];&quot;_new_colours&quot;;&quot;&quot;);SUBSTITUTE([.AI10];&quot;_old_colours&quot;;&quot;&quot;))" office:value-type="string" office:string-value="long_wooden_house" calcext:value-type="string">
            <text:p>long_wooden_hous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long_wooden_townhouses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11]=&quot;new&quot;;SUBSTITUTE([.AI11];&quot;_new_colours&quot;;&quot;&quot;);SUBSTITUTE([.AI11];&quot;_old_colours&quot;;&quot;&quot;))" office:value-type="string" office:string-value="long_wooden_townhouses" calcext:value-type="string">
            <text:p>long_wooden_townhouses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atsuo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12]=&quot;new&quot;;SUBSTITUTE([.AI12];&quot;_new_colours&quot;;&quot;&quot;);SUBSTITUTE([.AI12];&quot;_old_colours&quot;;&quot;&quot;))" office:value-type="string" office:string-value="matsuo" calcext:value-type="string">
            <text:p>matsuo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atsuo_old_colours</text:p>
          </table:table-cell>
          <table:table-cell office:value-type="string" calcext:value-type="string">
            <text:p>old</text:p>
          </table:table-cell>
          <table:table-cell/>
          <table:table-cell table:formula="of:=IF([.AJ13]=&quot;new&quot;;SUBSTITUTE([.AI13];&quot;_new_colours&quot;;&quot;&quot;);SUBSTITUTE([.AI13];&quot;_old_colours&quot;;&quot;&quot;))" office:value-type="string" office:string-value="matsuo" calcext:value-type="string">
            <text:p>matsuo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itsui_tower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14]=&quot;new&quot;;SUBSTITUTE([.AI14];&quot;_new_colours&quot;;&quot;&quot;);SUBSTITUTE([.AI14];&quot;_old_colours&quot;;&quot;&quot;))" office:value-type="string" office:string-value="mitsui_tower" calcext:value-type="string">
            <text:p>mitsui_tower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iyazak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15]=&quot;new&quot;;SUBSTITUTE([.AI15];&quot;_new_colours&quot;;&quot;&quot;);SUBSTITUTE([.AI15];&quot;_old_colours&quot;;&quot;&quot;))" office:value-type="string" office:string-value="miyazaki" calcext:value-type="string">
            <text:p>miyazak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iyazaki_old_colours</text:p>
          </table:table-cell>
          <table:table-cell office:value-type="string" calcext:value-type="string">
            <text:p>old</text:p>
          </table:table-cell>
          <table:table-cell/>
          <table:table-cell table:formula="of:=IF([.AJ16]=&quot;new&quot;;SUBSTITUTE([.AI16];&quot;_new_colours&quot;;&quot;&quot;);SUBSTITUTE([.AI16];&quot;_old_colours&quot;;&quot;&quot;))" office:value-type="string" office:string-value="miyazaki" calcext:value-type="string">
            <text:p>miyazak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odern_office_tower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17]=&quot;new&quot;;SUBSTITUTE([.AI17];&quot;_new_colours&quot;;&quot;&quot;);SUBSTITUTE([.AI17];&quot;_old_colours&quot;;&quot;&quot;))" office:value-type="string" office:string-value="modern_office_tower" calcext:value-type="string">
            <text:p>modern_office_tower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oj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18]=&quot;new&quot;;SUBSTITUTE([.AI18];&quot;_new_colours&quot;;&quot;&quot;);SUBSTITUTE([.AI18];&quot;_old_colours&quot;;&quot;&quot;))" office:value-type="string" office:string-value="moj" calcext:value-type="string">
            <text:p>moj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or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19]=&quot;new&quot;;SUBSTITUTE([.AI19];&quot;_new_colours&quot;;&quot;&quot;);SUBSTITUTE([.AI19];&quot;_old_colours&quot;;&quot;&quot;))" office:value-type="string" office:string-value="mori" calcext:value-type="string">
            <text:p>mor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ori_old_colours</text:p>
          </table:table-cell>
          <table:table-cell office:value-type="string" calcext:value-type="string">
            <text:p>old</text:p>
          </table:table-cell>
          <table:table-cell/>
          <table:table-cell table:formula="of:=IF([.AJ20]=&quot;new&quot;;SUBSTITUTE([.AI20];&quot;_new_colours&quot;;&quot;&quot;);SUBSTITUTE([.AI20];&quot;_old_colours&quot;;&quot;&quot;))" office:value-type="string" office:string-value="mori" calcext:value-type="string">
            <text:p>mor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ultimedia_offices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21]=&quot;new&quot;;SUBSTITUTE([.AI21];&quot;_new_colours&quot;;&quot;&quot;);SUBSTITUTE([.AI21];&quot;_old_colours&quot;;&quot;&quot;))" office:value-type="string" office:string-value="multimedia_offices" calcext:value-type="string">
            <text:p>multimedia_offices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urakam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22]=&quot;new&quot;;SUBSTITUTE([.AI22];&quot;_new_colours&quot;;&quot;&quot;);SUBSTITUTE([.AI22];&quot;_old_colours&quot;;&quot;&quot;))" office:value-type="string" office:string-value="murakami" calcext:value-type="string">
            <text:p>murakam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murakami_old_colours</text:p>
          </table:table-cell>
          <table:table-cell office:value-type="string" calcext:value-type="string">
            <text:p>old</text:p>
          </table:table-cell>
          <table:table-cell/>
          <table:table-cell table:formula="of:=IF([.AJ23]=&quot;new&quot;;SUBSTITUTE([.AI23];&quot;_new_colours&quot;;&quot;&quot;);SUBSTITUTE([.AI23];&quot;_old_colours&quot;;&quot;&quot;))" office:value-type="string" office:string-value="murakami" calcext:value-type="string">
            <text:p>murakam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aga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24]=&quot;new&quot;;SUBSTITUTE([.AI24];&quot;_new_colours&quot;;&quot;&quot;);SUBSTITUTE([.AI24];&quot;_old_colours&quot;;&quot;&quot;))" office:value-type="string" office:string-value="nagai" calcext:value-type="string">
            <text:p>naga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agai_old_colours</text:p>
          </table:table-cell>
          <table:table-cell office:value-type="string" calcext:value-type="string">
            <text:p>old</text:p>
          </table:table-cell>
          <table:table-cell/>
          <table:table-cell table:formula="of:=IF([.AJ25]=&quot;new&quot;;SUBSTITUTE([.AI25];&quot;_new_colours&quot;;&quot;&quot;);SUBSTITUTE([.AI25];&quot;_old_colours&quot;;&quot;&quot;))" office:value-type="string" office:string-value="nagai" calcext:value-type="string">
            <text:p>naga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aganum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26]=&quot;new&quot;;SUBSTITUTE([.AI26];&quot;_new_colours&quot;;&quot;&quot;);SUBSTITUTE([.AI26];&quot;_old_colours&quot;;&quot;&quot;))" office:value-type="string" office:string-value="naganuma" calcext:value-type="string">
            <text:p>naganum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aganuma_old_colours</text:p>
          </table:table-cell>
          <table:table-cell office:value-type="string" calcext:value-type="string">
            <text:p>old</text:p>
          </table:table-cell>
          <table:table-cell/>
          <table:table-cell table:formula="of:=IF([.AJ27]=&quot;new&quot;;SUBSTITUTE([.AI27];&quot;_new_colours&quot;;&quot;&quot;);SUBSTITUTE([.AI27];&quot;_old_colours&quot;;&quot;&quot;))" office:value-type="string" office:string-value="naganuma" calcext:value-type="string">
            <text:p>naganum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agoy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28]=&quot;new&quot;;SUBSTITUTE([.AI28];&quot;_new_colours&quot;;&quot;&quot;);SUBSTITUTE([.AI28];&quot;_old_colours&quot;;&quot;&quot;))" office:value-type="string" office:string-value="nagoya" calcext:value-type="string">
            <text:p>nagoy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akamur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29]=&quot;new&quot;;SUBSTITUTE([.AI29];&quot;_new_colours&quot;;&quot;&quot;);SUBSTITUTE([.AI29];&quot;_old_colours&quot;;&quot;&quot;))" office:value-type="string" office:string-value="nakamura" calcext:value-type="string">
            <text:p>nakamur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akamura_old_colours</text:p>
          </table:table-cell>
          <table:table-cell office:value-type="string" calcext:value-type="string">
            <text:p>old</text:p>
          </table:table-cell>
          <table:table-cell/>
          <table:table-cell table:formula="of:=IF([.AJ30]=&quot;new&quot;;SUBSTITUTE([.AI30];&quot;_new_colours&quot;;&quot;&quot;);SUBSTITUTE([.AI30];&quot;_old_colours&quot;;&quot;&quot;))" office:value-type="string" office:string-value="nakamura" calcext:value-type="string">
            <text:p>nakamur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akasato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31]=&quot;new&quot;;SUBSTITUTE([.AI31];&quot;_new_colours&quot;;&quot;&quot;);SUBSTITUTE([.AI31];&quot;_old_colours&quot;;&quot;&quot;))" office:value-type="string" office:string-value="nakasato" calcext:value-type="string">
            <text:p>nakasato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akasato_old_colours</text:p>
          </table:table-cell>
          <table:table-cell office:value-type="string" calcext:value-type="string">
            <text:p>old</text:p>
          </table:table-cell>
          <table:table-cell/>
          <table:table-cell table:formula="of:=IF([.AJ32]=&quot;new&quot;;SUBSTITUTE([.AI32];&quot;_new_colours&quot;;&quot;&quot;);SUBSTITUTE([.AI32];&quot;_old_colours&quot;;&quot;&quot;))" office:value-type="string" office:string-value="nakasato" calcext:value-type="string">
            <text:p>nakasato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akayam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33]=&quot;new&quot;;SUBSTITUTE([.AI33];&quot;_new_colours&quot;;&quot;&quot;);SUBSTITUTE([.AI33];&quot;_old_colours&quot;;&quot;&quot;))" office:value-type="string" office:string-value="nakayama" calcext:value-type="string">
            <text:p>nakayam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akayama_old_colours</text:p>
          </table:table-cell>
          <table:table-cell office:value-type="string" calcext:value-type="string">
            <text:p>old</text:p>
          </table:table-cell>
          <table:table-cell/>
          <table:table-cell table:formula="of:=IF([.AJ34]=&quot;new&quot;;SUBSTITUTE([.AI34];&quot;_new_colours&quot;;&quot;&quot;);SUBSTITUTE([.AI34];&quot;_old_colours&quot;;&quot;&quot;))" office:value-type="string" office:string-value="nakayama" calcext:value-type="string">
            <text:p>nakayam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ishikaw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35]=&quot;new&quot;;SUBSTITUTE([.AI35];&quot;_new_colours&quot;;&quot;&quot;);SUBSTITUTE([.AI35];&quot;_old_colours&quot;;&quot;&quot;))" office:value-type="string" office:string-value="nishikawa" calcext:value-type="string">
            <text:p>nishikaw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nishikawa_old_colours</text:p>
          </table:table-cell>
          <table:table-cell office:value-type="string" calcext:value-type="string">
            <text:p>old</text:p>
          </table:table-cell>
          <table:table-cell/>
          <table:table-cell table:formula="of:=IF([.AJ36]=&quot;new&quot;;SUBSTITUTE([.AI36];&quot;_new_colours&quot;;&quot;&quot;);SUBSTITUTE([.AI36];&quot;_old_colours&quot;;&quot;&quot;))" office:value-type="string" office:string-value="nishikawa" calcext:value-type="string">
            <text:p>nishikaw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obuilding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37]=&quot;new&quot;;SUBSTITUTE([.AI37];&quot;_new_colours&quot;;&quot;&quot;);SUBSTITUTE([.AI37];&quot;_old_colours&quot;;&quot;&quot;))" office:value-type="string" office:string-value="obuilding" calcext:value-type="string">
            <text:p>obuilding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office_tower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38]=&quot;new&quot;;SUBSTITUTE([.AI38];&quot;_new_colours&quot;;&quot;&quot;);SUBSTITUTE([.AI38];&quot;_old_colours&quot;;&quot;&quot;))" office:value-type="string" office:string-value="office_tower" calcext:value-type="string">
            <text:p>office_tower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okada_office_tower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39]=&quot;new&quot;;SUBSTITUTE([.AI39];&quot;_new_colours&quot;;&quot;&quot;);SUBSTITUTE([.AI39];&quot;_old_colours&quot;;&quot;&quot;))" office:value-type="string" office:string-value="okada_office_tower" calcext:value-type="string">
            <text:p>okada_office_tower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old_office_building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40]=&quot;new&quot;;SUBSTITUTE([.AI40];&quot;_new_colours&quot;;&quot;&quot;);SUBSTITUTE([.AI40];&quot;_old_colours&quot;;&quot;&quot;))" office:value-type="string" office:string-value="old_office_building" calcext:value-type="string">
            <text:p>old_office_building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old_office_building_old_colours</text:p>
          </table:table-cell>
          <table:table-cell table:style-name="ce201" office:value-type="string" calcext:value-type="string">
            <text:p>old</text:p>
          </table:table-cell>
          <table:table-cell/>
          <table:table-cell table:formula="of:=IF([.AJ41]=&quot;new&quot;;SUBSTITUTE([.AI41];&quot;_new_colours&quot;;&quot;&quot;);SUBSTITUTE([.AI41];&quot;_old_colours&quot;;&quot;&quot;))" office:value-type="string" office:string-value="old_office_building" calcext:value-type="string">
            <text:p>old_office_building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old_vill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42]=&quot;new&quot;;SUBSTITUTE([.AI42];&quot;_new_colours&quot;;&quot;&quot;);SUBSTITUTE([.AI42];&quot;_old_colours&quot;;&quot;&quot;))" office:value-type="string" office:string-value="old_villa" calcext:value-type="string">
            <text:p>old_vill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onsen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43]=&quot;new&quot;;SUBSTITUTE([.AI43];&quot;_new_colours&quot;;&quot;&quot;);SUBSTITUTE([.AI43];&quot;_old_colours&quot;;&quot;&quot;))" office:value-type="string" office:string-value="onsen" calcext:value-type="string">
            <text:p>onsen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osak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44]=&quot;new&quot;;SUBSTITUTE([.AI44];&quot;_new_colours&quot;;&quot;&quot;);SUBSTITUTE([.AI44];&quot;_old_colours&quot;;&quot;&quot;))" office:value-type="string" office:string-value="osaka" calcext:value-type="string">
            <text:p>osak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ot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45]=&quot;new&quot;;SUBSTITUTE([.AI45];&quot;_new_colours&quot;;&quot;&quot;);SUBSTITUTE([.AI45];&quot;_old_colours&quot;;&quot;&quot;))" office:value-type="string" office:string-value="ota" calcext:value-type="string">
            <text:p>ot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pachinko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46]=&quot;new&quot;;SUBSTITUTE([.AI46];&quot;_new_colours&quot;;&quot;&quot;);SUBSTITUTE([.AI46];&quot;_old_colours&quot;;&quot;&quot;))" office:value-type="string" office:string-value="pachinko" calcext:value-type="string">
            <text:p>pachinko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pagod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47]=&quot;new&quot;;SUBSTITUTE([.AI47];&quot;_new_colours&quot;;&quot;&quot;);SUBSTITUTE([.AI47];&quot;_old_colours&quot;;&quot;&quot;))" office:value-type="string" office:string-value="pagoda" calcext:value-type="string">
            <text:p>pagod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petrol_station_larg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48]=&quot;new&quot;;SUBSTITUTE([.AI48];&quot;_new_colours&quot;;&quot;&quot;);SUBSTITUTE([.AI48];&quot;_old_colours&quot;;&quot;&quot;))" office:value-type="string" office:string-value="petrol_station_large" calcext:value-type="string">
            <text:p>petrol_station_larg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petrol_station_old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49]=&quot;new&quot;;SUBSTITUTE([.AI49];&quot;_new_colours&quot;;&quot;&quot;);SUBSTITUTE([.AI49];&quot;_old_colours&quot;;&quot;&quot;))" office:value-type="string" office:string-value="petrol_station_old" calcext:value-type="string">
            <text:p>petrol_station_old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petrol_station_small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50]=&quot;new&quot;;SUBSTITUTE([.AI50];&quot;_new_colours&quot;;&quot;&quot;);SUBSTITUTE([.AI50];&quot;_old_colours&quot;;&quot;&quot;))" office:value-type="string" office:string-value="petrol_station_small" calcext:value-type="string">
            <text:p>petrol_station_small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police_station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51]=&quot;new&quot;;SUBSTITUTE([.AI51];&quot;_new_colours&quot;;&quot;&quot;);SUBSTITUTE([.AI51];&quot;_old_colours&quot;;&quot;&quot;))" office:value-type="string" office:string-value="police_station" calcext:value-type="string">
            <text:p>police_station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ato_building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52]=&quot;new&quot;;SUBSTITUTE([.AI52];&quot;_new_colours&quot;;&quot;&quot;);SUBSTITUTE([.AI52];&quot;_old_colours&quot;;&quot;&quot;))" office:value-type="string" office:string-value="sato_building" calcext:value-type="string">
            <text:p>sato_building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hibat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53]=&quot;new&quot;;SUBSTITUTE([.AI53];&quot;_new_colours&quot;;&quot;&quot;);SUBSTITUTE([.AI53];&quot;_old_colours&quot;;&quot;&quot;))" office:value-type="string" office:string-value="shibata" calcext:value-type="string">
            <text:p>shibat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hibuyat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54]=&quot;new&quot;;SUBSTITUTE([.AI54];&quot;_new_colours&quot;;&quot;&quot;);SUBSTITUTE([.AI54];&quot;_old_colours&quot;;&quot;&quot;))" office:value-type="string" office:string-value="shibuyat" calcext:value-type="string">
            <text:p>shibuyat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hiro_p_colours</text:p>
          </table:table-cell>
          <table:table-cell table:style-name="ce201"/>
          <table:table-cell/>
          <table:table-cell table:formula="of:=IF([.AJ55]=&quot;new&quot;;SUBSTITUTE([.AI55];&quot;_new_colours&quot;;&quot;&quot;);SUBSTITUTE([.AI55];&quot;_old_colours&quot;;&quot;&quot;))" office:value-type="string" office:string-value="shiro_p_colours" calcext:value-type="string">
            <text:p>shiro_p_colours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hiro_q_colours</text:p>
          </table:table-cell>
          <table:table-cell table:style-name="ce201"/>
          <table:table-cell/>
          <table:table-cell table:formula="of:=IF([.AJ56]=&quot;new&quot;;SUBSTITUTE([.AI56];&quot;_new_colours&quot;;&quot;&quot;);SUBSTITUTE([.AI56];&quot;_old_colours&quot;;&quot;&quot;))" office:value-type="string" office:string-value="shiro_q_colours" calcext:value-type="string">
            <text:p>shiro_q_colours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hiro_r_colours</text:p>
          </table:table-cell>
          <table:table-cell table:style-name="ce201"/>
          <table:table-cell/>
          <table:table-cell table:formula="of:=IF([.AJ57]=&quot;new&quot;;SUBSTITUTE([.AI57];&quot;_new_colours&quot;;&quot;&quot;);SUBSTITUTE([.AI57];&quot;_old_colours&quot;;&quot;&quot;))" office:value-type="string" office:string-value="shiro_r_colours" calcext:value-type="string">
            <text:p>shiro_r_colours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hiro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58]=&quot;new&quot;;SUBSTITUTE([.AI58];&quot;_new_colours&quot;;&quot;&quot;);SUBSTITUTE([.AI58];&quot;_old_colours&quot;;&quot;&quot;))" office:value-type="string" office:string-value="shiroi" calcext:value-type="string">
            <text:p>shiro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hirokiy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59]=&quot;new&quot;;SUBSTITUTE([.AI59];&quot;_new_colours&quot;;&quot;&quot;);SUBSTITUTE([.AI59];&quot;_old_colours&quot;;&quot;&quot;))" office:value-type="string" office:string-value="shirokiya" calcext:value-type="string">
            <text:p>shirokiy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hops_small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60]=&quot;new&quot;;SUBSTITUTE([.AI60];&quot;_new_colours&quot;;&quot;&quot;);SUBSTITUTE([.AI60];&quot;_old_colours&quot;;&quot;&quot;))" office:value-type="string" office:string-value="shops_small" calcext:value-type="string">
            <text:p>shops_small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hotenga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61]=&quot;new&quot;;SUBSTITUTE([.AI61];&quot;_new_colours&quot;;&quot;&quot;);SUBSTITUTE([.AI61];&quot;_old_colours&quot;;&quot;&quot;))" office:value-type="string" office:string-value="shotengai" calcext:value-type="string">
            <text:p>shotenga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hrin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62]=&quot;new&quot;;SUBSTITUTE([.AI62];&quot;_new_colours&quot;;&quot;&quot;);SUBSTITUTE([.AI62];&quot;_old_colours&quot;;&quot;&quot;))" office:value-type="string" office:string-value="shrine" calcext:value-type="string">
            <text:p>shrin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hrine_prohibition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63]=&quot;new&quot;;SUBSTITUTE([.AI63];&quot;_new_colours&quot;;&quot;&quot;);SUBSTITUTE([.AI63];&quot;_old_colours&quot;;&quot;&quot;))" office:value-type="string" office:string-value="shrine_prohibition" calcext:value-type="string">
            <text:p>shrine_prohibition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tadium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64]=&quot;new&quot;;SUBSTITUTE([.AI64];&quot;_new_colours&quot;;&quot;&quot;);SUBSTITUTE([.AI64];&quot;_old_colours&quot;;&quot;&quot;))" office:value-type="string" office:string-value="stadium" calcext:value-type="string">
            <text:p>stadium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ugiyama_office_building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65]=&quot;new&quot;;SUBSTITUTE([.AI65];&quot;_new_colours&quot;;&quot;&quot;);SUBSTITUTE([.AI65];&quot;_old_colours&quot;;&quot;&quot;))" office:value-type="string" office:string-value="sugiyama_office_building" calcext:value-type="string">
            <text:p>sugiyama_office_building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suzuk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66]=&quot;new&quot;;SUBSTITUTE([.AI66];&quot;_new_colours&quot;;&quot;&quot;);SUBSTITUTE([.AI66];&quot;_old_colours&quot;;&quot;&quot;))" office:value-type="string" office:string-value="suzuki" calcext:value-type="string">
            <text:p>suzuk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akad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67]=&quot;new&quot;;SUBSTITUTE([.AI67];&quot;_new_colours&quot;;&quot;&quot;);SUBSTITUTE([.AI67];&quot;_old_colours&quot;;&quot;&quot;))" office:value-type="string" office:string-value="takada" calcext:value-type="string">
            <text:p>takad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akag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68]=&quot;new&quot;;SUBSTITUTE([.AI68];&quot;_new_colours&quot;;&quot;&quot;);SUBSTITUTE([.AI68];&quot;_old_colours&quot;;&quot;&quot;))" office:value-type="string" office:string-value="takagi" calcext:value-type="string">
            <text:p>takag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akemaru_shopping_centr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69]=&quot;new&quot;;SUBSTITUTE([.AI69];&quot;_new_colours&quot;;&quot;&quot;);SUBSTITUTE([.AI69];&quot;_old_colours&quot;;&quot;&quot;))" office:value-type="string" office:string-value="takemaru_shopping_centre" calcext:value-type="string">
            <text:p>takemaru_shopping_centr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anaguch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70]=&quot;new&quot;;SUBSTITUTE([.AI70];&quot;_new_colours&quot;;&quot;&quot;);SUBSTITUTE([.AI70];&quot;_old_colours&quot;;&quot;&quot;))" office:value-type="string" office:string-value="tanaguchi" calcext:value-type="string">
            <text:p>tanaguch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anak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71]=&quot;new&quot;;SUBSTITUTE([.AI71];&quot;_new_colours&quot;;&quot;&quot;);SUBSTITUTE([.AI71];&quot;_old_colours&quot;;&quot;&quot;))" office:value-type="string" office:string-value="tanaka" calcext:value-type="string">
            <text:p>tanak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building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72]=&quot;new&quot;;SUBSTITUTE([.AI72];&quot;_new_colours&quot;;&quot;&quot;);SUBSTITUTE([.AI72];&quot;_old_colours&quot;;&quot;&quot;))" office:value-type="string" office:string-value="tbuilding" calcext:value-type="string">
            <text:p>tbuilding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empl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73]=&quot;new&quot;;SUBSTITUTE([.AI73];&quot;_new_colours&quot;;&quot;&quot;);SUBSTITUTE([.AI73];&quot;_old_colours&quot;;&quot;&quot;))" office:value-type="string" office:string-value="temple" calcext:value-type="string">
            <text:p>templ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etsu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74]=&quot;new&quot;;SUBSTITUTE([.AI74];&quot;_new_colours&quot;;&quot;&quot;);SUBSTITUTE([.AI74];&quot;_old_colours&quot;;&quot;&quot;))" office:value-type="string" office:string-value="tetsui" calcext:value-type="string">
            <text:p>tetsu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hree_wooden_houses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75]=&quot;new&quot;;SUBSTITUTE([.AI75];&quot;_new_colours&quot;;&quot;&quot;);SUBSTITUTE([.AI75];&quot;_old_colours&quot;;&quot;&quot;))" office:value-type="string" office:string-value="three_wooden_houses" calcext:value-type="string">
            <text:p>three_wooden_houses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ok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76]=&quot;new&quot;;SUBSTITUTE([.AI76];&quot;_new_colours&quot;;&quot;&quot;);SUBSTITUTE([.AI76];&quot;_old_colours&quot;;&quot;&quot;))" office:value-type="string" office:string-value="toki" calcext:value-type="string">
            <text:p>tok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okyo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77]=&quot;new&quot;;SUBSTITUTE([.AI77];&quot;_new_colours&quot;;&quot;&quot;);SUBSTITUTE([.AI77];&quot;_old_colours&quot;;&quot;&quot;))" office:value-type="string" office:string-value="tokyo" calcext:value-type="string">
            <text:p>tokyo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okyo_tower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78]=&quot;new&quot;;SUBSTITUTE([.AI78];&quot;_new_colours&quot;;&quot;&quot;);SUBSTITUTE([.AI78];&quot;_old_colours&quot;;&quot;&quot;))" office:value-type="string" office:string-value="tokyo_tower" calcext:value-type="string">
            <text:p>tokyo_tower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ownhouses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79]=&quot;new&quot;;SUBSTITUTE([.AI79];&quot;_new_colours&quot;;&quot;&quot;);SUBSTITUTE([.AI79];&quot;_old_colours&quot;;&quot;&quot;))" office:value-type="string" office:string-value="townhouses" calcext:value-type="string">
            <text:p>townhouses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oyoko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80]=&quot;new&quot;;SUBSTITUTE([.AI80];&quot;_new_colours&quot;;&quot;&quot;);SUBSTITUTE([.AI80];&quot;_old_colours&quot;;&quot;&quot;))" office:value-type="string" office:string-value="toyoko" calcext:value-type="string">
            <text:p>toyoko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riple_wooden_townhouses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81]=&quot;new&quot;;SUBSTITUTE([.AI81];&quot;_new_colours&quot;;&quot;&quot;);SUBSTITUTE([.AI81];&quot;_old_colours&quot;;&quot;&quot;))" office:value-type="string" office:string-value="triple_wooden_townhouses" calcext:value-type="string">
            <text:p>triple_wooden_townhouses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suno_building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82]=&quot;new&quot;;SUBSTITUTE([.AI82];&quot;_new_colours&quot;;&quot;&quot;);SUBSTITUTE([.AI82];&quot;_old_colours&quot;;&quot;&quot;))" office:value-type="string" office:string-value="tsuno_building" calcext:value-type="string">
            <text:p>tsuno_building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suzumi_electronics_centr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83]=&quot;new&quot;;SUBSTITUTE([.AI83];&quot;_new_colours&quot;;&quot;&quot;);SUBSTITUTE([.AI83];&quot;_old_colours&quot;;&quot;&quot;))" office:value-type="string" office:string-value="tsuzumi_electronics_centre" calcext:value-type="string">
            <text:p>tsuzumi_electronics_centr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win_wooden_houses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84]=&quot;new&quot;;SUBSTITUTE([.AI84];&quot;_new_colours&quot;;&quot;&quot;);SUBSTITUTE([.AI84];&quot;_old_colours&quot;;&quot;&quot;))" office:value-type="string" office:string-value="twin_wooden_houses" calcext:value-type="string">
            <text:p>twin_wooden_houses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wo_small_wooden_houses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85]=&quot;new&quot;;SUBSTITUTE([.AI85];&quot;_new_colours&quot;;&quot;&quot;);SUBSTITUTE([.AI85];&quot;_old_colours&quot;;&quot;&quot;))" office:value-type="string" office:string-value="two_small_wooden_houses" calcext:value-type="string">
            <text:p>two_small_wooden_houses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two_wooden_houses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86]=&quot;new&quot;;SUBSTITUTE([.AI86];&quot;_new_colours&quot;;&quot;&quot;);SUBSTITUTE([.AI86];&quot;_old_colours&quot;;&quot;&quot;))" office:value-type="string" office:string-value="two_wooden_houses" calcext:value-type="string">
            <text:p>two_wooden_houses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ueda_office_block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87]=&quot;new&quot;;SUBSTITUTE([.AI87];&quot;_new_colours&quot;;&quot;&quot;);SUBSTITUTE([.AI87];&quot;_old_colours&quot;;&quot;&quot;))" office:value-type="string" office:string-value="ueda_office_block" calcext:value-type="string">
            <text:p>ueda_office_block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wooden_farmhous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88]=&quot;new&quot;;SUBSTITUTE([.AI88];&quot;_new_colours&quot;;&quot;&quot;);SUBSTITUTE([.AI88];&quot;_old_colours&quot;;&quot;&quot;))" office:value-type="string" office:string-value="wooden_farmhouse" calcext:value-type="string">
            <text:p>wooden_farmhous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wooden_hous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89]=&quot;new&quot;;SUBSTITUTE([.AI89];&quot;_new_colours&quot;;&quot;&quot;);SUBSTITUTE([.AI89];&quot;_old_colours&quot;;&quot;&quot;))" office:value-type="string" office:string-value="wooden_house" calcext:value-type="string">
            <text:p>wooden_hous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xbuilding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90]=&quot;new&quot;;SUBSTITUTE([.AI90];&quot;_new_colours&quot;;&quot;&quot;);SUBSTITUTE([.AI90];&quot;_old_colours&quot;;&quot;&quot;))" office:value-type="string" office:string-value="xbuilding" calcext:value-type="string">
            <text:p>xbuilding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amad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91]=&quot;new&quot;;SUBSTITUTE([.AI91];&quot;_new_colours&quot;;&quot;&quot;);SUBSTITUTE([.AI91];&quot;_old_colours&quot;;&quot;&quot;))" office:value-type="string" office:string-value="yamada" calcext:value-type="string">
            <text:p>yamad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amada_electronics_centr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92]=&quot;new&quot;;SUBSTITUTE([.AI92];&quot;_new_colours&quot;;&quot;&quot;);SUBSTITUTE([.AI92];&quot;_old_colours&quot;;&quot;&quot;))" office:value-type="string" office:string-value="yamada_electronics_centre" calcext:value-type="string">
            <text:p>yamada_electronics_centr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amaguchi_office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93]=&quot;new&quot;;SUBSTITUTE([.AI93];&quot;_new_colours&quot;;&quot;&quot;);SUBSTITUTE([.AI93];&quot;_old_colours&quot;;&quot;&quot;))" office:value-type="string" office:string-value="yamaguchi_office" calcext:value-type="string">
            <text:p>yamaguchi_office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amashiro_office_building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94]=&quot;new&quot;;SUBSTITUTE([.AI94];&quot;_new_colours&quot;;&quot;&quot;);SUBSTITUTE([.AI94];&quot;_old_colours&quot;;&quot;&quot;))" office:value-type="string" office:string-value="yamashiro_office_building" calcext:value-type="string">
            <text:p>yamashiro_office_building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amashita_building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95]=&quot;new&quot;;SUBSTITUTE([.AI95];&quot;_new_colours&quot;;&quot;&quot;);SUBSTITUTE([.AI95];&quot;_old_colours&quot;;&quot;&quot;))" office:value-type="string" office:string-value="yamashita_building" calcext:value-type="string">
            <text:p>yamashita_building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anagi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96]=&quot;new&quot;;SUBSTITUTE([.AI96];&quot;_new_colours&quot;;&quot;&quot;);SUBSTITUTE([.AI96];&quot;_old_colours&quot;;&quot;&quot;))" office:value-type="string" office:string-value="yanagi" calcext:value-type="string">
            <text:p>yanagi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ano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97]=&quot;new&quot;;SUBSTITUTE([.AI97];&quot;_new_colours&quot;;&quot;&quot;);SUBSTITUTE([.AI97];&quot;_old_colours&quot;;&quot;&quot;))" office:value-type="string" office:string-value="yano" calcext:value-type="string">
            <text:p>yano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building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98]=&quot;new&quot;;SUBSTITUTE([.AI98];&quot;_new_colours&quot;;&quot;&quot;);SUBSTITUTE([.AI98];&quot;_old_colours&quot;;&quot;&quot;))" office:value-type="string" office:string-value="ybuilding" calcext:value-type="string">
            <text:p>ybuilding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oshinoya_restaurant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99]=&quot;new&quot;;SUBSTITUTE([.AI99];&quot;_new_colours&quot;;&quot;&quot;);SUBSTITUTE([.AI99];&quot;_old_colours&quot;;&quot;&quot;))" office:value-type="string" office:string-value="yoshinoya_restaurant" calcext:value-type="string">
            <text:p>yoshinoya_restaurant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oshinoya_sushi_restaurant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100]=&quot;new&quot;;SUBSTITUTE([.AI100];&quot;_new_colours&quot;;&quot;&quot;);SUBSTITUTE([.AI100];&quot;_old_colours&quot;;&quot;&quot;))" office:value-type="string" office:string-value="yoshinoya_sushi_restaurant" calcext:value-type="string">
            <text:p>yoshinoya_sushi_restaurant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oshizawa_new_colours</text:p>
          </table:table-cell>
          <table:table-cell office:value-type="string" calcext:value-type="string">
            <text:p>new</text:p>
          </table:table-cell>
          <table:table-cell/>
          <table:table-cell table:formula="of:=IF([.AJ101]=&quot;new&quot;;SUBSTITUTE([.AI101];&quot;_new_colours&quot;;&quot;&quot;);SUBSTITUTE([.AI101];&quot;_old_colours&quot;;&quot;&quot;))" office:value-type="string" office:string-value="yoshizawa" calcext:value-type="string">
            <text:p>yoshizawa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string" calcext:value-type="string">
            <text:p>yoshizawa_old_colours</text:p>
          </table:table-cell>
          <table:table-cell table:style-name="ce201" office:value-type="string" calcext:value-type="string">
            <text:p>old</text:p>
          </table:table-cell>
          <table:table-cell/>
          <table:table-cell table:formula="of:=IF([.AJ102]=&quot;new&quot;;SUBSTITUTE([.AI102];&quot;_new_colours&quot;;&quot;&quot;);SUBSTITUTE([.AI102];&quot;_old_colours&quot;;&quot;&quot;))" office:value-type="string" office:string-value="yoshizawa" calcext:value-type="string">
            <text:p>yoshizawa</text:p>
          </table:table-cell>
          <table:table-cell table:number-columns-repeated="17"/>
        </table:table-row>
        <table:table-row table:style-name="ro1">
          <table:table-cell table:number-columns-repeated="35"/>
          <table:table-cell table:style-name="Default"/>
          <table:table-cell table:number-columns-repeated="19"/>
        </table:table-row>
        <calcext:conditional-formats>
          <calcext:conditional-format calcext:target-range-address="recolour.AI103:recolour.AI103 recolour.AI6:recolour.AI40 recolour.AI41:recolour.AJ41 recolour.AI102:recolour.AJ102 recolour.AI55:recolour.AJ57 recolour.AI42:recolour.AI54 recolour.AI58:recolour.AI101">
            <calcext:condition calcext:apply-style-name="ConditionalStyle_10" calcext:value="&gt;0" calcext:base-cell-address="recolour.AI6"/>
          </calcext:conditional-format>
        </calcext:conditional-formats>
      </table:table>
      <table:table table:name="palette" table:style-name="ta4">
        <office:forms form:automatic-focus="false" form:apply-design-mode="false"/>
        <table:table-column table:style-name="co42" table:default-cell-style-name="ce611"/>
        <table:table-column table:style-name="co42" table:default-cell-style-name="ce617"/>
        <table:table-column table:style-name="co43" table:number-columns-repeated="16" table:default-cell-style-name="ce611"/>
        <table:table-column table:style-name="co44" table:default-cell-style-name="ce611"/>
        <table:table-column table:style-name="co45" table:default-cell-style-name="ce611"/>
        <table:table-column table:style-name="co46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5">
        <table:table-column table:style-name="co47" table:default-cell-style-name="ce611"/>
        <table:table-column table:style-name="co21" table:default-cell-style-name="Default"/>
        <table:table-column table:style-name="co21" table:default-cell-style-name="ce617"/>
        <table:table-column table:style-name="co48" table:default-cell-style-name="ce611"/>
        <table:table-column table:style-name="co49" table:default-cell-style-name="ce611"/>
        <table:table-column table:style-name="co21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24" office:value-type="string" calcext:value-type="string">
            <text:p>Height</text:p>
          </table:table-cell>
          <table:table-cell table:style-name="ce24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2" table:number-rows-spanned="4">
            <text:p>House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336" office:value-type="string" calcext:value-type="string" table:number-columns-spanned="3" table:number-rows-spanned="4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6">
        <table:table-column table:style-name="co21" table:default-cell-style-name="Default"/>
        <table:table-column table:style-name="co10" table:default-cell-style-name="ce611"/>
        <table:table-column table:style-name="co50" table:default-cell-style-name="ce611"/>
        <table:table-column table:style-name="co51" table:default-cell-style-name="ce611"/>
        <table:table-column table:style-name="co52" table:default-cell-style-name="ce611"/>
        <table:table-column table:style-name="co53" table:default-cell-style-name="ce611"/>
        <table:table-column table:style-name="co54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7">
        <table:table-column table:style-name="co21" table:default-cell-style-name="ce617"/>
        <table:table-column table:style-name="co21" table:default-cell-style-name="Default"/>
        <table:table-column table:style-name="co21" table:number-columns-repeated="2" table:default-cell-style-name="ce611"/>
        <table:table-column table:style-name="co21" table:number-columns-repeated="4" table:default-cell-style-name="Default"/>
        <table:table-row table:style-name="ro1">
          <table:table-cell table:style-name="ce18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611" table:formula="of:=IFERROR(VLOOKUP([.A2];[$items.C:.E];3;0);&quot;ID not in use&quot;)" office:value-type="string" office:string-value="1X1" calcext:value-type="string">
            <text:p>1X1</text:p>
          </table:table-cell>
          <table:table-cell table:formula="of:=IF([.B2]=&quot;2X2&quot;;4;IF(OR([.B2]=&quot;1X2&quot;;[.B2]=&quot;2X1&quot;);2;IF([.B2]=&quot;1X1&quot;;1;0)))" office:value-type="float" office:value="1" calcext:value-type="float">
            <text:p>1</text:p>
          </table:table-cell>
          <table:table-cell table:formula="of:=IF([.C2]&gt;0;[.C2];MAX([.D1]-1;0))" office:value-type="float" office:value="1" calcext:value-type="float">
            <text:p>1</text:p>
          </table:table-cell>
          <table:table-cell table:style-name="ce602" table:formula="of:=[.D2]=0" office:value-type="boolean" office:boolean-value="false" calcext:value-type="boolean">
            <text:p>FALS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165" calcext:value-type="float">
            <text:p>165</text:p>
          </table:table-cell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611" table:formula="of:=IFERROR(VLOOKUP([.A3];[$items.C:.E];3;0);&quot;ID not in use&quot;)" office:value-type="string" office:string-value="1X1" calcext:value-type="string">
            <text:p>1X1</text:p>
          </table:table-cell>
          <table:table-cell table:formula="of:=IF([.B3]=&quot;2X2&quot;;4;IF(OR([.B3]=&quot;1X2&quot;;[.B3]=&quot;2X1&quot;);2;IF([.B3]=&quot;1X1&quot;;1;0)))" office:value-type="float" office:value="1" calcext:value-type="float">
            <text:p>1</text:p>
          </table:table-cell>
          <table:table-cell table:formula="of:=IF([.C3]&gt;0;[.C3];MAX([.D2]-1;0))" office:value-type="float" office:value="1" calcext:value-type="float">
            <text:p>1</text:p>
          </table:table-cell>
          <table:table-cell table:style-name="ce602" table:formula="of:=[.D3]=0" office:value-type="boolean" office:boolean-value="false" calcext:value-type="boolean">
            <text:p>FALS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91" calcext:value-type="float">
            <text:p>91</text:p>
          </table:table-cell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611" table:formula="of:=IFERROR(VLOOKUP([.A4];[$items.C:.E];3;0);&quot;ID not in use&quot;)" office:value-type="string" office:string-value="1X1" calcext:value-type="string">
            <text:p>1X1</text:p>
          </table:table-cell>
          <table:table-cell table:formula="of:=IF([.B4]=&quot;2X2&quot;;4;IF(OR([.B4]=&quot;1X2&quot;;[.B4]=&quot;2X1&quot;);2;IF([.B4]=&quot;1X1&quot;;1;0)))" office:value-type="float" office:value="1" calcext:value-type="float">
            <text:p>1</text:p>
          </table:table-cell>
          <table:table-cell table:formula="of:=IF([.C4]&gt;0;[.C4];MAX([.D3]-1;0))" office:value-type="float" office:value="1" calcext:value-type="float">
            <text:p>1</text:p>
          </table:table-cell>
          <table:table-cell table:style-name="ce602" table:formula="of:=[.D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611" table:formula="of:=IFERROR(VLOOKUP([.A5];[$items.C:.E];3;0);&quot;ID not in use&quot;)" office:value-type="string" office:string-value="1X1" calcext:value-type="string">
            <text:p>1X1</text:p>
          </table:table-cell>
          <table:table-cell table:formula="of:=IF([.B5]=&quot;2X2&quot;;4;IF(OR([.B5]=&quot;1X2&quot;;[.B5]=&quot;2X1&quot;);2;IF([.B5]=&quot;1X1&quot;;1;0)))" office:value-type="float" office:value="1" calcext:value-type="float">
            <text:p>1</text:p>
          </table:table-cell>
          <table:table-cell table:formula="of:=IF([.C5]&gt;0;[.C5];MAX([.D4]-1;0))" office:value-type="float" office:value="1" calcext:value-type="float">
            <text:p>1</text:p>
          </table:table-cell>
          <table:table-cell table:style-name="ce602" table:formula="of:=[.D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611" table:formula="of:=IFERROR(VLOOKUP([.A6];[$items.C:.E];3;0);&quot;ID not in use&quot;)" office:value-type="string" office:string-value="1X1" calcext:value-type="string">
            <text:p>1X1</text:p>
          </table:table-cell>
          <table:table-cell table:formula="of:=IF([.B6]=&quot;2X2&quot;;4;IF(OR([.B6]=&quot;1X2&quot;;[.B6]=&quot;2X1&quot;);2;IF([.B6]=&quot;1X1&quot;;1;0)))" office:value-type="float" office:value="1" calcext:value-type="float">
            <text:p>1</text:p>
          </table:table-cell>
          <table:table-cell table:formula="of:=IF([.C6]&gt;0;[.C6];MAX([.D5]-1;0))" office:value-type="float" office:value="1" calcext:value-type="float">
            <text:p>1</text:p>
          </table:table-cell>
          <table:table-cell table:style-name="ce602" table:formula="of:=[.D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611" table:formula="of:=IFERROR(VLOOKUP([.A7];[$items.C:.E];3;0);&quot;ID not in use&quot;)" office:value-type="string" office:string-value="1X1" calcext:value-type="string">
            <text:p>1X1</text:p>
          </table:table-cell>
          <table:table-cell table:formula="of:=IF([.B7]=&quot;2X2&quot;;4;IF(OR([.B7]=&quot;1X2&quot;;[.B7]=&quot;2X1&quot;);2;IF([.B7]=&quot;1X1&quot;;1;0)))" office:value-type="float" office:value="1" calcext:value-type="float">
            <text:p>1</text:p>
          </table:table-cell>
          <table:table-cell table:formula="of:=IF([.C7]&gt;0;[.C7];MAX([.D6]-1;0))" office:value-type="float" office:value="1" calcext:value-type="float">
            <text:p>1</text:p>
          </table:table-cell>
          <table:table-cell table:style-name="ce602" table:formula="of:=[.D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611" table:formula="of:=IFERROR(VLOOKUP([.A8];[$items.C:.E];3;0);&quot;ID not in use&quot;)" office:value-type="string" office:string-value="1X1" calcext:value-type="string">
            <text:p>1X1</text:p>
          </table:table-cell>
          <table:table-cell table:formula="of:=IF([.B8]=&quot;2X2&quot;;4;IF(OR([.B8]=&quot;1X2&quot;;[.B8]=&quot;2X1&quot;);2;IF([.B8]=&quot;1X1&quot;;1;0)))" office:value-type="float" office:value="1" calcext:value-type="float">
            <text:p>1</text:p>
          </table:table-cell>
          <table:table-cell table:formula="of:=IF([.C8]&gt;0;[.C8];MAX([.D7]-1;0))" office:value-type="float" office:value="1" calcext:value-type="float">
            <text:p>1</text:p>
          </table:table-cell>
          <table:table-cell table:style-name="ce602" table:formula="of:=[.D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611" table:formula="of:=IFERROR(VLOOKUP([.A9];[$items.C:.E];3;0);&quot;ID not in use&quot;)" office:value-type="string" office:string-value="1X1" calcext:value-type="string">
            <text:p>1X1</text:p>
          </table:table-cell>
          <table:table-cell table:formula="of:=IF([.B9]=&quot;2X2&quot;;4;IF(OR([.B9]=&quot;1X2&quot;;[.B9]=&quot;2X1&quot;);2;IF([.B9]=&quot;1X1&quot;;1;0)))" office:value-type="float" office:value="1" calcext:value-type="float">
            <text:p>1</text:p>
          </table:table-cell>
          <table:table-cell table:formula="of:=IF([.C9]&gt;0;[.C9];MAX([.D8]-1;0))" office:value-type="float" office:value="1" calcext:value-type="float">
            <text:p>1</text:p>
          </table:table-cell>
          <table:table-cell table:style-name="ce602" table:formula="of:=[.D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611" table:formula="of:=IFERROR(VLOOKUP([.A10];[$items.C:.E];3;0);&quot;ID not in use&quot;)" office:value-type="string" office:string-value="1X1" calcext:value-type="string">
            <text:p>1X1</text:p>
          </table:table-cell>
          <table:table-cell table:formula="of:=IF([.B10]=&quot;2X2&quot;;4;IF(OR([.B10]=&quot;1X2&quot;;[.B10]=&quot;2X1&quot;);2;IF([.B10]=&quot;1X1&quot;;1;0)))" office:value-type="float" office:value="1" calcext:value-type="float">
            <text:p>1</text:p>
          </table:table-cell>
          <table:table-cell table:formula="of:=IF([.C10]&gt;0;[.C10];MAX([.D9]-1;0))" office:value-type="float" office:value="1" calcext:value-type="float">
            <text:p>1</text:p>
          </table:table-cell>
          <table:table-cell table:style-name="ce602" table:formula="of:=[.D1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611" table:formula="of:=IFERROR(VLOOKUP([.A11];[$items.C:.E];3;0);&quot;ID not in use&quot;)" office:value-type="string" office:string-value="1X1" calcext:value-type="string">
            <text:p>1X1</text:p>
          </table:table-cell>
          <table:table-cell table:formula="of:=IF([.B11]=&quot;2X2&quot;;4;IF(OR([.B11]=&quot;1X2&quot;;[.B11]=&quot;2X1&quot;);2;IF([.B11]=&quot;1X1&quot;;1;0)))" office:value-type="float" office:value="1" calcext:value-type="float">
            <text:p>1</text:p>
          </table:table-cell>
          <table:table-cell table:formula="of:=IF([.C11]&gt;0;[.C11];MAX([.D10]-1;0))" office:value-type="float" office:value="1" calcext:value-type="float">
            <text:p>1</text:p>
          </table:table-cell>
          <table:table-cell table:style-name="ce602" table:formula="of:=[.D1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611" table:formula="of:=IFERROR(VLOOKUP([.A12];[$items.C:.E];3;0);&quot;ID not in use&quot;)" office:value-type="string" office:string-value="1X1" calcext:value-type="string">
            <text:p>1X1</text:p>
          </table:table-cell>
          <table:table-cell table:formula="of:=IF([.B12]=&quot;2X2&quot;;4;IF(OR([.B12]=&quot;1X2&quot;;[.B12]=&quot;2X1&quot;);2;IF([.B12]=&quot;1X1&quot;;1;0)))" office:value-type="float" office:value="1" calcext:value-type="float">
            <text:p>1</text:p>
          </table:table-cell>
          <table:table-cell table:formula="of:=IF([.C12]&gt;0;[.C12];MAX([.D11]-1;0))" office:value-type="float" office:value="1" calcext:value-type="float">
            <text:p>1</text:p>
          </table:table-cell>
          <table:table-cell table:style-name="ce602" table:formula="of:=[.D1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611" table:formula="of:=IFERROR(VLOOKUP([.A13];[$items.C:.E];3;0);&quot;ID not in use&quot;)" office:value-type="string" office:string-value="1X1" calcext:value-type="string">
            <text:p>1X1</text:p>
          </table:table-cell>
          <table:table-cell table:formula="of:=IF([.B13]=&quot;2X2&quot;;4;IF(OR([.B13]=&quot;1X2&quot;;[.B13]=&quot;2X1&quot;);2;IF([.B13]=&quot;1X1&quot;;1;0)))" office:value-type="float" office:value="1" calcext:value-type="float">
            <text:p>1</text:p>
          </table:table-cell>
          <table:table-cell table:formula="of:=IF([.C13]&gt;0;[.C13];MAX([.D12]-1;0))" office:value-type="float" office:value="1" calcext:value-type="float">
            <text:p>1</text:p>
          </table:table-cell>
          <table:table-cell table:style-name="ce602" table:formula="of:=[.D1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611" table:formula="of:=IFERROR(VLOOKUP([.A14];[$items.C:.E];3;0);&quot;ID not in use&quot;)" office:value-type="string" office:string-value="1X1" calcext:value-type="string">
            <text:p>1X1</text:p>
          </table:table-cell>
          <table:table-cell table:formula="of:=IF([.B14]=&quot;2X2&quot;;4;IF(OR([.B14]=&quot;1X2&quot;;[.B14]=&quot;2X1&quot;);2;IF([.B14]=&quot;1X1&quot;;1;0)))" office:value-type="float" office:value="1" calcext:value-type="float">
            <text:p>1</text:p>
          </table:table-cell>
          <table:table-cell table:formula="of:=IF([.C14]&gt;0;[.C14];MAX([.D13]-1;0))" office:value-type="float" office:value="1" calcext:value-type="float">
            <text:p>1</text:p>
          </table:table-cell>
          <table:table-cell table:style-name="ce602" table:formula="of:=[.D1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611" table:formula="of:=IFERROR(VLOOKUP([.A15];[$items.C:.E];3;0);&quot;ID not in use&quot;)" office:value-type="string" office:string-value="1X1" calcext:value-type="string">
            <text:p>1X1</text:p>
          </table:table-cell>
          <table:table-cell table:formula="of:=IF([.B15]=&quot;2X2&quot;;4;IF(OR([.B15]=&quot;1X2&quot;;[.B15]=&quot;2X1&quot;);2;IF([.B15]=&quot;1X1&quot;;1;0)))" office:value-type="float" office:value="1" calcext:value-type="float">
            <text:p>1</text:p>
          </table:table-cell>
          <table:table-cell table:formula="of:=IF([.C15]&gt;0;[.C15];MAX([.D14]-1;0))" office:value-type="float" office:value="1" calcext:value-type="float">
            <text:p>1</text:p>
          </table:table-cell>
          <table:table-cell table:style-name="ce602" table:formula="of:=[.D1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611" table:formula="of:=IFERROR(VLOOKUP([.A16];[$items.C:.E];3;0);&quot;ID not in use&quot;)" office:value-type="string" office:string-value="1X1" calcext:value-type="string">
            <text:p>1X1</text:p>
          </table:table-cell>
          <table:table-cell table:formula="of:=IF([.B16]=&quot;2X2&quot;;4;IF(OR([.B16]=&quot;1X2&quot;;[.B16]=&quot;2X1&quot;);2;IF([.B16]=&quot;1X1&quot;;1;0)))" office:value-type="float" office:value="1" calcext:value-type="float">
            <text:p>1</text:p>
          </table:table-cell>
          <table:table-cell table:formula="of:=IF([.C16]&gt;0;[.C16];MAX([.D15]-1;0))" office:value-type="float" office:value="1" calcext:value-type="float">
            <text:p>1</text:p>
          </table:table-cell>
          <table:table-cell table:style-name="ce602" table:formula="of:=[.D1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611" table:formula="of:=IFERROR(VLOOKUP([.A17];[$items.C:.E];3;0);&quot;ID not in use&quot;)" office:value-type="string" office:string-value="1X1" calcext:value-type="string">
            <text:p>1X1</text:p>
          </table:table-cell>
          <table:table-cell table:formula="of:=IF([.B17]=&quot;2X2&quot;;4;IF(OR([.B17]=&quot;1X2&quot;;[.B17]=&quot;2X1&quot;);2;IF([.B17]=&quot;1X1&quot;;1;0)))" office:value-type="float" office:value="1" calcext:value-type="float">
            <text:p>1</text:p>
          </table:table-cell>
          <table:table-cell table:formula="of:=IF([.C17]&gt;0;[.C17];MAX([.D16]-1;0))" office:value-type="float" office:value="1" calcext:value-type="float">
            <text:p>1</text:p>
          </table:table-cell>
          <table:table-cell table:style-name="ce602" table:formula="of:=[.D1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611" table:formula="of:=IFERROR(VLOOKUP([.A18];[$items.C:.E];3;0);&quot;ID not in use&quot;)" office:value-type="string" office:string-value="1X1" calcext:value-type="string">
            <text:p>1X1</text:p>
          </table:table-cell>
          <table:table-cell table:formula="of:=IF([.B18]=&quot;2X2&quot;;4;IF(OR([.B18]=&quot;1X2&quot;;[.B18]=&quot;2X1&quot;);2;IF([.B18]=&quot;1X1&quot;;1;0)))" office:value-type="float" office:value="1" calcext:value-type="float">
            <text:p>1</text:p>
          </table:table-cell>
          <table:table-cell table:formula="of:=IF([.C18]&gt;0;[.C18];MAX([.D17]-1;0))" office:value-type="float" office:value="1" calcext:value-type="float">
            <text:p>1</text:p>
          </table:table-cell>
          <table:table-cell table:style-name="ce602" table:formula="of:=[.D1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611" table:formula="of:=IFERROR(VLOOKUP([.A19];[$items.C:.E];3;0);&quot;ID not in use&quot;)" office:value-type="string" office:string-value="1X1" calcext:value-type="string">
            <text:p>1X1</text:p>
          </table:table-cell>
          <table:table-cell table:formula="of:=IF([.B19]=&quot;2X2&quot;;4;IF(OR([.B19]=&quot;1X2&quot;;[.B19]=&quot;2X1&quot;);2;IF([.B19]=&quot;1X1&quot;;1;0)))" office:value-type="float" office:value="1" calcext:value-type="float">
            <text:p>1</text:p>
          </table:table-cell>
          <table:table-cell table:formula="of:=IF([.C19]&gt;0;[.C19];MAX([.D18]-1;0))" office:value-type="float" office:value="1" calcext:value-type="float">
            <text:p>1</text:p>
          </table:table-cell>
          <table:table-cell table:style-name="ce602" table:formula="of:=[.D1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611" table:formula="of:=IFERROR(VLOOKUP([.A20];[$items.C:.E];3;0);&quot;ID not in use&quot;)" office:value-type="string" office:string-value="1X1" calcext:value-type="string">
            <text:p>1X1</text:p>
          </table:table-cell>
          <table:table-cell table:formula="of:=IF([.B20]=&quot;2X2&quot;;4;IF(OR([.B20]=&quot;1X2&quot;;[.B20]=&quot;2X1&quot;);2;IF([.B20]=&quot;1X1&quot;;1;0)))" office:value-type="float" office:value="1" calcext:value-type="float">
            <text:p>1</text:p>
          </table:table-cell>
          <table:table-cell table:formula="of:=IF([.C20]&gt;0;[.C20];MAX([.D19]-1;0))" office:value-type="float" office:value="1" calcext:value-type="float">
            <text:p>1</text:p>
          </table:table-cell>
          <table:table-cell table:style-name="ce602" table:formula="of:=[.D2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611" table:formula="of:=IFERROR(VLOOKUP([.A21];[$items.C:.E];3;0);&quot;ID not in use&quot;)" office:value-type="string" office:string-value="1X1" calcext:value-type="string">
            <text:p>1X1</text:p>
          </table:table-cell>
          <table:table-cell table:formula="of:=IF([.B21]=&quot;2X2&quot;;4;IF(OR([.B21]=&quot;1X2&quot;;[.B21]=&quot;2X1&quot;);2;IF([.B21]=&quot;1X1&quot;;1;0)))" office:value-type="float" office:value="1" calcext:value-type="float">
            <text:p>1</text:p>
          </table:table-cell>
          <table:table-cell table:formula="of:=IF([.C21]&gt;0;[.C21];MAX([.D20]-1;0))" office:value-type="float" office:value="1" calcext:value-type="float">
            <text:p>1</text:p>
          </table:table-cell>
          <table:table-cell table:style-name="ce602" table:formula="of:=[.D2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611" table:formula="of:=IFERROR(VLOOKUP([.A22];[$items.C:.E];3;0);&quot;ID not in use&quot;)" office:value-type="string" office:string-value="1X1" calcext:value-type="string">
            <text:p>1X1</text:p>
          </table:table-cell>
          <table:table-cell table:formula="of:=IF([.B22]=&quot;2X2&quot;;4;IF(OR([.B22]=&quot;1X2&quot;;[.B22]=&quot;2X1&quot;);2;IF([.B22]=&quot;1X1&quot;;1;0)))" office:value-type="float" office:value="1" calcext:value-type="float">
            <text:p>1</text:p>
          </table:table-cell>
          <table:table-cell table:formula="of:=IF([.C22]&gt;0;[.C22];MAX([.D21]-1;0))" office:value-type="float" office:value="1" calcext:value-type="float">
            <text:p>1</text:p>
          </table:table-cell>
          <table:table-cell table:style-name="ce602" table:formula="of:=[.D2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611" table:formula="of:=IFERROR(VLOOKUP([.A23];[$items.C:.E];3;0);&quot;ID not in use&quot;)" office:value-type="string" office:string-value="1X1" calcext:value-type="string">
            <text:p>1X1</text:p>
          </table:table-cell>
          <table:table-cell table:formula="of:=IF([.B23]=&quot;2X2&quot;;4;IF(OR([.B23]=&quot;1X2&quot;;[.B23]=&quot;2X1&quot;);2;IF([.B23]=&quot;1X1&quot;;1;0)))" office:value-type="float" office:value="1" calcext:value-type="float">
            <text:p>1</text:p>
          </table:table-cell>
          <table:table-cell table:formula="of:=IF([.C23]&gt;0;[.C23];MAX([.D22]-1;0))" office:value-type="float" office:value="1" calcext:value-type="float">
            <text:p>1</text:p>
          </table:table-cell>
          <table:table-cell table:style-name="ce602" table:formula="of:=[.D2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611" table:formula="of:=IFERROR(VLOOKUP([.A24];[$items.C:.E];3;0);&quot;ID not in use&quot;)" office:value-type="string" office:string-value="1X1" calcext:value-type="string">
            <text:p>1X1</text:p>
          </table:table-cell>
          <table:table-cell table:formula="of:=IF([.B24]=&quot;2X2&quot;;4;IF(OR([.B24]=&quot;1X2&quot;;[.B24]=&quot;2X1&quot;);2;IF([.B24]=&quot;1X1&quot;;1;0)))" office:value-type="float" office:value="1" calcext:value-type="float">
            <text:p>1</text:p>
          </table:table-cell>
          <table:table-cell table:formula="of:=IF([.C24]&gt;0;[.C24];MAX([.D23]-1;0))" office:value-type="float" office:value="1" calcext:value-type="float">
            <text:p>1</text:p>
          </table:table-cell>
          <table:table-cell table:style-name="ce602" table:formula="of:=[.D2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611" table:formula="of:=IFERROR(VLOOKUP([.A25];[$items.C:.E];3;0);&quot;ID not in use&quot;)" office:value-type="string" office:string-value="1X1" calcext:value-type="string">
            <text:p>1X1</text:p>
          </table:table-cell>
          <table:table-cell table:formula="of:=IF([.B25]=&quot;2X2&quot;;4;IF(OR([.B25]=&quot;1X2&quot;;[.B25]=&quot;2X1&quot;);2;IF([.B25]=&quot;1X1&quot;;1;0)))" office:value-type="float" office:value="1" calcext:value-type="float">
            <text:p>1</text:p>
          </table:table-cell>
          <table:table-cell table:formula="of:=IF([.C25]&gt;0;[.C25];MAX([.D24]-1;0))" office:value-type="float" office:value="1" calcext:value-type="float">
            <text:p>1</text:p>
          </table:table-cell>
          <table:table-cell table:style-name="ce602" table:formula="of:=[.D2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611" table:formula="of:=IFERROR(VLOOKUP([.A26];[$items.C:.E];3;0);&quot;ID not in use&quot;)" office:value-type="string" office:string-value="1X1" calcext:value-type="string">
            <text:p>1X1</text:p>
          </table:table-cell>
          <table:table-cell table:formula="of:=IF([.B26]=&quot;2X2&quot;;4;IF(OR([.B26]=&quot;1X2&quot;;[.B26]=&quot;2X1&quot;);2;IF([.B26]=&quot;1X1&quot;;1;0)))" office:value-type="float" office:value="1" calcext:value-type="float">
            <text:p>1</text:p>
          </table:table-cell>
          <table:table-cell table:formula="of:=IF([.C26]&gt;0;[.C26];MAX([.D25]-1;0))" office:value-type="float" office:value="1" calcext:value-type="float">
            <text:p>1</text:p>
          </table:table-cell>
          <table:table-cell table:style-name="ce602" table:formula="of:=[.D2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611" table:formula="of:=IFERROR(VLOOKUP([.A27];[$items.C:.E];3;0);&quot;ID not in use&quot;)" office:value-type="string" office:string-value="1X1" calcext:value-type="string">
            <text:p>1X1</text:p>
          </table:table-cell>
          <table:table-cell table:formula="of:=IF([.B27]=&quot;2X2&quot;;4;IF(OR([.B27]=&quot;1X2&quot;;[.B27]=&quot;2X1&quot;);2;IF([.B27]=&quot;1X1&quot;;1;0)))" office:value-type="float" office:value="1" calcext:value-type="float">
            <text:p>1</text:p>
          </table:table-cell>
          <table:table-cell table:formula="of:=IF([.C27]&gt;0;[.C27];MAX([.D26]-1;0))" office:value-type="float" office:value="1" calcext:value-type="float">
            <text:p>1</text:p>
          </table:table-cell>
          <table:table-cell table:style-name="ce602" table:formula="of:=[.D2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611" table:formula="of:=IFERROR(VLOOKUP([.A28];[$items.C:.E];3;0);&quot;ID not in use&quot;)" office:value-type="string" office:string-value="1X1" calcext:value-type="string">
            <text:p>1X1</text:p>
          </table:table-cell>
          <table:table-cell table:formula="of:=IF([.B28]=&quot;2X2&quot;;4;IF(OR([.B28]=&quot;1X2&quot;;[.B28]=&quot;2X1&quot;);2;IF([.B28]=&quot;1X1&quot;;1;0)))" office:value-type="float" office:value="1" calcext:value-type="float">
            <text:p>1</text:p>
          </table:table-cell>
          <table:table-cell table:formula="of:=IF([.C28]&gt;0;[.C28];MAX([.D27]-1;0))" office:value-type="float" office:value="1" calcext:value-type="float">
            <text:p>1</text:p>
          </table:table-cell>
          <table:table-cell table:style-name="ce602" table:formula="of:=[.D2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611" table:formula="of:=IFERROR(VLOOKUP([.A29];[$items.C:.E];3;0);&quot;ID not in use&quot;)" office:value-type="string" office:string-value="1X1" calcext:value-type="string">
            <text:p>1X1</text:p>
          </table:table-cell>
          <table:table-cell table:formula="of:=IF([.B29]=&quot;2X2&quot;;4;IF(OR([.B29]=&quot;1X2&quot;;[.B29]=&quot;2X1&quot;);2;IF([.B29]=&quot;1X1&quot;;1;0)))" office:value-type="float" office:value="1" calcext:value-type="float">
            <text:p>1</text:p>
          </table:table-cell>
          <table:table-cell table:formula="of:=IF([.C29]&gt;0;[.C29];MAX([.D28]-1;0))" office:value-type="float" office:value="1" calcext:value-type="float">
            <text:p>1</text:p>
          </table:table-cell>
          <table:table-cell table:style-name="ce602" table:formula="of:=[.D2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611" table:formula="of:=IFERROR(VLOOKUP([.A30];[$items.C:.E];3;0);&quot;ID not in use&quot;)" office:value-type="string" office:string-value="1X1" calcext:value-type="string">
            <text:p>1X1</text:p>
          </table:table-cell>
          <table:table-cell table:formula="of:=IF([.B30]=&quot;2X2&quot;;4;IF(OR([.B30]=&quot;1X2&quot;;[.B30]=&quot;2X1&quot;);2;IF([.B30]=&quot;1X1&quot;;1;0)))" office:value-type="float" office:value="1" calcext:value-type="float">
            <text:p>1</text:p>
          </table:table-cell>
          <table:table-cell table:formula="of:=IF([.C30]&gt;0;[.C30];MAX([.D29]-1;0))" office:value-type="float" office:value="1" calcext:value-type="float">
            <text:p>1</text:p>
          </table:table-cell>
          <table:table-cell table:style-name="ce602" table:formula="of:=[.D3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611" table:formula="of:=IFERROR(VLOOKUP([.A31];[$items.C:.E];3;0);&quot;ID not in use&quot;)" office:value-type="string" office:string-value="1X1" calcext:value-type="string">
            <text:p>1X1</text:p>
          </table:table-cell>
          <table:table-cell table:formula="of:=IF([.B31]=&quot;2X2&quot;;4;IF(OR([.B31]=&quot;1X2&quot;;[.B31]=&quot;2X1&quot;);2;IF([.B31]=&quot;1X1&quot;;1;0)))" office:value-type="float" office:value="1" calcext:value-type="float">
            <text:p>1</text:p>
          </table:table-cell>
          <table:table-cell table:formula="of:=IF([.C31]&gt;0;[.C31];MAX([.D30]-1;0))" office:value-type="float" office:value="1" calcext:value-type="float">
            <text:p>1</text:p>
          </table:table-cell>
          <table:table-cell table:style-name="ce602" table:formula="of:=[.D3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611" table:formula="of:=IFERROR(VLOOKUP([.A32];[$items.C:.E];3;0);&quot;ID not in use&quot;)" office:value-type="string" office:string-value="1X1" calcext:value-type="string">
            <text:p>1X1</text:p>
          </table:table-cell>
          <table:table-cell table:formula="of:=IF([.B32]=&quot;2X2&quot;;4;IF(OR([.B32]=&quot;1X2&quot;;[.B32]=&quot;2X1&quot;);2;IF([.B32]=&quot;1X1&quot;;1;0)))" office:value-type="float" office:value="1" calcext:value-type="float">
            <text:p>1</text:p>
          </table:table-cell>
          <table:table-cell table:formula="of:=IF([.C32]&gt;0;[.C32];MAX([.D31]-1;0))" office:value-type="float" office:value="1" calcext:value-type="float">
            <text:p>1</text:p>
          </table:table-cell>
          <table:table-cell table:style-name="ce602" table:formula="of:=[.D3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611" table:formula="of:=IFERROR(VLOOKUP([.A33];[$items.C:.E];3;0);&quot;ID not in use&quot;)" office:value-type="string" office:string-value="1X1" calcext:value-type="string">
            <text:p>1X1</text:p>
          </table:table-cell>
          <table:table-cell table:formula="of:=IF([.B33]=&quot;2X2&quot;;4;IF(OR([.B33]=&quot;1X2&quot;;[.B33]=&quot;2X1&quot;);2;IF([.B33]=&quot;1X1&quot;;1;0)))" office:value-type="float" office:value="1" calcext:value-type="float">
            <text:p>1</text:p>
          </table:table-cell>
          <table:table-cell table:formula="of:=IF([.C33]&gt;0;[.C33];MAX([.D32]-1;0))" office:value-type="float" office:value="1" calcext:value-type="float">
            <text:p>1</text:p>
          </table:table-cell>
          <table:table-cell table:style-name="ce602" table:formula="of:=[.D3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611" table:formula="of:=IFERROR(VLOOKUP([.A34];[$items.C:.E];3;0);&quot;ID not in use&quot;)" office:value-type="string" office:string-value="1X1" calcext:value-type="string">
            <text:p>1X1</text:p>
          </table:table-cell>
          <table:table-cell table:formula="of:=IF([.B34]=&quot;2X2&quot;;4;IF(OR([.B34]=&quot;1X2&quot;;[.B34]=&quot;2X1&quot;);2;IF([.B34]=&quot;1X1&quot;;1;0)))" office:value-type="float" office:value="1" calcext:value-type="float">
            <text:p>1</text:p>
          </table:table-cell>
          <table:table-cell table:formula="of:=IF([.C34]&gt;0;[.C34];MAX([.D33]-1;0))" office:value-type="float" office:value="1" calcext:value-type="float">
            <text:p>1</text:p>
          </table:table-cell>
          <table:table-cell table:style-name="ce602" table:formula="of:=[.D3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611" table:formula="of:=IFERROR(VLOOKUP([.A35];[$items.C:.E];3;0);&quot;ID not in use&quot;)" office:value-type="string" office:string-value="1X1" calcext:value-type="string">
            <text:p>1X1</text:p>
          </table:table-cell>
          <table:table-cell table:formula="of:=IF([.B35]=&quot;2X2&quot;;4;IF(OR([.B35]=&quot;1X2&quot;;[.B35]=&quot;2X1&quot;);2;IF([.B35]=&quot;1X1&quot;;1;0)))" office:value-type="float" office:value="1" calcext:value-type="float">
            <text:p>1</text:p>
          </table:table-cell>
          <table:table-cell table:formula="of:=IF([.C35]&gt;0;[.C35];MAX([.D34]-1;0))" office:value-type="float" office:value="1" calcext:value-type="float">
            <text:p>1</text:p>
          </table:table-cell>
          <table:table-cell table:style-name="ce602" table:formula="of:=[.D3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611" table:formula="of:=IFERROR(VLOOKUP([.A36];[$items.C:.E];3;0);&quot;ID not in use&quot;)" office:value-type="string" office:string-value="1X1" calcext:value-type="string">
            <text:p>1X1</text:p>
          </table:table-cell>
          <table:table-cell table:formula="of:=IF([.B36]=&quot;2X2&quot;;4;IF(OR([.B36]=&quot;1X2&quot;;[.B36]=&quot;2X1&quot;);2;IF([.B36]=&quot;1X1&quot;;1;0)))" office:value-type="float" office:value="1" calcext:value-type="float">
            <text:p>1</text:p>
          </table:table-cell>
          <table:table-cell table:formula="of:=IF([.C36]&gt;0;[.C36];MAX([.D35]-1;0))" office:value-type="float" office:value="1" calcext:value-type="float">
            <text:p>1</text:p>
          </table:table-cell>
          <table:table-cell table:style-name="ce602" table:formula="of:=[.D3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611" table:formula="of:=IFERROR(VLOOKUP([.A37];[$items.C:.E];3;0);&quot;ID not in use&quot;)" office:value-type="string" office:string-value="1X1" calcext:value-type="string">
            <text:p>1X1</text:p>
          </table:table-cell>
          <table:table-cell table:formula="of:=IF([.B37]=&quot;2X2&quot;;4;IF(OR([.B37]=&quot;1X2&quot;;[.B37]=&quot;2X1&quot;);2;IF([.B37]=&quot;1X1&quot;;1;0)))" office:value-type="float" office:value="1" calcext:value-type="float">
            <text:p>1</text:p>
          </table:table-cell>
          <table:table-cell table:formula="of:=IF([.C37]&gt;0;[.C37];MAX([.D36]-1;0))" office:value-type="float" office:value="1" calcext:value-type="float">
            <text:p>1</text:p>
          </table:table-cell>
          <table:table-cell table:style-name="ce602" table:formula="of:=[.D3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611" table:formula="of:=IFERROR(VLOOKUP([.A38];[$items.C:.E];3;0);&quot;ID not in use&quot;)" office:value-type="string" office:string-value="1X1" calcext:value-type="string">
            <text:p>1X1</text:p>
          </table:table-cell>
          <table:table-cell table:formula="of:=IF([.B38]=&quot;2X2&quot;;4;IF(OR([.B38]=&quot;1X2&quot;;[.B38]=&quot;2X1&quot;);2;IF([.B38]=&quot;1X1&quot;;1;0)))" office:value-type="float" office:value="1" calcext:value-type="float">
            <text:p>1</text:p>
          </table:table-cell>
          <table:table-cell table:formula="of:=IF([.C38]&gt;0;[.C38];MAX([.D37]-1;0))" office:value-type="float" office:value="1" calcext:value-type="float">
            <text:p>1</text:p>
          </table:table-cell>
          <table:table-cell table:style-name="ce602" table:formula="of:=[.D3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611" table:formula="of:=IFERROR(VLOOKUP([.A39];[$items.C:.E];3;0);&quot;ID not in use&quot;)" office:value-type="string" office:string-value="1X1" calcext:value-type="string">
            <text:p>1X1</text:p>
          </table:table-cell>
          <table:table-cell table:formula="of:=IF([.B39]=&quot;2X2&quot;;4;IF(OR([.B39]=&quot;1X2&quot;;[.B39]=&quot;2X1&quot;);2;IF([.B39]=&quot;1X1&quot;;1;0)))" office:value-type="float" office:value="1" calcext:value-type="float">
            <text:p>1</text:p>
          </table:table-cell>
          <table:table-cell table:formula="of:=IF([.C39]&gt;0;[.C39];MAX([.D38]-1;0))" office:value-type="float" office:value="1" calcext:value-type="float">
            <text:p>1</text:p>
          </table:table-cell>
          <table:table-cell table:style-name="ce602" table:formula="of:=[.D3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611" table:formula="of:=IFERROR(VLOOKUP([.A40];[$items.C:.E];3;0);&quot;ID not in use&quot;)" office:value-type="string" office:string-value="1X1" calcext:value-type="string">
            <text:p>1X1</text:p>
          </table:table-cell>
          <table:table-cell table:formula="of:=IF([.B40]=&quot;2X2&quot;;4;IF(OR([.B40]=&quot;1X2&quot;;[.B40]=&quot;2X1&quot;);2;IF([.B40]=&quot;1X1&quot;;1;0)))" office:value-type="float" office:value="1" calcext:value-type="float">
            <text:p>1</text:p>
          </table:table-cell>
          <table:table-cell table:formula="of:=IF([.C40]&gt;0;[.C40];MAX([.D39]-1;0))" office:value-type="float" office:value="1" calcext:value-type="float">
            <text:p>1</text:p>
          </table:table-cell>
          <table:table-cell table:style-name="ce602" table:formula="of:=[.D4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611" table:formula="of:=IFERROR(VLOOKUP([.A41];[$items.C:.E];3;0);&quot;ID not in use&quot;)" office:value-type="string" office:string-value="1X1" calcext:value-type="string">
            <text:p>1X1</text:p>
          </table:table-cell>
          <table:table-cell table:formula="of:=IF([.B41]=&quot;2X2&quot;;4;IF(OR([.B41]=&quot;1X2&quot;;[.B41]=&quot;2X1&quot;);2;IF([.B41]=&quot;1X1&quot;;1;0)))" office:value-type="float" office:value="1" calcext:value-type="float">
            <text:p>1</text:p>
          </table:table-cell>
          <table:table-cell table:formula="of:=IF([.C41]&gt;0;[.C41];MAX([.D40]-1;0))" office:value-type="float" office:value="1" calcext:value-type="float">
            <text:p>1</text:p>
          </table:table-cell>
          <table:table-cell table:style-name="ce602" table:formula="of:=[.D4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611" table:formula="of:=IFERROR(VLOOKUP([.A42];[$items.C:.E];3;0);&quot;ID not in use&quot;)" office:value-type="string" office:string-value="1X1" calcext:value-type="string">
            <text:p>1X1</text:p>
          </table:table-cell>
          <table:table-cell table:formula="of:=IF([.B42]=&quot;2X2&quot;;4;IF(OR([.B42]=&quot;1X2&quot;;[.B42]=&quot;2X1&quot;);2;IF([.B42]=&quot;1X1&quot;;1;0)))" office:value-type="float" office:value="1" calcext:value-type="float">
            <text:p>1</text:p>
          </table:table-cell>
          <table:table-cell table:formula="of:=IF([.C42]&gt;0;[.C42];MAX([.D41]-1;0))" office:value-type="float" office:value="1" calcext:value-type="float">
            <text:p>1</text:p>
          </table:table-cell>
          <table:table-cell table:style-name="ce602" table:formula="of:=[.D4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611" table:formula="of:=IFERROR(VLOOKUP([.A43];[$items.C:.E];3;0);&quot;ID not in use&quot;)" office:value-type="string" office:string-value="1X1" calcext:value-type="string">
            <text:p>1X1</text:p>
          </table:table-cell>
          <table:table-cell table:formula="of:=IF([.B43]=&quot;2X2&quot;;4;IF(OR([.B43]=&quot;1X2&quot;;[.B43]=&quot;2X1&quot;);2;IF([.B43]=&quot;1X1&quot;;1;0)))" office:value-type="float" office:value="1" calcext:value-type="float">
            <text:p>1</text:p>
          </table:table-cell>
          <table:table-cell table:formula="of:=IF([.C43]&gt;0;[.C43];MAX([.D42]-1;0))" office:value-type="float" office:value="1" calcext:value-type="float">
            <text:p>1</text:p>
          </table:table-cell>
          <table:table-cell table:style-name="ce602" table:formula="of:=[.D4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611" table:formula="of:=IFERROR(VLOOKUP([.A44];[$items.C:.E];3;0);&quot;ID not in use&quot;)" office:value-type="string" office:string-value="1X1" calcext:value-type="string">
            <text:p>1X1</text:p>
          </table:table-cell>
          <table:table-cell table:formula="of:=IF([.B44]=&quot;2X2&quot;;4;IF(OR([.B44]=&quot;1X2&quot;;[.B44]=&quot;2X1&quot;);2;IF([.B44]=&quot;1X1&quot;;1;0)))" office:value-type="float" office:value="1" calcext:value-type="float">
            <text:p>1</text:p>
          </table:table-cell>
          <table:table-cell table:formula="of:=IF([.C44]&gt;0;[.C44];MAX([.D43]-1;0))" office:value-type="float" office:value="1" calcext:value-type="float">
            <text:p>1</text:p>
          </table:table-cell>
          <table:table-cell table:style-name="ce602" table:formula="of:=[.D4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611" table:formula="of:=IFERROR(VLOOKUP([.A45];[$items.C:.E];3;0);&quot;ID not in use&quot;)" office:value-type="string" office:string-value="1X1" calcext:value-type="string">
            <text:p>1X1</text:p>
          </table:table-cell>
          <table:table-cell table:formula="of:=IF([.B45]=&quot;2X2&quot;;4;IF(OR([.B45]=&quot;1X2&quot;;[.B45]=&quot;2X1&quot;);2;IF([.B45]=&quot;1X1&quot;;1;0)))" office:value-type="float" office:value="1" calcext:value-type="float">
            <text:p>1</text:p>
          </table:table-cell>
          <table:table-cell table:formula="of:=IF([.C45]&gt;0;[.C45];MAX([.D44]-1;0))" office:value-type="float" office:value="1" calcext:value-type="float">
            <text:p>1</text:p>
          </table:table-cell>
          <table:table-cell table:style-name="ce602" table:formula="of:=[.D4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611" table:formula="of:=IFERROR(VLOOKUP([.A46];[$items.C:.E];3;0);&quot;ID not in use&quot;)" office:value-type="string" office:string-value="1X1" calcext:value-type="string">
            <text:p>1X1</text:p>
          </table:table-cell>
          <table:table-cell table:formula="of:=IF([.B46]=&quot;2X2&quot;;4;IF(OR([.B46]=&quot;1X2&quot;;[.B46]=&quot;2X1&quot;);2;IF([.B46]=&quot;1X1&quot;;1;0)))" office:value-type="float" office:value="1" calcext:value-type="float">
            <text:p>1</text:p>
          </table:table-cell>
          <table:table-cell table:formula="of:=IF([.C46]&gt;0;[.C46];MAX([.D45]-1;0))" office:value-type="float" office:value="1" calcext:value-type="float">
            <text:p>1</text:p>
          </table:table-cell>
          <table:table-cell table:style-name="ce602" table:formula="of:=[.D4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611" table:formula="of:=IFERROR(VLOOKUP([.A47];[$items.C:.E];3;0);&quot;ID not in use&quot;)" office:value-type="string" office:string-value="1X1" calcext:value-type="string">
            <text:p>1X1</text:p>
          </table:table-cell>
          <table:table-cell table:formula="of:=IF([.B47]=&quot;2X2&quot;;4;IF(OR([.B47]=&quot;1X2&quot;;[.B47]=&quot;2X1&quot;);2;IF([.B47]=&quot;1X1&quot;;1;0)))" office:value-type="float" office:value="1" calcext:value-type="float">
            <text:p>1</text:p>
          </table:table-cell>
          <table:table-cell table:formula="of:=IF([.C47]&gt;0;[.C47];MAX([.D46]-1;0))" office:value-type="float" office:value="1" calcext:value-type="float">
            <text:p>1</text:p>
          </table:table-cell>
          <table:table-cell table:style-name="ce602" table:formula="of:=[.D4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611" table:formula="of:=IFERROR(VLOOKUP([.A48];[$items.C:.E];3;0);&quot;ID not in use&quot;)" office:value-type="string" office:string-value="1X1" calcext:value-type="string">
            <text:p>1X1</text:p>
          </table:table-cell>
          <table:table-cell table:formula="of:=IF([.B48]=&quot;2X2&quot;;4;IF(OR([.B48]=&quot;1X2&quot;;[.B48]=&quot;2X1&quot;);2;IF([.B48]=&quot;1X1&quot;;1;0)))" office:value-type="float" office:value="1" calcext:value-type="float">
            <text:p>1</text:p>
          </table:table-cell>
          <table:table-cell table:formula="of:=IF([.C48]&gt;0;[.C48];MAX([.D47]-1;0))" office:value-type="float" office:value="1" calcext:value-type="float">
            <text:p>1</text:p>
          </table:table-cell>
          <table:table-cell table:style-name="ce602" table:formula="of:=[.D4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611" table:formula="of:=IFERROR(VLOOKUP([.A49];[$items.C:.E];3;0);&quot;ID not in use&quot;)" office:value-type="string" office:string-value="1X1" calcext:value-type="string">
            <text:p>1X1</text:p>
          </table:table-cell>
          <table:table-cell table:formula="of:=IF([.B49]=&quot;2X2&quot;;4;IF(OR([.B49]=&quot;1X2&quot;;[.B49]=&quot;2X1&quot;);2;IF([.B49]=&quot;1X1&quot;;1;0)))" office:value-type="float" office:value="1" calcext:value-type="float">
            <text:p>1</text:p>
          </table:table-cell>
          <table:table-cell table:formula="of:=IF([.C49]&gt;0;[.C49];MAX([.D48]-1;0))" office:value-type="float" office:value="1" calcext:value-type="float">
            <text:p>1</text:p>
          </table:table-cell>
          <table:table-cell table:style-name="ce602" table:formula="of:=[.D4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611" table:formula="of:=IFERROR(VLOOKUP([.A50];[$items.C:.E];3;0);&quot;ID not in use&quot;)" office:value-type="string" office:string-value="1X1" calcext:value-type="string">
            <text:p>1X1</text:p>
          </table:table-cell>
          <table:table-cell table:formula="of:=IF([.B50]=&quot;2X2&quot;;4;IF(OR([.B50]=&quot;1X2&quot;;[.B50]=&quot;2X1&quot;);2;IF([.B50]=&quot;1X1&quot;;1;0)))" office:value-type="float" office:value="1" calcext:value-type="float">
            <text:p>1</text:p>
          </table:table-cell>
          <table:table-cell table:formula="of:=IF([.C50]&gt;0;[.C50];MAX([.D49]-1;0))" office:value-type="float" office:value="1" calcext:value-type="float">
            <text:p>1</text:p>
          </table:table-cell>
          <table:table-cell table:style-name="ce602" table:formula="of:=[.D5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611" table:formula="of:=IFERROR(VLOOKUP([.A51];[$items.C:.E];3;0);&quot;ID not in use&quot;)" office:value-type="string" office:string-value="1X1" calcext:value-type="string">
            <text:p>1X1</text:p>
          </table:table-cell>
          <table:table-cell table:formula="of:=IF([.B51]=&quot;2X2&quot;;4;IF(OR([.B51]=&quot;1X2&quot;;[.B51]=&quot;2X1&quot;);2;IF([.B51]=&quot;1X1&quot;;1;0)))" office:value-type="float" office:value="1" calcext:value-type="float">
            <text:p>1</text:p>
          </table:table-cell>
          <table:table-cell table:formula="of:=IF([.C51]&gt;0;[.C51];MAX([.D50]-1;0))" office:value-type="float" office:value="1" calcext:value-type="float">
            <text:p>1</text:p>
          </table:table-cell>
          <table:table-cell table:style-name="ce602" table:formula="of:=[.D5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611" table:formula="of:=IFERROR(VLOOKUP([.A52];[$items.C:.E];3;0);&quot;ID not in use&quot;)" office:value-type="string" office:string-value="1X2" calcext:value-type="string">
            <text:p>1X2</text:p>
          </table:table-cell>
          <table:table-cell table:formula="of:=IF([.B52]=&quot;2X2&quot;;4;IF(OR([.B52]=&quot;1X2&quot;;[.B52]=&quot;2X1&quot;);2;IF([.B52]=&quot;1X1&quot;;1;0)))" office:value-type="float" office:value="2" calcext:value-type="float">
            <text:p>2</text:p>
          </table:table-cell>
          <table:table-cell table:formula="of:=IF([.C52]&gt;0;[.C52];MAX([.D51]-1;0))" office:value-type="float" office:value="2" calcext:value-type="float">
            <text:p>2</text:p>
          </table:table-cell>
          <table:table-cell table:style-name="ce602" table:formula="of:=[.D5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1" calcext:value-type="float">
            <text:p>51</text:p>
          </table:table-cell>
          <table:table-cell table:style-name="ce611" table:formula="of:=IFERROR(VLOOKUP([.A53];[$items.C:.E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1" calcext:value-type="float">
            <text:p>1</text:p>
          </table:table-cell>
          <table:table-cell table:style-name="ce602" table:formula="of:=[.D5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2" calcext:value-type="float">
            <text:p>52</text:p>
          </table:table-cell>
          <table:table-cell table:style-name="ce611" table:formula="of:=IFERROR(VLOOKUP([.A54];[$items.C:.E];3;0);&quot;ID not in use&quot;)" office:value-type="string" office:string-value="1X1" calcext:value-type="string">
            <text:p>1X1</text:p>
          </table:table-cell>
          <table:table-cell table:formula="of:=IF([.B54]=&quot;2X2&quot;;4;IF(OR([.B54]=&quot;1X2&quot;;[.B54]=&quot;2X1&quot;);2;IF([.B54]=&quot;1X1&quot;;1;0)))" office:value-type="float" office:value="1" calcext:value-type="float">
            <text:p>1</text:p>
          </table:table-cell>
          <table:table-cell table:formula="of:=IF([.C54]&gt;0;[.C54];MAX([.D53]-1;0))" office:value-type="float" office:value="1" calcext:value-type="float">
            <text:p>1</text:p>
          </table:table-cell>
          <table:table-cell table:style-name="ce602" table:formula="of:=[.D5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3" calcext:value-type="float">
            <text:p>53</text:p>
          </table:table-cell>
          <table:table-cell table:style-name="ce611" table:formula="of:=IFERROR(VLOOKUP([.A55];[$items.C:.E];3;0);&quot;ID not in use&quot;)" office:value-type="string" office:string-value="1X1" calcext:value-type="string">
            <text:p>1X1</text:p>
          </table:table-cell>
          <table:table-cell table:formula="of:=IF([.B55]=&quot;2X2&quot;;4;IF(OR([.B55]=&quot;1X2&quot;;[.B55]=&quot;2X1&quot;);2;IF([.B55]=&quot;1X1&quot;;1;0)))" office:value-type="float" office:value="1" calcext:value-type="float">
            <text:p>1</text:p>
          </table:table-cell>
          <table:table-cell table:formula="of:=IF([.C55]&gt;0;[.C55];MAX([.D54]-1;0))" office:value-type="float" office:value="1" calcext:value-type="float">
            <text:p>1</text:p>
          </table:table-cell>
          <table:table-cell table:style-name="ce602" table:formula="of:=[.D5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4" calcext:value-type="float">
            <text:p>54</text:p>
          </table:table-cell>
          <table:table-cell table:style-name="ce611" table:formula="of:=IFERROR(VLOOKUP([.A56];[$items.C:.E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5" calcext:value-type="float">
            <text:p>55</text:p>
          </table:table-cell>
          <table:table-cell table:style-name="ce611" table:formula="of:=IFERROR(VLOOKUP([.A57];[$items.C:.E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6" calcext:value-type="float">
            <text:p>56</text:p>
          </table:table-cell>
          <table:table-cell table:style-name="ce611" table:formula="of:=IFERROR(VLOOKUP([.A58];[$items.C:.E];3;0);&quot;ID not in use&quot;)" office:value-type="string" office:string-value="1X1" calcext:value-type="string">
            <text:p>1X1</text:p>
          </table:table-cell>
          <table:table-cell table:formula="of:=IF([.B58]=&quot;2X2&quot;;4;IF(OR([.B58]=&quot;1X2&quot;;[.B58]=&quot;2X1&quot;);2;IF([.B58]=&quot;1X1&quot;;1;0)))" office:value-type="float" office:value="1" calcext:value-type="float">
            <text:p>1</text:p>
          </table:table-cell>
          <table:table-cell table:formula="of:=IF([.C58]&gt;0;[.C58];MAX([.D57]-1;0))" office:value-type="float" office:value="1" calcext:value-type="float">
            <text:p>1</text:p>
          </table:table-cell>
          <table:table-cell table:style-name="ce602" table:formula="of:=[.D5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7" calcext:value-type="float">
            <text:p>57</text:p>
          </table:table-cell>
          <table:table-cell table:style-name="ce611" table:formula="of:=IFERROR(VLOOKUP([.A59];[$items.C:.E];3;0);&quot;ID not in use&quot;)" office:value-type="string" office:string-value="1X1" calcext:value-type="string">
            <text:p>1X1</text:p>
          </table:table-cell>
          <table:table-cell table:formula="of:=IF([.B59]=&quot;2X2&quot;;4;IF(OR([.B59]=&quot;1X2&quot;;[.B59]=&quot;2X1&quot;);2;IF([.B59]=&quot;1X1&quot;;1;0)))" office:value-type="float" office:value="1" calcext:value-type="float">
            <text:p>1</text:p>
          </table:table-cell>
          <table:table-cell table:formula="of:=IF([.C59]&gt;0;[.C59];MAX([.D58]-1;0))" office:value-type="float" office:value="1" calcext:value-type="float">
            <text:p>1</text:p>
          </table:table-cell>
          <table:table-cell table:style-name="ce602" table:formula="of:=[.D5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8" calcext:value-type="float">
            <text:p>58</text:p>
          </table:table-cell>
          <table:table-cell table:style-name="ce611" table:formula="of:=IFERROR(VLOOKUP([.A60];[$items.C:.E];3;0);&quot;ID not in use&quot;)" office:value-type="string" office:string-value="1X1" calcext:value-type="string">
            <text:p>1X1</text:p>
          </table:table-cell>
          <table:table-cell table:formula="of:=IF([.B60]=&quot;2X2&quot;;4;IF(OR([.B60]=&quot;1X2&quot;;[.B60]=&quot;2X1&quot;);2;IF([.B60]=&quot;1X1&quot;;1;0)))" office:value-type="float" office:value="1" calcext:value-type="float">
            <text:p>1</text:p>
          </table:table-cell>
          <table:table-cell table:formula="of:=IF([.C60]&gt;0;[.C60];MAX([.D59]-1;0))" office:value-type="float" office:value="1" calcext:value-type="float">
            <text:p>1</text:p>
          </table:table-cell>
          <table:table-cell table:style-name="ce602" table:formula="of:=[.D6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59" calcext:value-type="float">
            <text:p>59</text:p>
          </table:table-cell>
          <table:table-cell table:style-name="ce611" table:formula="of:=IFERROR(VLOOKUP([.A61];[$items.C:.E];3;0);&quot;ID not in use&quot;)" office:value-type="string" office:string-value="1X1" calcext:value-type="string">
            <text:p>1X1</text:p>
          </table:table-cell>
          <table:table-cell table:formula="of:=IF([.B61]=&quot;2X2&quot;;4;IF(OR([.B61]=&quot;1X2&quot;;[.B61]=&quot;2X1&quot;);2;IF([.B61]=&quot;1X1&quot;;1;0)))" office:value-type="float" office:value="1" calcext:value-type="float">
            <text:p>1</text:p>
          </table:table-cell>
          <table:table-cell table:formula="of:=IF([.C61]&gt;0;[.C61];MAX([.D60]-1;0))" office:value-type="float" office:value="1" calcext:value-type="float">
            <text:p>1</text:p>
          </table:table-cell>
          <table:table-cell table:style-name="ce602" table:formula="of:=[.D6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0" calcext:value-type="float">
            <text:p>60</text:p>
          </table:table-cell>
          <table:table-cell table:style-name="ce611" table:formula="of:=IFERROR(VLOOKUP([.A62];[$items.C:.E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1" calcext:value-type="float">
            <text:p>61</text:p>
          </table:table-cell>
          <table:table-cell table:style-name="ce611" table:formula="of:=IFERROR(VLOOKUP([.A63];[$items.C:.E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2" calcext:value-type="float">
            <text:p>62</text:p>
          </table:table-cell>
          <table:table-cell table:style-name="ce611" table:formula="of:=IFERROR(VLOOKUP([.A64];[$items.C:.E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3" calcext:value-type="float">
            <text:p>63</text:p>
          </table:table-cell>
          <table:table-cell table:style-name="ce611" table:formula="of:=IFERROR(VLOOKUP([.A65];[$items.C:.E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4" calcext:value-type="float">
            <text:p>64</text:p>
          </table:table-cell>
          <table:table-cell table:style-name="ce611" table:formula="of:=IFERROR(VLOOKUP([.A66];[$items.C:.E];3;0);&quot;ID not in use&quot;)" office:value-type="string" office:string-value="1X1" calcext:value-type="string">
            <text:p>1X1</text:p>
          </table:table-cell>
          <table:table-cell table:formula="of:=IF([.B66]=&quot;2X2&quot;;4;IF(OR([.B66]=&quot;1X2&quot;;[.B66]=&quot;2X1&quot;);2;IF([.B66]=&quot;1X1&quot;;1;0)))" office:value-type="float" office:value="1" calcext:value-type="float">
            <text:p>1</text:p>
          </table:table-cell>
          <table:table-cell table:formula="of:=IF([.C66]&gt;0;[.C66];MAX([.D65]-1;0))" office:value-type="float" office:value="1" calcext:value-type="float">
            <text:p>1</text:p>
          </table:table-cell>
          <table:table-cell table:style-name="ce602" table:formula="of:=[.D6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5" calcext:value-type="float">
            <text:p>65</text:p>
          </table:table-cell>
          <table:table-cell table:style-name="ce611" table:formula="of:=IFERROR(VLOOKUP([.A67];[$items.C:.E];3;0);&quot;ID not in use&quot;)" office:value-type="string" office:string-value="1X1" calcext:value-type="string">
            <text:p>1X1</text:p>
          </table:table-cell>
          <table:table-cell table:formula="of:=IF([.B67]=&quot;2X2&quot;;4;IF(OR([.B67]=&quot;1X2&quot;;[.B67]=&quot;2X1&quot;);2;IF([.B67]=&quot;1X1&quot;;1;0)))" office:value-type="float" office:value="1" calcext:value-type="float">
            <text:p>1</text:p>
          </table:table-cell>
          <table:table-cell table:formula="of:=IF([.C67]&gt;0;[.C67];MAX([.D66]-1;0))" office:value-type="float" office:value="1" calcext:value-type="float">
            <text:p>1</text:p>
          </table:table-cell>
          <table:table-cell table:style-name="ce602" table:formula="of:=[.D6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6" calcext:value-type="float">
            <text:p>66</text:p>
          </table:table-cell>
          <table:table-cell table:style-name="ce611" table:formula="of:=IFERROR(VLOOKUP([.A68];[$items.C:.E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7" calcext:value-type="float">
            <text:p>67</text:p>
          </table:table-cell>
          <table:table-cell table:style-name="ce611" table:formula="of:=IFERROR(VLOOKUP([.A69];[$items.C:.E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8" calcext:value-type="float">
            <text:p>68</text:p>
          </table:table-cell>
          <table:table-cell table:style-name="ce611" table:formula="of:=IFERROR(VLOOKUP([.A70];[$items.C:.E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69" calcext:value-type="float">
            <text:p>69</text:p>
          </table:table-cell>
          <table:table-cell table:style-name="ce611" table:formula="of:=IFERROR(VLOOKUP([.A71];[$items.C:.E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0" calcext:value-type="float">
            <text:p>70</text:p>
          </table:table-cell>
          <table:table-cell table:style-name="ce611" table:formula="of:=IFERROR(VLOOKUP([.A72];[$items.C:.E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1" calcext:value-type="float">
            <text:p>71</text:p>
          </table:table-cell>
          <table:table-cell table:style-name="ce611" table:formula="of:=IFERROR(VLOOKUP([.A73];[$items.C:.E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2" calcext:value-type="float">
            <text:p>72</text:p>
          </table:table-cell>
          <table:table-cell table:style-name="ce611" table:formula="of:=IFERROR(VLOOKUP([.A74];[$items.C:.E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3" calcext:value-type="float">
            <text:p>73</text:p>
          </table:table-cell>
          <table:table-cell table:style-name="ce611" table:formula="of:=IFERROR(VLOOKUP([.A75];[$items.C:.E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4" calcext:value-type="float">
            <text:p>74</text:p>
          </table:table-cell>
          <table:table-cell table:style-name="ce611" table:formula="of:=IFERROR(VLOOKUP([.A76];[$items.C:.E];3;0);&quot;ID not in use&quot;)" office:value-type="string" office:string-value="1X1" calcext:value-type="string">
            <text:p>1X1</text:p>
          </table:table-cell>
          <table:table-cell table:formula="of:=IF([.B76]=&quot;2X2&quot;;4;IF(OR([.B76]=&quot;1X2&quot;;[.B76]=&quot;2X1&quot;);2;IF([.B76]=&quot;1X1&quot;;1;0)))" office:value-type="float" office:value="1" calcext:value-type="float">
            <text:p>1</text:p>
          </table:table-cell>
          <table:table-cell table:formula="of:=IF([.C76]&gt;0;[.C76];MAX([.D75]-1;0))" office:value-type="float" office:value="1" calcext:value-type="float">
            <text:p>1</text:p>
          </table:table-cell>
          <table:table-cell table:style-name="ce602" table:formula="of:=[.D7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5" calcext:value-type="float">
            <text:p>75</text:p>
          </table:table-cell>
          <table:table-cell table:style-name="ce611" table:formula="of:=IFERROR(VLOOKUP([.A77];[$items.C:.E];3;0);&quot;ID not in use&quot;)" office:value-type="string" office:string-value="1X1" calcext:value-type="string">
            <text:p>1X1</text:p>
          </table:table-cell>
          <table:table-cell table:formula="of:=IF([.B77]=&quot;2X2&quot;;4;IF(OR([.B77]=&quot;1X2&quot;;[.B77]=&quot;2X1&quot;);2;IF([.B77]=&quot;1X1&quot;;1;0)))" office:value-type="float" office:value="1" calcext:value-type="float">
            <text:p>1</text:p>
          </table:table-cell>
          <table:table-cell table:formula="of:=IF([.C77]&gt;0;[.C77];MAX([.D76]-1;0))" office:value-type="float" office:value="1" calcext:value-type="float">
            <text:p>1</text:p>
          </table:table-cell>
          <table:table-cell table:style-name="ce602" table:formula="of:=[.D7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6" calcext:value-type="float">
            <text:p>76</text:p>
          </table:table-cell>
          <table:table-cell table:style-name="ce611" table:formula="of:=IFERROR(VLOOKUP([.A78];[$items.C:.E];3;0);&quot;ID not in use&quot;)" office:value-type="string" office:string-value="1X2" calcext:value-type="string">
            <text:p>1X2</text:p>
          </table:table-cell>
          <table:table-cell table:formula="of:=IF([.B78]=&quot;2X2&quot;;4;IF(OR([.B78]=&quot;1X2&quot;;[.B78]=&quot;2X1&quot;);2;IF([.B78]=&quot;1X1&quot;;1;0)))" office:value-type="float" office:value="2" calcext:value-type="float">
            <text:p>2</text:p>
          </table:table-cell>
          <table:table-cell table:formula="of:=IF([.C78]&gt;0;[.C78];MAX([.D77]-1;0))" office:value-type="float" office:value="2" calcext:value-type="float">
            <text:p>2</text:p>
          </table:table-cell>
          <table:table-cell table:style-name="ce602" table:formula="of:=[.D7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7" calcext:value-type="float">
            <text:p>77</text:p>
          </table:table-cell>
          <table:table-cell table:style-name="ce611" table:formula="of:=IFERROR(VLOOKUP([.A79];[$items.C:.E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1" calcext:value-type="float">
            <text:p>1</text:p>
          </table:table-cell>
          <table:table-cell table:style-name="ce602" table:formula="of:=[.D7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8" calcext:value-type="float">
            <text:p>78</text:p>
          </table:table-cell>
          <table:table-cell table:style-name="ce611" table:formula="of:=IFERROR(VLOOKUP([.A80];[$items.C:.E];3;0);&quot;ID not in use&quot;)" office:value-type="string" office:string-value="1X1" calcext:value-type="string">
            <text:p>1X1</text:p>
          </table:table-cell>
          <table:table-cell table:formula="of:=IF([.B80]=&quot;2X2&quot;;4;IF(OR([.B80]=&quot;1X2&quot;;[.B80]=&quot;2X1&quot;);2;IF([.B80]=&quot;1X1&quot;;1;0)))" office:value-type="float" office:value="1" calcext:value-type="float">
            <text:p>1</text:p>
          </table:table-cell>
          <table:table-cell table:formula="of:=IF([.C80]&gt;0;[.C80];MAX([.D79]-1;0))" office:value-type="float" office:value="1" calcext:value-type="float">
            <text:p>1</text:p>
          </table:table-cell>
          <table:table-cell table:style-name="ce602" table:formula="of:=[.D8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79" calcext:value-type="float">
            <text:p>79</text:p>
          </table:table-cell>
          <table:table-cell table:style-name="ce611" table:formula="of:=IFERROR(VLOOKUP([.A81];[$items.C:.E];3;0);&quot;ID not in use&quot;)" office:value-type="string" office:string-value="1X1" calcext:value-type="string">
            <text:p>1X1</text:p>
          </table:table-cell>
          <table:table-cell table:formula="of:=IF([.B81]=&quot;2X2&quot;;4;IF(OR([.B81]=&quot;1X2&quot;;[.B81]=&quot;2X1&quot;);2;IF([.B81]=&quot;1X1&quot;;1;0)))" office:value-type="float" office:value="1" calcext:value-type="float">
            <text:p>1</text:p>
          </table:table-cell>
          <table:table-cell table:formula="of:=IF([.C81]&gt;0;[.C81];MAX([.D80]-1;0))" office:value-type="float" office:value="1" calcext:value-type="float">
            <text:p>1</text:p>
          </table:table-cell>
          <table:table-cell table:style-name="ce602" table:formula="of:=[.D8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0" calcext:value-type="float">
            <text:p>80</text:p>
          </table:table-cell>
          <table:table-cell table:style-name="ce611" table:formula="of:=IFERROR(VLOOKUP([.A82];[$items.C:.E];3;0);&quot;ID not in use&quot;)" office:value-type="string" office:string-value="1X1" calcext:value-type="string">
            <text:p>1X1</text:p>
          </table:table-cell>
          <table:table-cell table:formula="of:=IF([.B82]=&quot;2X2&quot;;4;IF(OR([.B82]=&quot;1X2&quot;;[.B82]=&quot;2X1&quot;);2;IF([.B82]=&quot;1X1&quot;;1;0)))" office:value-type="float" office:value="1" calcext:value-type="float">
            <text:p>1</text:p>
          </table:table-cell>
          <table:table-cell table:formula="of:=IF([.C82]&gt;0;[.C82];MAX([.D81]-1;0))" office:value-type="float" office:value="1" calcext:value-type="float">
            <text:p>1</text:p>
          </table:table-cell>
          <table:table-cell table:style-name="ce602" table:formula="of:=[.D8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1" calcext:value-type="float">
            <text:p>81</text:p>
          </table:table-cell>
          <table:table-cell table:style-name="ce611" table:formula="of:=IFERROR(VLOOKUP([.A83];[$items.C:.E];3;0);&quot;ID not in use&quot;)" office:value-type="string" office:string-value="1X1" calcext:value-type="string">
            <text:p>1X1</text:p>
          </table:table-cell>
          <table:table-cell table:formula="of:=IF([.B83]=&quot;2X2&quot;;4;IF(OR([.B83]=&quot;1X2&quot;;[.B83]=&quot;2X1&quot;);2;IF([.B83]=&quot;1X1&quot;;1;0)))" office:value-type="float" office:value="1" calcext:value-type="float">
            <text:p>1</text:p>
          </table:table-cell>
          <table:table-cell table:formula="of:=IF([.C83]&gt;0;[.C83];MAX([.D82]-1;0))" office:value-type="float" office:value="1" calcext:value-type="float">
            <text:p>1</text:p>
          </table:table-cell>
          <table:table-cell table:style-name="ce602" table:formula="of:=[.D8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2" calcext:value-type="float">
            <text:p>82</text:p>
          </table:table-cell>
          <table:table-cell table:style-name="ce611" table:formula="of:=IFERROR(VLOOKUP([.A84];[$items.C:.E];3;0);&quot;ID not in use&quot;)" office:value-type="string" office:string-value="1X1" calcext:value-type="string">
            <text:p>1X1</text:p>
          </table:table-cell>
          <table:table-cell table:formula="of:=IF([.B84]=&quot;2X2&quot;;4;IF(OR([.B84]=&quot;1X2&quot;;[.B84]=&quot;2X1&quot;);2;IF([.B84]=&quot;1X1&quot;;1;0)))" office:value-type="float" office:value="1" calcext:value-type="float">
            <text:p>1</text:p>
          </table:table-cell>
          <table:table-cell table:formula="of:=IF([.C84]&gt;0;[.C84];MAX([.D83]-1;0))" office:value-type="float" office:value="1" calcext:value-type="float">
            <text:p>1</text:p>
          </table:table-cell>
          <table:table-cell table:style-name="ce602" table:formula="of:=[.D8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3" calcext:value-type="float">
            <text:p>83</text:p>
          </table:table-cell>
          <table:table-cell table:style-name="ce611" table:formula="of:=IFERROR(VLOOKUP([.A85];[$items.C:.E];3;0);&quot;ID not in use&quot;)" office:value-type="string" office:string-value="1X1" calcext:value-type="string">
            <text:p>1X1</text:p>
          </table:table-cell>
          <table:table-cell table:formula="of:=IF([.B85]=&quot;2X2&quot;;4;IF(OR([.B85]=&quot;1X2&quot;;[.B85]=&quot;2X1&quot;);2;IF([.B85]=&quot;1X1&quot;;1;0)))" office:value-type="float" office:value="1" calcext:value-type="float">
            <text:p>1</text:p>
          </table:table-cell>
          <table:table-cell table:formula="of:=IF([.C85]&gt;0;[.C85];MAX([.D84]-1;0))" office:value-type="float" office:value="1" calcext:value-type="float">
            <text:p>1</text:p>
          </table:table-cell>
          <table:table-cell table:style-name="ce602" table:formula="of:=[.D8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4" calcext:value-type="float">
            <text:p>84</text:p>
          </table:table-cell>
          <table:table-cell table:style-name="ce611" table:formula="of:=IFERROR(VLOOKUP([.A86];[$items.C:.E];3;0);&quot;ID not in use&quot;)" office:value-type="string" office:string-value="1X1" calcext:value-type="string">
            <text:p>1X1</text:p>
          </table:table-cell>
          <table:table-cell table:formula="of:=IF([.B86]=&quot;2X2&quot;;4;IF(OR([.B86]=&quot;1X2&quot;;[.B86]=&quot;2X1&quot;);2;IF([.B86]=&quot;1X1&quot;;1;0)))" office:value-type="float" office:value="1" calcext:value-type="float">
            <text:p>1</text:p>
          </table:table-cell>
          <table:table-cell table:formula="of:=IF([.C86]&gt;0;[.C86];MAX([.D85]-1;0))" office:value-type="float" office:value="1" calcext:value-type="float">
            <text:p>1</text:p>
          </table:table-cell>
          <table:table-cell table:style-name="ce602" table:formula="of:=[.D8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5" calcext:value-type="float">
            <text:p>85</text:p>
          </table:table-cell>
          <table:table-cell table:style-name="ce611" table:formula="of:=IFERROR(VLOOKUP([.A87];[$items.C:.E];3;0);&quot;ID not in use&quot;)" office:value-type="string" office:string-value="1X1" calcext:value-type="string">
            <text:p>1X1</text:p>
          </table:table-cell>
          <table:table-cell table:formula="of:=IF([.B87]=&quot;2X2&quot;;4;IF(OR([.B87]=&quot;1X2&quot;;[.B87]=&quot;2X1&quot;);2;IF([.B87]=&quot;1X1&quot;;1;0)))" office:value-type="float" office:value="1" calcext:value-type="float">
            <text:p>1</text:p>
          </table:table-cell>
          <table:table-cell table:formula="of:=IF([.C87]&gt;0;[.C87];MAX([.D86]-1;0))" office:value-type="float" office:value="1" calcext:value-type="float">
            <text:p>1</text:p>
          </table:table-cell>
          <table:table-cell table:style-name="ce602" table:formula="of:=[.D8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6" calcext:value-type="float">
            <text:p>86</text:p>
          </table:table-cell>
          <table:table-cell table:style-name="ce611" table:formula="of:=IFERROR(VLOOKUP([.A88];[$items.C:.E];3;0);&quot;ID not in use&quot;)" office:value-type="string" office:string-value="1X1" calcext:value-type="string">
            <text:p>1X1</text:p>
          </table:table-cell>
          <table:table-cell table:formula="of:=IF([.B88]=&quot;2X2&quot;;4;IF(OR([.B88]=&quot;1X2&quot;;[.B88]=&quot;2X1&quot;);2;IF([.B88]=&quot;1X1&quot;;1;0)))" office:value-type="float" office:value="1" calcext:value-type="float">
            <text:p>1</text:p>
          </table:table-cell>
          <table:table-cell table:formula="of:=IF([.C88]&gt;0;[.C88];MAX([.D87]-1;0))" office:value-type="float" office:value="1" calcext:value-type="float">
            <text:p>1</text:p>
          </table:table-cell>
          <table:table-cell table:style-name="ce602" table:formula="of:=[.D8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7" calcext:value-type="float">
            <text:p>87</text:p>
          </table:table-cell>
          <table:table-cell table:style-name="ce611" table:formula="of:=IFERROR(VLOOKUP([.A89];[$items.C:.E];3;0);&quot;ID not in use&quot;)" office:value-type="string" office:string-value="1X1" calcext:value-type="string">
            <text:p>1X1</text:p>
          </table:table-cell>
          <table:table-cell table:formula="of:=IF([.B89]=&quot;2X2&quot;;4;IF(OR([.B89]=&quot;1X2&quot;;[.B89]=&quot;2X1&quot;);2;IF([.B89]=&quot;1X1&quot;;1;0)))" office:value-type="float" office:value="1" calcext:value-type="float">
            <text:p>1</text:p>
          </table:table-cell>
          <table:table-cell table:formula="of:=IF([.C89]&gt;0;[.C89];MAX([.D88]-1;0))" office:value-type="float" office:value="1" calcext:value-type="float">
            <text:p>1</text:p>
          </table:table-cell>
          <table:table-cell table:style-name="ce602" table:formula="of:=[.D8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8" calcext:value-type="float">
            <text:p>88</text:p>
          </table:table-cell>
          <table:table-cell table:style-name="ce611" table:formula="of:=IFERROR(VLOOKUP([.A90];[$items.C:.E];3;0);&quot;ID not in use&quot;)" office:value-type="string" office:string-value="1X1" calcext:value-type="string">
            <text:p>1X1</text:p>
          </table:table-cell>
          <table:table-cell table:formula="of:=IF([.B90]=&quot;2X2&quot;;4;IF(OR([.B90]=&quot;1X2&quot;;[.B90]=&quot;2X1&quot;);2;IF([.B90]=&quot;1X1&quot;;1;0)))" office:value-type="float" office:value="1" calcext:value-type="float">
            <text:p>1</text:p>
          </table:table-cell>
          <table:table-cell table:formula="of:=IF([.C90]&gt;0;[.C90];MAX([.D89]-1;0))" office:value-type="float" office:value="1" calcext:value-type="float">
            <text:p>1</text:p>
          </table:table-cell>
          <table:table-cell table:style-name="ce602" table:formula="of:=[.D9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89" calcext:value-type="float">
            <text:p>89</text:p>
          </table:table-cell>
          <table:table-cell table:style-name="ce611" table:formula="of:=IFERROR(VLOOKUP([.A91];[$items.C:.E];3;0);&quot;ID not in use&quot;)" office:value-type="string" office:string-value="1X1" calcext:value-type="string">
            <text:p>1X1</text:p>
          </table:table-cell>
          <table:table-cell table:formula="of:=IF([.B91]=&quot;2X2&quot;;4;IF(OR([.B91]=&quot;1X2&quot;;[.B91]=&quot;2X1&quot;);2;IF([.B91]=&quot;1X1&quot;;1;0)))" office:value-type="float" office:value="1" calcext:value-type="float">
            <text:p>1</text:p>
          </table:table-cell>
          <table:table-cell table:formula="of:=IF([.C91]&gt;0;[.C91];MAX([.D90]-1;0))" office:value-type="float" office:value="1" calcext:value-type="float">
            <text:p>1</text:p>
          </table:table-cell>
          <table:table-cell table:style-name="ce602" table:formula="of:=[.D9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0" calcext:value-type="float">
            <text:p>90</text:p>
          </table:table-cell>
          <table:table-cell table:style-name="ce611" table:formula="of:=IFERROR(VLOOKUP([.A92];[$items.C:.E];3;0);&quot;ID not in use&quot;)" office:value-type="string" office:string-value="1X1" calcext:value-type="string">
            <text:p>1X1</text:p>
          </table:table-cell>
          <table:table-cell table:formula="of:=IF([.B92]=&quot;2X2&quot;;4;IF(OR([.B92]=&quot;1X2&quot;;[.B92]=&quot;2X1&quot;);2;IF([.B92]=&quot;1X1&quot;;1;0)))" office:value-type="float" office:value="1" calcext:value-type="float">
            <text:p>1</text:p>
          </table:table-cell>
          <table:table-cell table:formula="of:=IF([.C92]&gt;0;[.C92];MAX([.D91]-1;0))" office:value-type="float" office:value="1" calcext:value-type="float">
            <text:p>1</text:p>
          </table:table-cell>
          <table:table-cell table:style-name="ce602" table:formula="of:=[.D9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1" calcext:value-type="float">
            <text:p>91</text:p>
          </table:table-cell>
          <table:table-cell table:style-name="ce611" table:formula="of:=IFERROR(VLOOKUP([.A93];[$items.C:.E];3;0);&quot;ID not in use&quot;)" office:value-type="string" office:string-value="1X1" calcext:value-type="string">
            <text:p>1X1</text:p>
          </table:table-cell>
          <table:table-cell table:formula="of:=IF([.B93]=&quot;2X2&quot;;4;IF(OR([.B93]=&quot;1X2&quot;;[.B93]=&quot;2X1&quot;);2;IF([.B93]=&quot;1X1&quot;;1;0)))" office:value-type="float" office:value="1" calcext:value-type="float">
            <text:p>1</text:p>
          </table:table-cell>
          <table:table-cell table:formula="of:=IF([.C93]&gt;0;[.C93];MAX([.D92]-1;0))" office:value-type="float" office:value="1" calcext:value-type="float">
            <text:p>1</text:p>
          </table:table-cell>
          <table:table-cell table:style-name="ce602" table:formula="of:=[.D9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2" calcext:value-type="float">
            <text:p>92</text:p>
          </table:table-cell>
          <table:table-cell table:style-name="ce611" table:formula="of:=IFERROR(VLOOKUP([.A94];[$items.C:.E];3;0);&quot;ID not in use&quot;)" office:value-type="string" office:string-value="1X1" calcext:value-type="string">
            <text:p>1X1</text:p>
          </table:table-cell>
          <table:table-cell table:formula="of:=IF([.B94]=&quot;2X2&quot;;4;IF(OR([.B94]=&quot;1X2&quot;;[.B94]=&quot;2X1&quot;);2;IF([.B94]=&quot;1X1&quot;;1;0)))" office:value-type="float" office:value="1" calcext:value-type="float">
            <text:p>1</text:p>
          </table:table-cell>
          <table:table-cell table:formula="of:=IF([.C94]&gt;0;[.C94];MAX([.D93]-1;0))" office:value-type="float" office:value="1" calcext:value-type="float">
            <text:p>1</text:p>
          </table:table-cell>
          <table:table-cell table:style-name="ce602" table:formula="of:=[.D9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3" calcext:value-type="float">
            <text:p>93</text:p>
          </table:table-cell>
          <table:table-cell table:style-name="ce611" table:formula="of:=IFERROR(VLOOKUP([.A95];[$items.C:.E];3;0);&quot;ID not in use&quot;)" office:value-type="string" office:string-value="1X1" calcext:value-type="string">
            <text:p>1X1</text:p>
          </table:table-cell>
          <table:table-cell table:formula="of:=IF([.B95]=&quot;2X2&quot;;4;IF(OR([.B95]=&quot;1X2&quot;;[.B95]=&quot;2X1&quot;);2;IF([.B95]=&quot;1X1&quot;;1;0)))" office:value-type="float" office:value="1" calcext:value-type="float">
            <text:p>1</text:p>
          </table:table-cell>
          <table:table-cell table:formula="of:=IF([.C95]&gt;0;[.C95];MAX([.D94]-1;0))" office:value-type="float" office:value="1" calcext:value-type="float">
            <text:p>1</text:p>
          </table:table-cell>
          <table:table-cell table:style-name="ce602" table:formula="of:=[.D9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4" calcext:value-type="float">
            <text:p>94</text:p>
          </table:table-cell>
          <table:table-cell table:style-name="ce611" table:formula="of:=IFERROR(VLOOKUP([.A96];[$items.C:.E];3;0);&quot;ID not in use&quot;)" office:value-type="string" office:string-value="1X1" calcext:value-type="string">
            <text:p>1X1</text:p>
          </table:table-cell>
          <table:table-cell table:formula="of:=IF([.B96]=&quot;2X2&quot;;4;IF(OR([.B96]=&quot;1X2&quot;;[.B96]=&quot;2X1&quot;);2;IF([.B96]=&quot;1X1&quot;;1;0)))" office:value-type="float" office:value="1" calcext:value-type="float">
            <text:p>1</text:p>
          </table:table-cell>
          <table:table-cell table:formula="of:=IF([.C96]&gt;0;[.C96];MAX([.D95]-1;0))" office:value-type="float" office:value="1" calcext:value-type="float">
            <text:p>1</text:p>
          </table:table-cell>
          <table:table-cell table:style-name="ce602" table:formula="of:=[.D9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5" calcext:value-type="float">
            <text:p>95</text:p>
          </table:table-cell>
          <table:table-cell table:style-name="ce611" table:formula="of:=IFERROR(VLOOKUP([.A97];[$items.C:.E];3;0);&quot;ID not in use&quot;)" office:value-type="string" office:string-value="1X1" calcext:value-type="string">
            <text:p>1X1</text:p>
          </table:table-cell>
          <table:table-cell table:formula="of:=IF([.B97]=&quot;2X2&quot;;4;IF(OR([.B97]=&quot;1X2&quot;;[.B97]=&quot;2X1&quot;);2;IF([.B97]=&quot;1X1&quot;;1;0)))" office:value-type="float" office:value="1" calcext:value-type="float">
            <text:p>1</text:p>
          </table:table-cell>
          <table:table-cell table:formula="of:=IF([.C97]&gt;0;[.C97];MAX([.D96]-1;0))" office:value-type="float" office:value="1" calcext:value-type="float">
            <text:p>1</text:p>
          </table:table-cell>
          <table:table-cell table:style-name="ce602" table:formula="of:=[.D9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6" calcext:value-type="float">
            <text:p>96</text:p>
          </table:table-cell>
          <table:table-cell table:style-name="ce611" table:formula="of:=IFERROR(VLOOKUP([.A98];[$items.C:.E];3;0);&quot;ID not in use&quot;)" office:value-type="string" office:string-value="1X1" calcext:value-type="string">
            <text:p>1X1</text:p>
          </table:table-cell>
          <table:table-cell table:formula="of:=IF([.B98]=&quot;2X2&quot;;4;IF(OR([.B98]=&quot;1X2&quot;;[.B98]=&quot;2X1&quot;);2;IF([.B98]=&quot;1X1&quot;;1;0)))" office:value-type="float" office:value="1" calcext:value-type="float">
            <text:p>1</text:p>
          </table:table-cell>
          <table:table-cell table:formula="of:=IF([.C98]&gt;0;[.C98];MAX([.D97]-1;0))" office:value-type="float" office:value="1" calcext:value-type="float">
            <text:p>1</text:p>
          </table:table-cell>
          <table:table-cell table:style-name="ce602" table:formula="of:=[.D9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7" calcext:value-type="float">
            <text:p>97</text:p>
          </table:table-cell>
          <table:table-cell table:style-name="ce611" table:formula="of:=IFERROR(VLOOKUP([.A99];[$items.C:.E];3;0);&quot;ID not in use&quot;)" office:value-type="string" office:string-value="1X1" calcext:value-type="string">
            <text:p>1X1</text:p>
          </table:table-cell>
          <table:table-cell table:formula="of:=IF([.B99]=&quot;2X2&quot;;4;IF(OR([.B99]=&quot;1X2&quot;;[.B99]=&quot;2X1&quot;);2;IF([.B99]=&quot;1X1&quot;;1;0)))" office:value-type="float" office:value="1" calcext:value-type="float">
            <text:p>1</text:p>
          </table:table-cell>
          <table:table-cell table:formula="of:=IF([.C99]&gt;0;[.C99];MAX([.D98]-1;0))" office:value-type="float" office:value="1" calcext:value-type="float">
            <text:p>1</text:p>
          </table:table-cell>
          <table:table-cell table:style-name="ce602" table:formula="of:=[.D9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8" calcext:value-type="float">
            <text:p>98</text:p>
          </table:table-cell>
          <table:table-cell table:style-name="ce611" table:formula="of:=IFERROR(VLOOKUP([.A100];[$items.C:.E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99" calcext:value-type="float">
            <text:p>99</text:p>
          </table:table-cell>
          <table:table-cell table:style-name="ce611" table:formula="of:=IFERROR(VLOOKUP([.A101];[$items.C:.E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0" calcext:value-type="float">
            <text:p>100</text:p>
          </table:table-cell>
          <table:table-cell table:style-name="ce611" table:formula="of:=IFERROR(VLOOKUP([.A102];[$items.C:.E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1" calcext:value-type="float">
            <text:p>101</text:p>
          </table:table-cell>
          <table:table-cell table:style-name="ce611" table:formula="of:=IFERROR(VLOOKUP([.A103];[$items.C:.E];3;0);&quot;ID not in use&quot;)" office:value-type="string" office:string-value="1X2" calcext:value-type="string">
            <text:p>1X2</text:p>
          </table:table-cell>
          <table:table-cell table:formula="of:=IF([.B103]=&quot;2X2&quot;;4;IF(OR([.B103]=&quot;1X2&quot;;[.B103]=&quot;2X1&quot;);2;IF([.B103]=&quot;1X1&quot;;1;0)))" office:value-type="float" office:value="2" calcext:value-type="float">
            <text:p>2</text:p>
          </table:table-cell>
          <table:table-cell table:formula="of:=IF([.C103]&gt;0;[.C103];MAX([.D102]-1;0))" office:value-type="float" office:value="2" calcext:value-type="float">
            <text:p>2</text:p>
          </table:table-cell>
          <table:table-cell table:style-name="ce602" table:formula="of:=[.D10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2" calcext:value-type="float">
            <text:p>102</text:p>
          </table:table-cell>
          <table:table-cell table:style-name="ce611" table:formula="of:=IFERROR(VLOOKUP([.A104];[$items.C:.E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1" calcext:value-type="float">
            <text:p>1</text:p>
          </table:table-cell>
          <table:table-cell table:style-name="ce602" table:formula="of:=[.D10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3" calcext:value-type="float">
            <text:p>103</text:p>
          </table:table-cell>
          <table:table-cell table:style-name="ce611" table:formula="of:=IFERROR(VLOOKUP([.A105];[$items.C:.E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4" calcext:value-type="float">
            <text:p>104</text:p>
          </table:table-cell>
          <table:table-cell table:style-name="ce611" table:formula="of:=IFERROR(VLOOKUP([.A106];[$items.C:.E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5" calcext:value-type="float">
            <text:p>105</text:p>
          </table:table-cell>
          <table:table-cell table:style-name="ce611" table:formula="of:=IFERROR(VLOOKUP([.A107];[$items.C:.E];3;0);&quot;ID not in use&quot;)" office:value-type="string" office:string-value="1X2" calcext:value-type="string">
            <text:p>1X2</text:p>
          </table:table-cell>
          <table:table-cell table:formula="of:=IF([.B107]=&quot;2X2&quot;;4;IF(OR([.B107]=&quot;1X2&quot;;[.B107]=&quot;2X1&quot;);2;IF([.B107]=&quot;1X1&quot;;1;0)))" office:value-type="float" office:value="2" calcext:value-type="float">
            <text:p>2</text:p>
          </table:table-cell>
          <table:table-cell table:formula="of:=IF([.C107]&gt;0;[.C107];MAX([.D106]-1;0))" office:value-type="float" office:value="2" calcext:value-type="float">
            <text:p>2</text:p>
          </table:table-cell>
          <table:table-cell table:style-name="ce602" table:formula="of:=[.D10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6" calcext:value-type="float">
            <text:p>106</text:p>
          </table:table-cell>
          <table:table-cell table:style-name="ce611" table:formula="of:=IFERROR(VLOOKUP([.A108];[$items.C:.E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1" calcext:value-type="float">
            <text:p>1</text:p>
          </table:table-cell>
          <table:table-cell table:style-name="ce602" table:formula="of:=[.D10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7" calcext:value-type="float">
            <text:p>107</text:p>
          </table:table-cell>
          <table:table-cell table:style-name="ce611" table:formula="of:=IFERROR(VLOOKUP([.A109];[$items.C:.E];3;0);&quot;ID not in use&quot;)" office:value-type="string" office:string-value="2X1" calcext:value-type="string">
            <text:p>2X1</text:p>
          </table:table-cell>
          <table:table-cell table:formula="of:=IF([.B109]=&quot;2X2&quot;;4;IF(OR([.B109]=&quot;1X2&quot;;[.B109]=&quot;2X1&quot;);2;IF([.B109]=&quot;1X1&quot;;1;0)))" office:value-type="float" office:value="2" calcext:value-type="float">
            <text:p>2</text:p>
          </table:table-cell>
          <table:table-cell table:formula="of:=IF([.C109]&gt;0;[.C109];MAX([.D108]-1;0))" office:value-type="float" office:value="2" calcext:value-type="float">
            <text:p>2</text:p>
          </table:table-cell>
          <table:table-cell table:style-name="ce602" table:formula="of:=[.D10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8" calcext:value-type="float">
            <text:p>108</text:p>
          </table:table-cell>
          <table:table-cell table:style-name="ce611" table:formula="of:=IFERROR(VLOOKUP([.A110];[$items.C:.E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1" calcext:value-type="float">
            <text:p>1</text:p>
          </table:table-cell>
          <table:table-cell table:style-name="ce602" table:formula="of:=[.D11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09" calcext:value-type="float">
            <text:p>109</text:p>
          </table:table-cell>
          <table:table-cell table:style-name="ce611" table:formula="of:=IFERROR(VLOOKUP([.A111];[$items.C:.E];3;0);&quot;ID not in use&quot;)" office:value-type="string" office:string-value="1X1" calcext:value-type="string">
            <text:p>1X1</text:p>
          </table:table-cell>
          <table:table-cell table:formula="of:=IF([.B111]=&quot;2X2&quot;;4;IF(OR([.B111]=&quot;1X2&quot;;[.B111]=&quot;2X1&quot;);2;IF([.B111]=&quot;1X1&quot;;1;0)))" office:value-type="float" office:value="1" calcext:value-type="float">
            <text:p>1</text:p>
          </table:table-cell>
          <table:table-cell table:formula="of:=IF([.C111]&gt;0;[.C111];MAX([.D110]-1;0))" office:value-type="float" office:value="1" calcext:value-type="float">
            <text:p>1</text:p>
          </table:table-cell>
          <table:table-cell table:style-name="ce602" table:formula="of:=[.D11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0" calcext:value-type="float">
            <text:p>110</text:p>
          </table:table-cell>
          <table:table-cell table:style-name="ce611" table:formula="of:=IFERROR(VLOOKUP([.A112];[$items.C:.E];3;0);&quot;ID not in use&quot;)" office:value-type="string" office:string-value="2X1" calcext:value-type="string">
            <text:p>2X1</text:p>
          </table:table-cell>
          <table:table-cell table:formula="of:=IF([.B112]=&quot;2X2&quot;;4;IF(OR([.B112]=&quot;1X2&quot;;[.B112]=&quot;2X1&quot;);2;IF([.B112]=&quot;1X1&quot;;1;0)))" office:value-type="float" office:value="2" calcext:value-type="float">
            <text:p>2</text:p>
          </table:table-cell>
          <table:table-cell table:formula="of:=IF([.C112]&gt;0;[.C112];MAX([.D111]-1;0))" office:value-type="float" office:value="2" calcext:value-type="float">
            <text:p>2</text:p>
          </table:table-cell>
          <table:table-cell table:style-name="ce602" table:formula="of:=[.D11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1" calcext:value-type="float">
            <text:p>111</text:p>
          </table:table-cell>
          <table:table-cell table:style-name="ce611" table:formula="of:=IFERROR(VLOOKUP([.A113];[$items.C:.E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1" calcext:value-type="float">
            <text:p>1</text:p>
          </table:table-cell>
          <table:table-cell table:style-name="ce602" table:formula="of:=[.D11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2" calcext:value-type="float">
            <text:p>112</text:p>
          </table:table-cell>
          <table:table-cell table:style-name="ce611" table:formula="of:=IFERROR(VLOOKUP([.A114];[$items.C:.E];3;0);&quot;ID not in use&quot;)" office:value-type="string" office:string-value="1X1" calcext:value-type="string">
            <text:p>1X1</text:p>
          </table:table-cell>
          <table:table-cell table:formula="of:=IF([.B114]=&quot;2X2&quot;;4;IF(OR([.B114]=&quot;1X2&quot;;[.B114]=&quot;2X1&quot;);2;IF([.B114]=&quot;1X1&quot;;1;0)))" office:value-type="float" office:value="1" calcext:value-type="float">
            <text:p>1</text:p>
          </table:table-cell>
          <table:table-cell table:formula="of:=IF([.C114]&gt;0;[.C114];MAX([.D113]-1;0))" office:value-type="float" office:value="1" calcext:value-type="float">
            <text:p>1</text:p>
          </table:table-cell>
          <table:table-cell table:style-name="ce602" table:formula="of:=[.D11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3" calcext:value-type="float">
            <text:p>113</text:p>
          </table:table-cell>
          <table:table-cell table:style-name="ce611" table:formula="of:=IFERROR(VLOOKUP([.A115];[$items.C:.E];3;0);&quot;ID not in use&quot;)" office:value-type="string" office:string-value="1X1" calcext:value-type="string">
            <text:p>1X1</text:p>
          </table:table-cell>
          <table:table-cell table:formula="of:=IF([.B115]=&quot;2X2&quot;;4;IF(OR([.B115]=&quot;1X2&quot;;[.B115]=&quot;2X1&quot;);2;IF([.B115]=&quot;1X1&quot;;1;0)))" office:value-type="float" office:value="1" calcext:value-type="float">
            <text:p>1</text:p>
          </table:table-cell>
          <table:table-cell table:formula="of:=IF([.C115]&gt;0;[.C115];MAX([.D114]-1;0))" office:value-type="float" office:value="1" calcext:value-type="float">
            <text:p>1</text:p>
          </table:table-cell>
          <table:table-cell table:style-name="ce602" table:formula="of:=[.D11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4" calcext:value-type="float">
            <text:p>114</text:p>
          </table:table-cell>
          <table:table-cell table:style-name="ce611" table:formula="of:=IFERROR(VLOOKUP([.A116];[$items.C:.E];3;0);&quot;ID not in use&quot;)" office:value-type="string" office:string-value="1X1" calcext:value-type="string">
            <text:p>1X1</text:p>
          </table:table-cell>
          <table:table-cell table:formula="of:=IF([.B116]=&quot;2X2&quot;;4;IF(OR([.B116]=&quot;1X2&quot;;[.B116]=&quot;2X1&quot;);2;IF([.B116]=&quot;1X1&quot;;1;0)))" office:value-type="float" office:value="1" calcext:value-type="float">
            <text:p>1</text:p>
          </table:table-cell>
          <table:table-cell table:formula="of:=IF([.C116]&gt;0;[.C116];MAX([.D115]-1;0))" office:value-type="float" office:value="1" calcext:value-type="float">
            <text:p>1</text:p>
          </table:table-cell>
          <table:table-cell table:style-name="ce602" table:formula="of:=[.D11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5" calcext:value-type="float">
            <text:p>115</text:p>
          </table:table-cell>
          <table:table-cell table:style-name="ce611" table:formula="of:=IFERROR(VLOOKUP([.A117];[$items.C:.E];3;0);&quot;ID not in use&quot;)" office:value-type="string" office:string-value="1X1" calcext:value-type="string">
            <text:p>1X1</text:p>
          </table:table-cell>
          <table:table-cell table:formula="of:=IF([.B117]=&quot;2X2&quot;;4;IF(OR([.B117]=&quot;1X2&quot;;[.B117]=&quot;2X1&quot;);2;IF([.B117]=&quot;1X1&quot;;1;0)))" office:value-type="float" office:value="1" calcext:value-type="float">
            <text:p>1</text:p>
          </table:table-cell>
          <table:table-cell table:formula="of:=IF([.C117]&gt;0;[.C117];MAX([.D116]-1;0))" office:value-type="float" office:value="1" calcext:value-type="float">
            <text:p>1</text:p>
          </table:table-cell>
          <table:table-cell table:style-name="ce602" table:formula="of:=[.D11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6" calcext:value-type="float">
            <text:p>116</text:p>
          </table:table-cell>
          <table:table-cell table:style-name="ce611" table:formula="of:=IFERROR(VLOOKUP([.A118];[$items.C:.E];3;0);&quot;ID not in use&quot;)" office:value-type="string" office:string-value="1X1" calcext:value-type="string">
            <text:p>1X1</text:p>
          </table:table-cell>
          <table:table-cell table:formula="of:=IF([.B118]=&quot;2X2&quot;;4;IF(OR([.B118]=&quot;1X2&quot;;[.B118]=&quot;2X1&quot;);2;IF([.B118]=&quot;1X1&quot;;1;0)))" office:value-type="float" office:value="1" calcext:value-type="float">
            <text:p>1</text:p>
          </table:table-cell>
          <table:table-cell table:formula="of:=IF([.C118]&gt;0;[.C118];MAX([.D117]-1;0))" office:value-type="float" office:value="1" calcext:value-type="float">
            <text:p>1</text:p>
          </table:table-cell>
          <table:table-cell table:style-name="ce602" table:formula="of:=[.D11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7" calcext:value-type="float">
            <text:p>117</text:p>
          </table:table-cell>
          <table:table-cell table:style-name="ce611" table:formula="of:=IFERROR(VLOOKUP([.A119];[$items.C:.E];3;0);&quot;ID not in use&quot;)" office:value-type="string" office:string-value="1X1" calcext:value-type="string">
            <text:p>1X1</text:p>
          </table:table-cell>
          <table:table-cell table:formula="of:=IF([.B119]=&quot;2X2&quot;;4;IF(OR([.B119]=&quot;1X2&quot;;[.B119]=&quot;2X1&quot;);2;IF([.B119]=&quot;1X1&quot;;1;0)))" office:value-type="float" office:value="1" calcext:value-type="float">
            <text:p>1</text:p>
          </table:table-cell>
          <table:table-cell table:formula="of:=IF([.C119]&gt;0;[.C119];MAX([.D118]-1;0))" office:value-type="float" office:value="1" calcext:value-type="float">
            <text:p>1</text:p>
          </table:table-cell>
          <table:table-cell table:style-name="ce602" table:formula="of:=[.D11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8" calcext:value-type="float">
            <text:p>118</text:p>
          </table:table-cell>
          <table:table-cell table:style-name="ce611" table:formula="of:=IFERROR(VLOOKUP([.A120];[$items.C:.E];3;0);&quot;ID not in use&quot;)" office:value-type="string" office:string-value="1X1" calcext:value-type="string">
            <text:p>1X1</text:p>
          </table:table-cell>
          <table:table-cell table:formula="of:=IF([.B120]=&quot;2X2&quot;;4;IF(OR([.B120]=&quot;1X2&quot;;[.B120]=&quot;2X1&quot;);2;IF([.B120]=&quot;1X1&quot;;1;0)))" office:value-type="float" office:value="1" calcext:value-type="float">
            <text:p>1</text:p>
          </table:table-cell>
          <table:table-cell table:formula="of:=IF([.C120]&gt;0;[.C120];MAX([.D119]-1;0))" office:value-type="float" office:value="1" calcext:value-type="float">
            <text:p>1</text:p>
          </table:table-cell>
          <table:table-cell table:style-name="ce602" table:formula="of:=[.D12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19" calcext:value-type="float">
            <text:p>119</text:p>
          </table:table-cell>
          <table:table-cell table:style-name="ce611" table:formula="of:=IFERROR(VLOOKUP([.A121];[$items.C:.E];3;0);&quot;ID not in use&quot;)" office:value-type="string" office:string-value="1X1" calcext:value-type="string">
            <text:p>1X1</text:p>
          </table:table-cell>
          <table:table-cell table:formula="of:=IF([.B121]=&quot;2X2&quot;;4;IF(OR([.B121]=&quot;1X2&quot;;[.B121]=&quot;2X1&quot;);2;IF([.B121]=&quot;1X1&quot;;1;0)))" office:value-type="float" office:value="1" calcext:value-type="float">
            <text:p>1</text:p>
          </table:table-cell>
          <table:table-cell table:formula="of:=IF([.C121]&gt;0;[.C121];MAX([.D120]-1;0))" office:value-type="float" office:value="1" calcext:value-type="float">
            <text:p>1</text:p>
          </table:table-cell>
          <table:table-cell table:style-name="ce602" table:formula="of:=[.D12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0" calcext:value-type="float">
            <text:p>120</text:p>
          </table:table-cell>
          <table:table-cell table:style-name="ce611" table:formula="of:=IFERROR(VLOOKUP([.A122];[$items.C:.E];3;0);&quot;ID not in use&quot;)" office:value-type="string" office:string-value="1X1" calcext:value-type="string">
            <text:p>1X1</text:p>
          </table:table-cell>
          <table:table-cell table:formula="of:=IF([.B122]=&quot;2X2&quot;;4;IF(OR([.B122]=&quot;1X2&quot;;[.B122]=&quot;2X1&quot;);2;IF([.B122]=&quot;1X1&quot;;1;0)))" office:value-type="float" office:value="1" calcext:value-type="float">
            <text:p>1</text:p>
          </table:table-cell>
          <table:table-cell table:formula="of:=IF([.C122]&gt;0;[.C122];MAX([.D121]-1;0))" office:value-type="float" office:value="1" calcext:value-type="float">
            <text:p>1</text:p>
          </table:table-cell>
          <table:table-cell table:style-name="ce602" table:formula="of:=[.D12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1" calcext:value-type="float">
            <text:p>121</text:p>
          </table:table-cell>
          <table:table-cell table:style-name="ce611" table:formula="of:=IFERROR(VLOOKUP([.A123];[$items.C:.E];3;0);&quot;ID not in use&quot;)" office:value-type="string" office:string-value="1X1" calcext:value-type="string">
            <text:p>1X1</text:p>
          </table:table-cell>
          <table:table-cell table:formula="of:=IF([.B123]=&quot;2X2&quot;;4;IF(OR([.B123]=&quot;1X2&quot;;[.B123]=&quot;2X1&quot;);2;IF([.B123]=&quot;1X1&quot;;1;0)))" office:value-type="float" office:value="1" calcext:value-type="float">
            <text:p>1</text:p>
          </table:table-cell>
          <table:table-cell table:formula="of:=IF([.C123]&gt;0;[.C123];MAX([.D122]-1;0))" office:value-type="float" office:value="1" calcext:value-type="float">
            <text:p>1</text:p>
          </table:table-cell>
          <table:table-cell table:style-name="ce602" table:formula="of:=[.D12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2" calcext:value-type="float">
            <text:p>122</text:p>
          </table:table-cell>
          <table:table-cell table:style-name="ce611" table:formula="of:=IFERROR(VLOOKUP([.A124];[$items.C:.E];3;0);&quot;ID not in use&quot;)" office:value-type="string" office:string-value="1X1" calcext:value-type="string">
            <text:p>1X1</text:p>
          </table:table-cell>
          <table:table-cell table:formula="of:=IF([.B124]=&quot;2X2&quot;;4;IF(OR([.B124]=&quot;1X2&quot;;[.B124]=&quot;2X1&quot;);2;IF([.B124]=&quot;1X1&quot;;1;0)))" office:value-type="float" office:value="1" calcext:value-type="float">
            <text:p>1</text:p>
          </table:table-cell>
          <table:table-cell table:formula="of:=IF([.C124]&gt;0;[.C124];MAX([.D123]-1;0))" office:value-type="float" office:value="1" calcext:value-type="float">
            <text:p>1</text:p>
          </table:table-cell>
          <table:table-cell table:style-name="ce602" table:formula="of:=[.D12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3" calcext:value-type="float">
            <text:p>123</text:p>
          </table:table-cell>
          <table:table-cell table:style-name="ce611" table:formula="of:=IFERROR(VLOOKUP([.A125];[$items.C:.E];3;0);&quot;ID not in use&quot;)" office:value-type="string" office:string-value="1X1" calcext:value-type="string">
            <text:p>1X1</text:p>
          </table:table-cell>
          <table:table-cell table:formula="of:=IF([.B125]=&quot;2X2&quot;;4;IF(OR([.B125]=&quot;1X2&quot;;[.B125]=&quot;2X1&quot;);2;IF([.B125]=&quot;1X1&quot;;1;0)))" office:value-type="float" office:value="1" calcext:value-type="float">
            <text:p>1</text:p>
          </table:table-cell>
          <table:table-cell table:formula="of:=IF([.C125]&gt;0;[.C125];MAX([.D124]-1;0))" office:value-type="float" office:value="1" calcext:value-type="float">
            <text:p>1</text:p>
          </table:table-cell>
          <table:table-cell table:style-name="ce602" table:formula="of:=[.D12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4" calcext:value-type="float">
            <text:p>124</text:p>
          </table:table-cell>
          <table:table-cell table:style-name="ce611" table:formula="of:=IFERROR(VLOOKUP([.A126];[$items.C:.E];3;0);&quot;ID not in use&quot;)" office:value-type="string" office:string-value="1X1" calcext:value-type="string">
            <text:p>1X1</text:p>
          </table:table-cell>
          <table:table-cell table:formula="of:=IF([.B126]=&quot;2X2&quot;;4;IF(OR([.B126]=&quot;1X2&quot;;[.B126]=&quot;2X1&quot;);2;IF([.B126]=&quot;1X1&quot;;1;0)))" office:value-type="float" office:value="1" calcext:value-type="float">
            <text:p>1</text:p>
          </table:table-cell>
          <table:table-cell table:formula="of:=IF([.C126]&gt;0;[.C126];MAX([.D125]-1;0))" office:value-type="float" office:value="1" calcext:value-type="float">
            <text:p>1</text:p>
          </table:table-cell>
          <table:table-cell table:style-name="ce602" table:formula="of:=[.D12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5" calcext:value-type="float">
            <text:p>125</text:p>
          </table:table-cell>
          <table:table-cell table:style-name="ce611" table:formula="of:=IFERROR(VLOOKUP([.A127];[$items.C:.E];3;0);&quot;ID not in use&quot;)" office:value-type="string" office:string-value="1X1" calcext:value-type="string">
            <text:p>1X1</text:p>
          </table:table-cell>
          <table:table-cell table:formula="of:=IF([.B127]=&quot;2X2&quot;;4;IF(OR([.B127]=&quot;1X2&quot;;[.B127]=&quot;2X1&quot;);2;IF([.B127]=&quot;1X1&quot;;1;0)))" office:value-type="float" office:value="1" calcext:value-type="float">
            <text:p>1</text:p>
          </table:table-cell>
          <table:table-cell table:formula="of:=IF([.C127]&gt;0;[.C127];MAX([.D126]-1;0))" office:value-type="float" office:value="1" calcext:value-type="float">
            <text:p>1</text:p>
          </table:table-cell>
          <table:table-cell table:style-name="ce602" table:formula="of:=[.D12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6" calcext:value-type="float">
            <text:p>126</text:p>
          </table:table-cell>
          <table:table-cell table:style-name="ce611" table:formula="of:=IFERROR(VLOOKUP([.A128];[$items.C:.E];3;0);&quot;ID not in use&quot;)" office:value-type="string" office:string-value="1X1" calcext:value-type="string">
            <text:p>1X1</text:p>
          </table:table-cell>
          <table:table-cell table:formula="of:=IF([.B128]=&quot;2X2&quot;;4;IF(OR([.B128]=&quot;1X2&quot;;[.B128]=&quot;2X1&quot;);2;IF([.B128]=&quot;1X1&quot;;1;0)))" office:value-type="float" office:value="1" calcext:value-type="float">
            <text:p>1</text:p>
          </table:table-cell>
          <table:table-cell table:formula="of:=IF([.C128]&gt;0;[.C128];MAX([.D127]-1;0))" office:value-type="float" office:value="1" calcext:value-type="float">
            <text:p>1</text:p>
          </table:table-cell>
          <table:table-cell table:style-name="ce602" table:formula="of:=[.D12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7" calcext:value-type="float">
            <text:p>127</text:p>
          </table:table-cell>
          <table:table-cell table:style-name="ce611" table:formula="of:=IFERROR(VLOOKUP([.A129];[$items.C:.E];3;0);&quot;ID not in use&quot;)" office:value-type="string" office:string-value="1X1" calcext:value-type="string">
            <text:p>1X1</text:p>
          </table:table-cell>
          <table:table-cell table:formula="of:=IF([.B129]=&quot;2X2&quot;;4;IF(OR([.B129]=&quot;1X2&quot;;[.B129]=&quot;2X1&quot;);2;IF([.B129]=&quot;1X1&quot;;1;0)))" office:value-type="float" office:value="1" calcext:value-type="float">
            <text:p>1</text:p>
          </table:table-cell>
          <table:table-cell table:formula="of:=IF([.C129]&gt;0;[.C129];MAX([.D128]-1;0))" office:value-type="float" office:value="1" calcext:value-type="float">
            <text:p>1</text:p>
          </table:table-cell>
          <table:table-cell table:style-name="ce602" table:formula="of:=[.D12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8" calcext:value-type="float">
            <text:p>128</text:p>
          </table:table-cell>
          <table:table-cell table:style-name="ce611" table:formula="of:=IFERROR(VLOOKUP([.A130];[$items.C:.E];3;0);&quot;ID not in use&quot;)" office:value-type="string" office:string-value="1X1" calcext:value-type="string">
            <text:p>1X1</text:p>
          </table:table-cell>
          <table:table-cell table:formula="of:=IF([.B130]=&quot;2X2&quot;;4;IF(OR([.B130]=&quot;1X2&quot;;[.B130]=&quot;2X1&quot;);2;IF([.B130]=&quot;1X1&quot;;1;0)))" office:value-type="float" office:value="1" calcext:value-type="float">
            <text:p>1</text:p>
          </table:table-cell>
          <table:table-cell table:formula="of:=IF([.C130]&gt;0;[.C130];MAX([.D129]-1;0))" office:value-type="float" office:value="1" calcext:value-type="float">
            <text:p>1</text:p>
          </table:table-cell>
          <table:table-cell table:style-name="ce602" table:formula="of:=[.D13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29" calcext:value-type="float">
            <text:p>129</text:p>
          </table:table-cell>
          <table:table-cell table:style-name="ce611" table:formula="of:=IFERROR(VLOOKUP([.A131];[$items.C:.E];3;0);&quot;ID not in use&quot;)" office:value-type="string" office:string-value="1X1" calcext:value-type="string">
            <text:p>1X1</text:p>
          </table:table-cell>
          <table:table-cell table:formula="of:=IF([.B131]=&quot;2X2&quot;;4;IF(OR([.B131]=&quot;1X2&quot;;[.B131]=&quot;2X1&quot;);2;IF([.B131]=&quot;1X1&quot;;1;0)))" office:value-type="float" office:value="1" calcext:value-type="float">
            <text:p>1</text:p>
          </table:table-cell>
          <table:table-cell table:formula="of:=IF([.C131]&gt;0;[.C131];MAX([.D130]-1;0))" office:value-type="float" office:value="1" calcext:value-type="float">
            <text:p>1</text:p>
          </table:table-cell>
          <table:table-cell table:style-name="ce602" table:formula="of:=[.D13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0" calcext:value-type="float">
            <text:p>130</text:p>
          </table:table-cell>
          <table:table-cell table:style-name="ce611" table:formula="of:=IFERROR(VLOOKUP([.A132];[$items.C:.E];3;0);&quot;ID not in use&quot;)" office:value-type="string" office:string-value="1X1" calcext:value-type="string">
            <text:p>1X1</text:p>
          </table:table-cell>
          <table:table-cell table:formula="of:=IF([.B132]=&quot;2X2&quot;;4;IF(OR([.B132]=&quot;1X2&quot;;[.B132]=&quot;2X1&quot;);2;IF([.B132]=&quot;1X1&quot;;1;0)))" office:value-type="float" office:value="1" calcext:value-type="float">
            <text:p>1</text:p>
          </table:table-cell>
          <table:table-cell table:formula="of:=IF([.C132]&gt;0;[.C132];MAX([.D131]-1;0))" office:value-type="float" office:value="1" calcext:value-type="float">
            <text:p>1</text:p>
          </table:table-cell>
          <table:table-cell table:style-name="ce602" table:formula="of:=[.D13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1" calcext:value-type="float">
            <text:p>131</text:p>
          </table:table-cell>
          <table:table-cell table:style-name="ce611" table:formula="of:=IFERROR(VLOOKUP([.A133];[$items.C:.E];3;0);&quot;ID not in use&quot;)" office:value-type="string" office:string-value="1X1" calcext:value-type="string">
            <text:p>1X1</text:p>
          </table:table-cell>
          <table:table-cell table:formula="of:=IF([.B133]=&quot;2X2&quot;;4;IF(OR([.B133]=&quot;1X2&quot;;[.B133]=&quot;2X1&quot;);2;IF([.B133]=&quot;1X1&quot;;1;0)))" office:value-type="float" office:value="1" calcext:value-type="float">
            <text:p>1</text:p>
          </table:table-cell>
          <table:table-cell table:formula="of:=IF([.C133]&gt;0;[.C133];MAX([.D132]-1;0))" office:value-type="float" office:value="1" calcext:value-type="float">
            <text:p>1</text:p>
          </table:table-cell>
          <table:table-cell table:style-name="ce602" table:formula="of:=[.D13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2" calcext:value-type="float">
            <text:p>132</text:p>
          </table:table-cell>
          <table:table-cell table:style-name="ce611" table:formula="of:=IFERROR(VLOOKUP([.A134];[$items.C:.E];3;0);&quot;ID not in use&quot;)" office:value-type="string" office:string-value="1X1" calcext:value-type="string">
            <text:p>1X1</text:p>
          </table:table-cell>
          <table:table-cell table:formula="of:=IF([.B134]=&quot;2X2&quot;;4;IF(OR([.B134]=&quot;1X2&quot;;[.B134]=&quot;2X1&quot;);2;IF([.B134]=&quot;1X1&quot;;1;0)))" office:value-type="float" office:value="1" calcext:value-type="float">
            <text:p>1</text:p>
          </table:table-cell>
          <table:table-cell table:formula="of:=IF([.C134]&gt;0;[.C134];MAX([.D133]-1;0))" office:value-type="float" office:value="1" calcext:value-type="float">
            <text:p>1</text:p>
          </table:table-cell>
          <table:table-cell table:style-name="ce602" table:formula="of:=[.D13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3" calcext:value-type="float">
            <text:p>133</text:p>
          </table:table-cell>
          <table:table-cell table:style-name="ce611" table:formula="of:=IFERROR(VLOOKUP([.A135];[$items.C:.E];3;0);&quot;ID not in use&quot;)" office:value-type="string" office:string-value="1X1" calcext:value-type="string">
            <text:p>1X1</text:p>
          </table:table-cell>
          <table:table-cell table:formula="of:=IF([.B135]=&quot;2X2&quot;;4;IF(OR([.B135]=&quot;1X2&quot;;[.B135]=&quot;2X1&quot;);2;IF([.B135]=&quot;1X1&quot;;1;0)))" office:value-type="float" office:value="1" calcext:value-type="float">
            <text:p>1</text:p>
          </table:table-cell>
          <table:table-cell table:formula="of:=IF([.C135]&gt;0;[.C135];MAX([.D134]-1;0))" office:value-type="float" office:value="1" calcext:value-type="float">
            <text:p>1</text:p>
          </table:table-cell>
          <table:table-cell table:style-name="ce602" table:formula="of:=[.D13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4" calcext:value-type="float">
            <text:p>134</text:p>
          </table:table-cell>
          <table:table-cell table:style-name="ce611" table:formula="of:=IFERROR(VLOOKUP([.A136];[$items.C:.E];3;0);&quot;ID not in use&quot;)" office:value-type="string" office:string-value="1X1" calcext:value-type="string">
            <text:p>1X1</text:p>
          </table:table-cell>
          <table:table-cell table:formula="of:=IF([.B136]=&quot;2X2&quot;;4;IF(OR([.B136]=&quot;1X2&quot;;[.B136]=&quot;2X1&quot;);2;IF([.B136]=&quot;1X1&quot;;1;0)))" office:value-type="float" office:value="1" calcext:value-type="float">
            <text:p>1</text:p>
          </table:table-cell>
          <table:table-cell table:formula="of:=IF([.C136]&gt;0;[.C136];MAX([.D135]-1;0))" office:value-type="float" office:value="1" calcext:value-type="float">
            <text:p>1</text:p>
          </table:table-cell>
          <table:table-cell table:style-name="ce602" table:formula="of:=[.D13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5" calcext:value-type="float">
            <text:p>135</text:p>
          </table:table-cell>
          <table:table-cell table:style-name="ce611" table:formula="of:=IFERROR(VLOOKUP([.A137];[$items.C:.E];3;0);&quot;ID not in use&quot;)" office:value-type="string" office:string-value="1X1" calcext:value-type="string">
            <text:p>1X1</text:p>
          </table:table-cell>
          <table:table-cell table:formula="of:=IF([.B137]=&quot;2X2&quot;;4;IF(OR([.B137]=&quot;1X2&quot;;[.B137]=&quot;2X1&quot;);2;IF([.B137]=&quot;1X1&quot;;1;0)))" office:value-type="float" office:value="1" calcext:value-type="float">
            <text:p>1</text:p>
          </table:table-cell>
          <table:table-cell table:formula="of:=IF([.C137]&gt;0;[.C137];MAX([.D136]-1;0))" office:value-type="float" office:value="1" calcext:value-type="float">
            <text:p>1</text:p>
          </table:table-cell>
          <table:table-cell table:style-name="ce602" table:formula="of:=[.D13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6" calcext:value-type="float">
            <text:p>136</text:p>
          </table:table-cell>
          <table:table-cell table:style-name="ce611" table:formula="of:=IFERROR(VLOOKUP([.A138];[$items.C:.E];3;0);&quot;ID not in use&quot;)" office:value-type="string" office:string-value="1X1" calcext:value-type="string">
            <text:p>1X1</text:p>
          </table:table-cell>
          <table:table-cell table:formula="of:=IF([.B138]=&quot;2X2&quot;;4;IF(OR([.B138]=&quot;1X2&quot;;[.B138]=&quot;2X1&quot;);2;IF([.B138]=&quot;1X1&quot;;1;0)))" office:value-type="float" office:value="1" calcext:value-type="float">
            <text:p>1</text:p>
          </table:table-cell>
          <table:table-cell table:formula="of:=IF([.C138]&gt;0;[.C138];MAX([.D137]-1;0))" office:value-type="float" office:value="1" calcext:value-type="float">
            <text:p>1</text:p>
          </table:table-cell>
          <table:table-cell table:style-name="ce602" table:formula="of:=[.D13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7" calcext:value-type="float">
            <text:p>137</text:p>
          </table:table-cell>
          <table:table-cell table:style-name="ce611" table:formula="of:=IFERROR(VLOOKUP([.A139];[$items.C:.E];3;0);&quot;ID not in use&quot;)" office:value-type="string" office:string-value="1X1" calcext:value-type="string">
            <text:p>1X1</text:p>
          </table:table-cell>
          <table:table-cell table:formula="of:=IF([.B139]=&quot;2X2&quot;;4;IF(OR([.B139]=&quot;1X2&quot;;[.B139]=&quot;2X1&quot;);2;IF([.B139]=&quot;1X1&quot;;1;0)))" office:value-type="float" office:value="1" calcext:value-type="float">
            <text:p>1</text:p>
          </table:table-cell>
          <table:table-cell table:formula="of:=IF([.C139]&gt;0;[.C139];MAX([.D138]-1;0))" office:value-type="float" office:value="1" calcext:value-type="float">
            <text:p>1</text:p>
          </table:table-cell>
          <table:table-cell table:style-name="ce602" table:formula="of:=[.D13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8" calcext:value-type="float">
            <text:p>138</text:p>
          </table:table-cell>
          <table:table-cell table:style-name="ce611" table:formula="of:=IFERROR(VLOOKUP([.A140];[$items.C:.E];3;0);&quot;ID not in use&quot;)" office:value-type="string" office:string-value="1X1" calcext:value-type="string">
            <text:p>1X1</text:p>
          </table:table-cell>
          <table:table-cell table:formula="of:=IF([.B140]=&quot;2X2&quot;;4;IF(OR([.B140]=&quot;1X2&quot;;[.B140]=&quot;2X1&quot;);2;IF([.B140]=&quot;1X1&quot;;1;0)))" office:value-type="float" office:value="1" calcext:value-type="float">
            <text:p>1</text:p>
          </table:table-cell>
          <table:table-cell table:formula="of:=IF([.C140]&gt;0;[.C140];MAX([.D139]-1;0))" office:value-type="float" office:value="1" calcext:value-type="float">
            <text:p>1</text:p>
          </table:table-cell>
          <table:table-cell table:style-name="ce602" table:formula="of:=[.D14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39" calcext:value-type="float">
            <text:p>139</text:p>
          </table:table-cell>
          <table:table-cell table:style-name="ce611" table:formula="of:=IFERROR(VLOOKUP([.A141];[$items.C:.E];3;0);&quot;ID not in use&quot;)" office:value-type="string" office:string-value="1X1" calcext:value-type="string">
            <text:p>1X1</text:p>
          </table:table-cell>
          <table:table-cell table:formula="of:=IF([.B141]=&quot;2X2&quot;;4;IF(OR([.B141]=&quot;1X2&quot;;[.B141]=&quot;2X1&quot;);2;IF([.B141]=&quot;1X1&quot;;1;0)))" office:value-type="float" office:value="1" calcext:value-type="float">
            <text:p>1</text:p>
          </table:table-cell>
          <table:table-cell table:formula="of:=IF([.C141]&gt;0;[.C141];MAX([.D140]-1;0))" office:value-type="float" office:value="1" calcext:value-type="float">
            <text:p>1</text:p>
          </table:table-cell>
          <table:table-cell table:style-name="ce602" table:formula="of:=[.D14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0" calcext:value-type="float">
            <text:p>140</text:p>
          </table:table-cell>
          <table:table-cell table:style-name="ce611" table:formula="of:=IFERROR(VLOOKUP([.A142];[$items.C:.E];3;0);&quot;ID not in use&quot;)" office:value-type="string" office:string-value="1X1" calcext:value-type="string">
            <text:p>1X1</text:p>
          </table:table-cell>
          <table:table-cell table:formula="of:=IF([.B142]=&quot;2X2&quot;;4;IF(OR([.B142]=&quot;1X2&quot;;[.B142]=&quot;2X1&quot;);2;IF([.B142]=&quot;1X1&quot;;1;0)))" office:value-type="float" office:value="1" calcext:value-type="float">
            <text:p>1</text:p>
          </table:table-cell>
          <table:table-cell table:formula="of:=IF([.C142]&gt;0;[.C142];MAX([.D141]-1;0))" office:value-type="float" office:value="1" calcext:value-type="float">
            <text:p>1</text:p>
          </table:table-cell>
          <table:table-cell table:style-name="ce602" table:formula="of:=[.D14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1" calcext:value-type="float">
            <text:p>141</text:p>
          </table:table-cell>
          <table:table-cell table:style-name="ce611" table:formula="of:=IFERROR(VLOOKUP([.A143];[$items.C:.E];3;0);&quot;ID not in use&quot;)" office:value-type="string" office:string-value="1X1" calcext:value-type="string">
            <text:p>1X1</text:p>
          </table:table-cell>
          <table:table-cell table:formula="of:=IF([.B143]=&quot;2X2&quot;;4;IF(OR([.B143]=&quot;1X2&quot;;[.B143]=&quot;2X1&quot;);2;IF([.B143]=&quot;1X1&quot;;1;0)))" office:value-type="float" office:value="1" calcext:value-type="float">
            <text:p>1</text:p>
          </table:table-cell>
          <table:table-cell table:formula="of:=IF([.C143]&gt;0;[.C143];MAX([.D142]-1;0))" office:value-type="float" office:value="1" calcext:value-type="float">
            <text:p>1</text:p>
          </table:table-cell>
          <table:table-cell table:style-name="ce602" table:formula="of:=[.D14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2" calcext:value-type="float">
            <text:p>142</text:p>
          </table:table-cell>
          <table:table-cell table:style-name="ce611" table:formula="of:=IFERROR(VLOOKUP([.A144];[$items.C:.E];3;0);&quot;ID not in use&quot;)" office:value-type="string" office:string-value="1X1" calcext:value-type="string">
            <text:p>1X1</text:p>
          </table:table-cell>
          <table:table-cell table:formula="of:=IF([.B144]=&quot;2X2&quot;;4;IF(OR([.B144]=&quot;1X2&quot;;[.B144]=&quot;2X1&quot;);2;IF([.B144]=&quot;1X1&quot;;1;0)))" office:value-type="float" office:value="1" calcext:value-type="float">
            <text:p>1</text:p>
          </table:table-cell>
          <table:table-cell table:formula="of:=IF([.C144]&gt;0;[.C144];MAX([.D143]-1;0))" office:value-type="float" office:value="1" calcext:value-type="float">
            <text:p>1</text:p>
          </table:table-cell>
          <table:table-cell table:style-name="ce602" table:formula="of:=[.D14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3" calcext:value-type="float">
            <text:p>143</text:p>
          </table:table-cell>
          <table:table-cell table:style-name="ce611" table:formula="of:=IFERROR(VLOOKUP([.A145];[$items.C:.E];3;0);&quot;ID not in use&quot;)" office:value-type="string" office:string-value="1X1" calcext:value-type="string">
            <text:p>1X1</text:p>
          </table:table-cell>
          <table:table-cell table:formula="of:=IF([.B145]=&quot;2X2&quot;;4;IF(OR([.B145]=&quot;1X2&quot;;[.B145]=&quot;2X1&quot;);2;IF([.B145]=&quot;1X1&quot;;1;0)))" office:value-type="float" office:value="1" calcext:value-type="float">
            <text:p>1</text:p>
          </table:table-cell>
          <table:table-cell table:formula="of:=IF([.C145]&gt;0;[.C145];MAX([.D144]-1;0))" office:value-type="float" office:value="1" calcext:value-type="float">
            <text:p>1</text:p>
          </table:table-cell>
          <table:table-cell table:style-name="ce602" table:formula="of:=[.D14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4" calcext:value-type="float">
            <text:p>144</text:p>
          </table:table-cell>
          <table:table-cell table:style-name="ce611" table:formula="of:=IFERROR(VLOOKUP([.A146];[$items.C:.E];3;0);&quot;ID not in use&quot;)" office:value-type="string" office:string-value="1X1" calcext:value-type="string">
            <text:p>1X1</text:p>
          </table:table-cell>
          <table:table-cell table:formula="of:=IF([.B146]=&quot;2X2&quot;;4;IF(OR([.B146]=&quot;1X2&quot;;[.B146]=&quot;2X1&quot;);2;IF([.B146]=&quot;1X1&quot;;1;0)))" office:value-type="float" office:value="1" calcext:value-type="float">
            <text:p>1</text:p>
          </table:table-cell>
          <table:table-cell table:formula="of:=IF([.C146]&gt;0;[.C146];MAX([.D145]-1;0))" office:value-type="float" office:value="1" calcext:value-type="float">
            <text:p>1</text:p>
          </table:table-cell>
          <table:table-cell table:style-name="ce602" table:formula="of:=[.D14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5" calcext:value-type="float">
            <text:p>145</text:p>
          </table:table-cell>
          <table:table-cell table:style-name="ce611" table:formula="of:=IFERROR(VLOOKUP([.A147];[$items.C:.E];3;0);&quot;ID not in use&quot;)" office:value-type="string" office:string-value="1X1" calcext:value-type="string">
            <text:p>1X1</text:p>
          </table:table-cell>
          <table:table-cell table:formula="of:=IF([.B147]=&quot;2X2&quot;;4;IF(OR([.B147]=&quot;1X2&quot;;[.B147]=&quot;2X1&quot;);2;IF([.B147]=&quot;1X1&quot;;1;0)))" office:value-type="float" office:value="1" calcext:value-type="float">
            <text:p>1</text:p>
          </table:table-cell>
          <table:table-cell table:formula="of:=IF([.C147]&gt;0;[.C147];MAX([.D146]-1;0))" office:value-type="float" office:value="1" calcext:value-type="float">
            <text:p>1</text:p>
          </table:table-cell>
          <table:table-cell table:style-name="ce602" table:formula="of:=[.D14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6" calcext:value-type="float">
            <text:p>146</text:p>
          </table:table-cell>
          <table:table-cell table:style-name="ce611" table:formula="of:=IFERROR(VLOOKUP([.A148];[$items.C:.E];3;0);&quot;ID not in use&quot;)" office:value-type="string" office:string-value="1X1" calcext:value-type="string">
            <text:p>1X1</text:p>
          </table:table-cell>
          <table:table-cell table:formula="of:=IF([.B148]=&quot;2X2&quot;;4;IF(OR([.B148]=&quot;1X2&quot;;[.B148]=&quot;2X1&quot;);2;IF([.B148]=&quot;1X1&quot;;1;0)))" office:value-type="float" office:value="1" calcext:value-type="float">
            <text:p>1</text:p>
          </table:table-cell>
          <table:table-cell table:formula="of:=IF([.C148]&gt;0;[.C148];MAX([.D147]-1;0))" office:value-type="float" office:value="1" calcext:value-type="float">
            <text:p>1</text:p>
          </table:table-cell>
          <table:table-cell table:style-name="ce602" table:formula="of:=[.D14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7" calcext:value-type="float">
            <text:p>147</text:p>
          </table:table-cell>
          <table:table-cell table:style-name="ce611" table:formula="of:=IFERROR(VLOOKUP([.A149];[$items.C:.E];3;0);&quot;ID not in use&quot;)" office:value-type="string" office:string-value="1X1" calcext:value-type="string">
            <text:p>1X1</text:p>
          </table:table-cell>
          <table:table-cell table:formula="of:=IF([.B149]=&quot;2X2&quot;;4;IF(OR([.B149]=&quot;1X2&quot;;[.B149]=&quot;2X1&quot;);2;IF([.B149]=&quot;1X1&quot;;1;0)))" office:value-type="float" office:value="1" calcext:value-type="float">
            <text:p>1</text:p>
          </table:table-cell>
          <table:table-cell table:formula="of:=IF([.C149]&gt;0;[.C149];MAX([.D148]-1;0))" office:value-type="float" office:value="1" calcext:value-type="float">
            <text:p>1</text:p>
          </table:table-cell>
          <table:table-cell table:style-name="ce602" table:formula="of:=[.D14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8" calcext:value-type="float">
            <text:p>148</text:p>
          </table:table-cell>
          <table:table-cell table:style-name="ce611" table:formula="of:=IFERROR(VLOOKUP([.A150];[$items.C:.E];3;0);&quot;ID not in use&quot;)" office:value-type="string" office:string-value="1X1" calcext:value-type="string">
            <text:p>1X1</text:p>
          </table:table-cell>
          <table:table-cell table:formula="of:=IF([.B150]=&quot;2X2&quot;;4;IF(OR([.B150]=&quot;1X2&quot;;[.B150]=&quot;2X1&quot;);2;IF([.B150]=&quot;1X1&quot;;1;0)))" office:value-type="float" office:value="1" calcext:value-type="float">
            <text:p>1</text:p>
          </table:table-cell>
          <table:table-cell table:formula="of:=IF([.C150]&gt;0;[.C150];MAX([.D149]-1;0))" office:value-type="float" office:value="1" calcext:value-type="float">
            <text:p>1</text:p>
          </table:table-cell>
          <table:table-cell table:style-name="ce602" table:formula="of:=[.D15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49" calcext:value-type="float">
            <text:p>149</text:p>
          </table:table-cell>
          <table:table-cell table:style-name="ce611" table:formula="of:=IFERROR(VLOOKUP([.A151];[$items.C:.E];3;0);&quot;ID not in use&quot;)" office:value-type="string" office:string-value="1X1" calcext:value-type="string">
            <text:p>1X1</text:p>
          </table:table-cell>
          <table:table-cell table:formula="of:=IF([.B151]=&quot;2X2&quot;;4;IF(OR([.B151]=&quot;1X2&quot;;[.B151]=&quot;2X1&quot;);2;IF([.B151]=&quot;1X1&quot;;1;0)))" office:value-type="float" office:value="1" calcext:value-type="float">
            <text:p>1</text:p>
          </table:table-cell>
          <table:table-cell table:formula="of:=IF([.C151]&gt;0;[.C151];MAX([.D150]-1;0))" office:value-type="float" office:value="1" calcext:value-type="float">
            <text:p>1</text:p>
          </table:table-cell>
          <table:table-cell table:style-name="ce602" table:formula="of:=[.D15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0" calcext:value-type="float">
            <text:p>150</text:p>
          </table:table-cell>
          <table:table-cell table:style-name="ce611" table:formula="of:=IFERROR(VLOOKUP([.A152];[$items.C:.E];3;0);&quot;ID not in use&quot;)" office:value-type="string" office:string-value="1X1" calcext:value-type="string">
            <text:p>1X1</text:p>
          </table:table-cell>
          <table:table-cell table:formula="of:=IF([.B152]=&quot;2X2&quot;;4;IF(OR([.B152]=&quot;1X2&quot;;[.B152]=&quot;2X1&quot;);2;IF([.B152]=&quot;1X1&quot;;1;0)))" office:value-type="float" office:value="1" calcext:value-type="float">
            <text:p>1</text:p>
          </table:table-cell>
          <table:table-cell table:formula="of:=IF([.C152]&gt;0;[.C152];MAX([.D151]-1;0))" office:value-type="float" office:value="1" calcext:value-type="float">
            <text:p>1</text:p>
          </table:table-cell>
          <table:table-cell table:style-name="ce602" table:formula="of:=[.D15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1" calcext:value-type="float">
            <text:p>151</text:p>
          </table:table-cell>
          <table:table-cell table:style-name="ce611" table:formula="of:=IFERROR(VLOOKUP([.A153];[$items.C:.E];3;0);&quot;ID not in use&quot;)" office:value-type="string" office:string-value="1X1" calcext:value-type="string">
            <text:p>1X1</text:p>
          </table:table-cell>
          <table:table-cell table:formula="of:=IF([.B153]=&quot;2X2&quot;;4;IF(OR([.B153]=&quot;1X2&quot;;[.B153]=&quot;2X1&quot;);2;IF([.B153]=&quot;1X1&quot;;1;0)))" office:value-type="float" office:value="1" calcext:value-type="float">
            <text:p>1</text:p>
          </table:table-cell>
          <table:table-cell table:formula="of:=IF([.C153]&gt;0;[.C153];MAX([.D152]-1;0))" office:value-type="float" office:value="1" calcext:value-type="float">
            <text:p>1</text:p>
          </table:table-cell>
          <table:table-cell table:style-name="ce602" table:formula="of:=[.D15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2" calcext:value-type="float">
            <text:p>152</text:p>
          </table:table-cell>
          <table:table-cell table:style-name="ce611" table:formula="of:=IFERROR(VLOOKUP([.A154];[$items.C:.E];3;0);&quot;ID not in use&quot;)" office:value-type="string" office:string-value="1X1" calcext:value-type="string">
            <text:p>1X1</text:p>
          </table:table-cell>
          <table:table-cell table:formula="of:=IF([.B154]=&quot;2X2&quot;;4;IF(OR([.B154]=&quot;1X2&quot;;[.B154]=&quot;2X1&quot;);2;IF([.B154]=&quot;1X1&quot;;1;0)))" office:value-type="float" office:value="1" calcext:value-type="float">
            <text:p>1</text:p>
          </table:table-cell>
          <table:table-cell table:formula="of:=IF([.C154]&gt;0;[.C154];MAX([.D153]-1;0))" office:value-type="float" office:value="1" calcext:value-type="float">
            <text:p>1</text:p>
          </table:table-cell>
          <table:table-cell table:style-name="ce602" table:formula="of:=[.D15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3" calcext:value-type="float">
            <text:p>153</text:p>
          </table:table-cell>
          <table:table-cell table:style-name="ce611" table:formula="of:=IFERROR(VLOOKUP([.A155];[$items.C:.E];3;0);&quot;ID not in use&quot;)" office:value-type="string" office:string-value="1X1" calcext:value-type="string">
            <text:p>1X1</text:p>
          </table:table-cell>
          <table:table-cell table:formula="of:=IF([.B155]=&quot;2X2&quot;;4;IF(OR([.B155]=&quot;1X2&quot;;[.B155]=&quot;2X1&quot;);2;IF([.B155]=&quot;1X1&quot;;1;0)))" office:value-type="float" office:value="1" calcext:value-type="float">
            <text:p>1</text:p>
          </table:table-cell>
          <table:table-cell table:formula="of:=IF([.C155]&gt;0;[.C155];MAX([.D154]-1;0))" office:value-type="float" office:value="1" calcext:value-type="float">
            <text:p>1</text:p>
          </table:table-cell>
          <table:table-cell table:style-name="ce602" table:formula="of:=[.D15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4" calcext:value-type="float">
            <text:p>154</text:p>
          </table:table-cell>
          <table:table-cell table:style-name="ce611" table:formula="of:=IFERROR(VLOOKUP([.A156];[$items.C:.E];3;0);&quot;ID not in use&quot;)" office:value-type="string" office:string-value="1X1" calcext:value-type="string">
            <text:p>1X1</text:p>
          </table:table-cell>
          <table:table-cell table:formula="of:=IF([.B156]=&quot;2X2&quot;;4;IF(OR([.B156]=&quot;1X2&quot;;[.B156]=&quot;2X1&quot;);2;IF([.B156]=&quot;1X1&quot;;1;0)))" office:value-type="float" office:value="1" calcext:value-type="float">
            <text:p>1</text:p>
          </table:table-cell>
          <table:table-cell table:formula="of:=IF([.C156]&gt;0;[.C156];MAX([.D155]-1;0))" office:value-type="float" office:value="1" calcext:value-type="float">
            <text:p>1</text:p>
          </table:table-cell>
          <table:table-cell table:style-name="ce602" table:formula="of:=[.D15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5" calcext:value-type="float">
            <text:p>155</text:p>
          </table:table-cell>
          <table:table-cell table:style-name="ce611" table:formula="of:=IFERROR(VLOOKUP([.A157];[$items.C:.E];3;0);&quot;ID not in use&quot;)" office:value-type="string" office:string-value="1X1" calcext:value-type="string">
            <text:p>1X1</text:p>
          </table:table-cell>
          <table:table-cell table:formula="of:=IF([.B157]=&quot;2X2&quot;;4;IF(OR([.B157]=&quot;1X2&quot;;[.B157]=&quot;2X1&quot;);2;IF([.B157]=&quot;1X1&quot;;1;0)))" office:value-type="float" office:value="1" calcext:value-type="float">
            <text:p>1</text:p>
          </table:table-cell>
          <table:table-cell table:formula="of:=IF([.C157]&gt;0;[.C157];MAX([.D156]-1;0))" office:value-type="float" office:value="1" calcext:value-type="float">
            <text:p>1</text:p>
          </table:table-cell>
          <table:table-cell table:style-name="ce602" table:formula="of:=[.D15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6" calcext:value-type="float">
            <text:p>156</text:p>
          </table:table-cell>
          <table:table-cell table:style-name="ce611" table:formula="of:=IFERROR(VLOOKUP([.A158];[$items.C:.E];3;0);&quot;ID not in use&quot;)" office:value-type="string" office:string-value="1X1" calcext:value-type="string">
            <text:p>1X1</text:p>
          </table:table-cell>
          <table:table-cell table:formula="of:=IF([.B158]=&quot;2X2&quot;;4;IF(OR([.B158]=&quot;1X2&quot;;[.B158]=&quot;2X1&quot;);2;IF([.B158]=&quot;1X1&quot;;1;0)))" office:value-type="float" office:value="1" calcext:value-type="float">
            <text:p>1</text:p>
          </table:table-cell>
          <table:table-cell table:formula="of:=IF([.C158]&gt;0;[.C158];MAX([.D157]-1;0))" office:value-type="float" office:value="1" calcext:value-type="float">
            <text:p>1</text:p>
          </table:table-cell>
          <table:table-cell table:style-name="ce602" table:formula="of:=[.D15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7" calcext:value-type="float">
            <text:p>157</text:p>
          </table:table-cell>
          <table:table-cell table:style-name="ce611" table:formula="of:=IFERROR(VLOOKUP([.A159];[$items.C:.E];3;0);&quot;ID not in use&quot;)" office:value-type="string" office:string-value="1X1" calcext:value-type="string">
            <text:p>1X1</text:p>
          </table:table-cell>
          <table:table-cell table:formula="of:=IF([.B159]=&quot;2X2&quot;;4;IF(OR([.B159]=&quot;1X2&quot;;[.B159]=&quot;2X1&quot;);2;IF([.B159]=&quot;1X1&quot;;1;0)))" office:value-type="float" office:value="1" calcext:value-type="float">
            <text:p>1</text:p>
          </table:table-cell>
          <table:table-cell table:formula="of:=IF([.C159]&gt;0;[.C159];MAX([.D158]-1;0))" office:value-type="float" office:value="1" calcext:value-type="float">
            <text:p>1</text:p>
          </table:table-cell>
          <table:table-cell table:style-name="ce602" table:formula="of:=[.D15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8" calcext:value-type="float">
            <text:p>158</text:p>
          </table:table-cell>
          <table:table-cell table:style-name="ce611" table:formula="of:=IFERROR(VLOOKUP([.A160];[$items.C:.E];3;0);&quot;ID not in use&quot;)" office:value-type="string" office:string-value="1X1" calcext:value-type="string">
            <text:p>1X1</text:p>
          </table:table-cell>
          <table:table-cell table:formula="of:=IF([.B160]=&quot;2X2&quot;;4;IF(OR([.B160]=&quot;1X2&quot;;[.B160]=&quot;2X1&quot;);2;IF([.B160]=&quot;1X1&quot;;1;0)))" office:value-type="float" office:value="1" calcext:value-type="float">
            <text:p>1</text:p>
          </table:table-cell>
          <table:table-cell table:formula="of:=IF([.C160]&gt;0;[.C160];MAX([.D159]-1;0))" office:value-type="float" office:value="1" calcext:value-type="float">
            <text:p>1</text:p>
          </table:table-cell>
          <table:table-cell table:style-name="ce602" table:formula="of:=[.D16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59" calcext:value-type="float">
            <text:p>159</text:p>
          </table:table-cell>
          <table:table-cell table:style-name="ce611" table:formula="of:=IFERROR(VLOOKUP([.A161];[$items.C:.E];3;0);&quot;ID not in use&quot;)" office:value-type="string" office:string-value="1X1" calcext:value-type="string">
            <text:p>1X1</text:p>
          </table:table-cell>
          <table:table-cell table:formula="of:=IF([.B161]=&quot;2X2&quot;;4;IF(OR([.B161]=&quot;1X2&quot;;[.B161]=&quot;2X1&quot;);2;IF([.B161]=&quot;1X1&quot;;1;0)))" office:value-type="float" office:value="1" calcext:value-type="float">
            <text:p>1</text:p>
          </table:table-cell>
          <table:table-cell table:formula="of:=IF([.C161]&gt;0;[.C161];MAX([.D160]-1;0))" office:value-type="float" office:value="1" calcext:value-type="float">
            <text:p>1</text:p>
          </table:table-cell>
          <table:table-cell table:style-name="ce602" table:formula="of:=[.D16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0" calcext:value-type="float">
            <text:p>160</text:p>
          </table:table-cell>
          <table:table-cell table:style-name="ce611" table:formula="of:=IFERROR(VLOOKUP([.A162];[$items.C:.E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1" calcext:value-type="float">
            <text:p>161</text:p>
          </table:table-cell>
          <table:table-cell table:style-name="ce611" table:formula="of:=IFERROR(VLOOKUP([.A163];[$items.C:.E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2" calcext:value-type="float">
            <text:p>162</text:p>
          </table:table-cell>
          <table:table-cell table:style-name="ce611" table:formula="of:=IFERROR(VLOOKUP([.A164];[$items.C:.E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3" calcext:value-type="float">
            <text:p>163</text:p>
          </table:table-cell>
          <table:table-cell table:style-name="ce611" table:formula="of:=IFERROR(VLOOKUP([.A165];[$items.C:.E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4" calcext:value-type="float">
            <text:p>164</text:p>
          </table:table-cell>
          <table:table-cell table:style-name="ce611" table:formula="of:=IFERROR(VLOOKUP([.A166];[$items.C:.E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5" calcext:value-type="float">
            <text:p>165</text:p>
          </table:table-cell>
          <table:table-cell table:style-name="ce611" table:formula="of:=IFERROR(VLOOKUP([.A167];[$items.C:.E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6" calcext:value-type="float">
            <text:p>166</text:p>
          </table:table-cell>
          <table:table-cell table:style-name="ce611" table:formula="of:=IFERROR(VLOOKUP([.A168];[$items.C:.E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7" calcext:value-type="float">
            <text:p>167</text:p>
          </table:table-cell>
          <table:table-cell table:style-name="ce611" table:formula="of:=IFERROR(VLOOKUP([.A169];[$items.C:.E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8" calcext:value-type="float">
            <text:p>168</text:p>
          </table:table-cell>
          <table:table-cell table:style-name="ce611" table:formula="of:=IFERROR(VLOOKUP([.A170];[$items.C:.E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69" calcext:value-type="float">
            <text:p>169</text:p>
          </table:table-cell>
          <table:table-cell table:style-name="ce611" table:formula="of:=IFERROR(VLOOKUP([.A171];[$items.C:.E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0" calcext:value-type="float">
            <text:p>170</text:p>
          </table:table-cell>
          <table:table-cell table:style-name="ce611" table:formula="of:=IFERROR(VLOOKUP([.A172];[$items.C:.E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1" calcext:value-type="float">
            <text:p>171</text:p>
          </table:table-cell>
          <table:table-cell table:style-name="ce611" table:formula="of:=IFERROR(VLOOKUP([.A173];[$items.C:.E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2" calcext:value-type="float">
            <text:p>172</text:p>
          </table:table-cell>
          <table:table-cell table:style-name="ce611" table:formula="of:=IFERROR(VLOOKUP([.A174];[$items.C:.E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3" calcext:value-type="float">
            <text:p>173</text:p>
          </table:table-cell>
          <table:table-cell table:style-name="ce611" table:formula="of:=IFERROR(VLOOKUP([.A175];[$items.C:.E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4" calcext:value-type="float">
            <text:p>174</text:p>
          </table:table-cell>
          <table:table-cell table:style-name="ce611" table:formula="of:=IFERROR(VLOOKUP([.A176];[$items.C:.E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5" calcext:value-type="float">
            <text:p>175</text:p>
          </table:table-cell>
          <table:table-cell table:style-name="ce611" table:formula="of:=IFERROR(VLOOKUP([.A177];[$items.C:.E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6" calcext:value-type="float">
            <text:p>176</text:p>
          </table:table-cell>
          <table:table-cell table:style-name="ce611" table:formula="of:=IFERROR(VLOOKUP([.A178];[$items.C:.E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7" calcext:value-type="float">
            <text:p>177</text:p>
          </table:table-cell>
          <table:table-cell table:style-name="ce611" table:formula="of:=IFERROR(VLOOKUP([.A179];[$items.C:.E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8" calcext:value-type="float">
            <text:p>178</text:p>
          </table:table-cell>
          <table:table-cell table:style-name="ce611" table:formula="of:=IFERROR(VLOOKUP([.A180];[$items.C:.E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79" calcext:value-type="float">
            <text:p>179</text:p>
          </table:table-cell>
          <table:table-cell table:style-name="ce611" table:formula="of:=IFERROR(VLOOKUP([.A181];[$items.C:.E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0" calcext:value-type="float">
            <text:p>180</text:p>
          </table:table-cell>
          <table:table-cell table:style-name="ce611" table:formula="of:=IFERROR(VLOOKUP([.A182];[$items.C:.E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1" calcext:value-type="float">
            <text:p>181</text:p>
          </table:table-cell>
          <table:table-cell table:style-name="ce611" table:formula="of:=IFERROR(VLOOKUP([.A183];[$items.C:.E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2" calcext:value-type="float">
            <text:p>182</text:p>
          </table:table-cell>
          <table:table-cell table:style-name="ce611" table:formula="of:=IFERROR(VLOOKUP([.A184];[$items.C:.E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3" calcext:value-type="float">
            <text:p>183</text:p>
          </table:table-cell>
          <table:table-cell table:style-name="ce611" table:formula="of:=IFERROR(VLOOKUP([.A185];[$items.C:.E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4" calcext:value-type="float">
            <text:p>184</text:p>
          </table:table-cell>
          <table:table-cell table:style-name="ce611" table:formula="of:=IFERROR(VLOOKUP([.A186];[$items.C:.E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5" calcext:value-type="float">
            <text:p>185</text:p>
          </table:table-cell>
          <table:table-cell table:style-name="ce611" table:formula="of:=IFERROR(VLOOKUP([.A187];[$items.C:.E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6" calcext:value-type="float">
            <text:p>186</text:p>
          </table:table-cell>
          <table:table-cell table:style-name="ce611" table:formula="of:=IFERROR(VLOOKUP([.A188];[$items.C:.E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7" calcext:value-type="float">
            <text:p>187</text:p>
          </table:table-cell>
          <table:table-cell table:style-name="ce611" table:formula="of:=IFERROR(VLOOKUP([.A189];[$items.C:.E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8" calcext:value-type="float">
            <text:p>188</text:p>
          </table:table-cell>
          <table:table-cell table:style-name="ce611" table:formula="of:=IFERROR(VLOOKUP([.A190];[$items.C:.E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89" calcext:value-type="float">
            <text:p>189</text:p>
          </table:table-cell>
          <table:table-cell table:style-name="ce611" table:formula="of:=IFERROR(VLOOKUP([.A191];[$items.C:.E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0" calcext:value-type="float">
            <text:p>190</text:p>
          </table:table-cell>
          <table:table-cell table:style-name="ce611" table:formula="of:=IFERROR(VLOOKUP([.A192];[$items.C:.E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1" calcext:value-type="float">
            <text:p>191</text:p>
          </table:table-cell>
          <table:table-cell table:style-name="ce611" table:formula="of:=IFERROR(VLOOKUP([.A193];[$items.C:.E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2" calcext:value-type="float">
            <text:p>192</text:p>
          </table:table-cell>
          <table:table-cell table:style-name="ce611" table:formula="of:=IFERROR(VLOOKUP([.A194];[$items.C:.E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3" calcext:value-type="float">
            <text:p>193</text:p>
          </table:table-cell>
          <table:table-cell table:style-name="ce611" table:formula="of:=IFERROR(VLOOKUP([.A195];[$items.C:.E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4" calcext:value-type="float">
            <text:p>194</text:p>
          </table:table-cell>
          <table:table-cell table:style-name="ce611" table:formula="of:=IFERROR(VLOOKUP([.A196];[$items.C:.E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5" calcext:value-type="float">
            <text:p>195</text:p>
          </table:table-cell>
          <table:table-cell table:style-name="ce611" table:formula="of:=IFERROR(VLOOKUP([.A197];[$items.C:.E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6" calcext:value-type="float">
            <text:p>196</text:p>
          </table:table-cell>
          <table:table-cell table:style-name="ce611" table:formula="of:=IFERROR(VLOOKUP([.A198];[$items.C:.E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7" calcext:value-type="float">
            <text:p>197</text:p>
          </table:table-cell>
          <table:table-cell table:style-name="ce611" table:formula="of:=IFERROR(VLOOKUP([.A199];[$items.C:.E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8" calcext:value-type="float">
            <text:p>198</text:p>
          </table:table-cell>
          <table:table-cell table:style-name="ce611" table:formula="of:=IFERROR(VLOOKUP([.A200];[$items.C:.E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199" calcext:value-type="float">
            <text:p>199</text:p>
          </table:table-cell>
          <table:table-cell table:style-name="ce611" table:formula="of:=IFERROR(VLOOKUP([.A201];[$items.C:.E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0" calcext:value-type="float">
            <text:p>200</text:p>
          </table:table-cell>
          <table:table-cell table:style-name="ce611" table:formula="of:=IFERROR(VLOOKUP([.A202];[$items.C:.E];3;0);&quot;ID not in use&quot;)" office:value-type="string" office:string-value="2X2" calcext:value-type="string">
            <text:p>2X2</text:p>
          </table:table-cell>
          <table:table-cell table:formula="of:=IF([.B202]=&quot;2X2&quot;;4;IF(OR([.B202]=&quot;1X2&quot;;[.B202]=&quot;2X1&quot;);2;IF([.B202]=&quot;1X1&quot;;1;0)))" office:value-type="float" office:value="4" calcext:value-type="float">
            <text:p>4</text:p>
          </table:table-cell>
          <table:table-cell table:formula="of:=IF([.C202]&gt;0;[.C202];MAX([.D201]-1;0))" office:value-type="float" office:value="4" calcext:value-type="float">
            <text:p>4</text:p>
          </table:table-cell>
          <table:table-cell table:style-name="ce602" table:formula="of:=[.D20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1" calcext:value-type="float">
            <text:p>201</text:p>
          </table:table-cell>
          <table:table-cell table:style-name="ce611" table:formula="of:=IFERROR(VLOOKUP([.A203];[$items.C:.E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3" calcext:value-type="float">
            <text:p>3</text:p>
          </table:table-cell>
          <table:table-cell table:style-name="ce602" table:formula="of:=[.D20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2" calcext:value-type="float">
            <text:p>202</text:p>
          </table:table-cell>
          <table:table-cell table:style-name="ce611" table:formula="of:=IFERROR(VLOOKUP([.A204];[$items.C:.E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2" calcext:value-type="float">
            <text:p>2</text:p>
          </table:table-cell>
          <table:table-cell table:style-name="ce602" table:formula="of:=[.D20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3" calcext:value-type="float">
            <text:p>203</text:p>
          </table:table-cell>
          <table:table-cell table:style-name="ce611" table:formula="of:=IFERROR(VLOOKUP([.A205];[$items.C:.E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1" calcext:value-type="float">
            <text:p>1</text:p>
          </table:table-cell>
          <table:table-cell table:style-name="ce602" table:formula="of:=[.D20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4" calcext:value-type="float">
            <text:p>204</text:p>
          </table:table-cell>
          <table:table-cell table:style-name="ce611" table:formula="of:=IFERROR(VLOOKUP([.A206];[$items.C:.E];3;0);&quot;ID not in use&quot;)" office:value-type="string" office:string-value="2X2" calcext:value-type="string">
            <text:p>2X2</text:p>
          </table:table-cell>
          <table:table-cell table:formula="of:=IF([.B206]=&quot;2X2&quot;;4;IF(OR([.B206]=&quot;1X2&quot;;[.B206]=&quot;2X1&quot;);2;IF([.B206]=&quot;1X1&quot;;1;0)))" office:value-type="float" office:value="4" calcext:value-type="float">
            <text:p>4</text:p>
          </table:table-cell>
          <table:table-cell table:formula="of:=IF([.C206]&gt;0;[.C206];MAX([.D205]-1;0))" office:value-type="float" office:value="4" calcext:value-type="float">
            <text:p>4</text:p>
          </table:table-cell>
          <table:table-cell table:style-name="ce602" table:formula="of:=[.D20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5" calcext:value-type="float">
            <text:p>205</text:p>
          </table:table-cell>
          <table:table-cell table:style-name="ce611" table:formula="of:=IFERROR(VLOOKUP([.A207];[$items.C:.E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3" calcext:value-type="float">
            <text:p>3</text:p>
          </table:table-cell>
          <table:table-cell table:style-name="ce602" table:formula="of:=[.D20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6" calcext:value-type="float">
            <text:p>206</text:p>
          </table:table-cell>
          <table:table-cell table:style-name="ce611" table:formula="of:=IFERROR(VLOOKUP([.A208];[$items.C:.E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2" calcext:value-type="float">
            <text:p>2</text:p>
          </table:table-cell>
          <table:table-cell table:style-name="ce602" table:formula="of:=[.D20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7" calcext:value-type="float">
            <text:p>207</text:p>
          </table:table-cell>
          <table:table-cell table:style-name="ce611" table:formula="of:=IFERROR(VLOOKUP([.A209];[$items.C:.E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1" calcext:value-type="float">
            <text:p>1</text:p>
          </table:table-cell>
          <table:table-cell table:style-name="ce602" table:formula="of:=[.D20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8" calcext:value-type="float">
            <text:p>208</text:p>
          </table:table-cell>
          <table:table-cell table:style-name="ce611" table:formula="of:=IFERROR(VLOOKUP([.A210];[$items.C:.E];3;0);&quot;ID not in use&quot;)" office:value-type="string" office:string-value="2X2" calcext:value-type="string">
            <text:p>2X2</text:p>
          </table:table-cell>
          <table:table-cell table:formula="of:=IF([.B210]=&quot;2X2&quot;;4;IF(OR([.B210]=&quot;1X2&quot;;[.B210]=&quot;2X1&quot;);2;IF([.B210]=&quot;1X1&quot;;1;0)))" office:value-type="float" office:value="4" calcext:value-type="float">
            <text:p>4</text:p>
          </table:table-cell>
          <table:table-cell table:formula="of:=IF([.C210]&gt;0;[.C210];MAX([.D209]-1;0))" office:value-type="float" office:value="4" calcext:value-type="float">
            <text:p>4</text:p>
          </table:table-cell>
          <table:table-cell table:style-name="ce602" table:formula="of:=[.D21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09" calcext:value-type="float">
            <text:p>209</text:p>
          </table:table-cell>
          <table:table-cell table:style-name="ce611" table:formula="of:=IFERROR(VLOOKUP([.A211];[$items.C:.E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3" calcext:value-type="float">
            <text:p>3</text:p>
          </table:table-cell>
          <table:table-cell table:style-name="ce602" table:formula="of:=[.D21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0" calcext:value-type="float">
            <text:p>210</text:p>
          </table:table-cell>
          <table:table-cell table:style-name="ce611" table:formula="of:=IFERROR(VLOOKUP([.A212];[$items.C:.E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2" calcext:value-type="float">
            <text:p>2</text:p>
          </table:table-cell>
          <table:table-cell table:style-name="ce602" table:formula="of:=[.D21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1" calcext:value-type="float">
            <text:p>211</text:p>
          </table:table-cell>
          <table:table-cell table:style-name="ce611" table:formula="of:=IFERROR(VLOOKUP([.A213];[$items.C:.E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1" calcext:value-type="float">
            <text:p>1</text:p>
          </table:table-cell>
          <table:table-cell table:style-name="ce602" table:formula="of:=[.D21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2" calcext:value-type="float">
            <text:p>212</text:p>
          </table:table-cell>
          <table:table-cell table:style-name="ce611" table:formula="of:=IFERROR(VLOOKUP([.A214];[$items.C:.E];3;0);&quot;ID not in use&quot;)" office:value-type="string" office:string-value="2X2" calcext:value-type="string">
            <text:p>2X2</text:p>
          </table:table-cell>
          <table:table-cell table:formula="of:=IF([.B214]=&quot;2X2&quot;;4;IF(OR([.B214]=&quot;1X2&quot;;[.B214]=&quot;2X1&quot;);2;IF([.B214]=&quot;1X1&quot;;1;0)))" office:value-type="float" office:value="4" calcext:value-type="float">
            <text:p>4</text:p>
          </table:table-cell>
          <table:table-cell table:formula="of:=IF([.C214]&gt;0;[.C214];MAX([.D213]-1;0))" office:value-type="float" office:value="4" calcext:value-type="float">
            <text:p>4</text:p>
          </table:table-cell>
          <table:table-cell table:style-name="ce602" table:formula="of:=[.D21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3" calcext:value-type="float">
            <text:p>213</text:p>
          </table:table-cell>
          <table:table-cell table:style-name="ce611" table:formula="of:=IFERROR(VLOOKUP([.A215];[$items.C:.E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3" calcext:value-type="float">
            <text:p>3</text:p>
          </table:table-cell>
          <table:table-cell table:style-name="ce602" table:formula="of:=[.D21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4" calcext:value-type="float">
            <text:p>214</text:p>
          </table:table-cell>
          <table:table-cell table:style-name="ce611" table:formula="of:=IFERROR(VLOOKUP([.A216];[$items.C:.E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2" calcext:value-type="float">
            <text:p>2</text:p>
          </table:table-cell>
          <table:table-cell table:style-name="ce602" table:formula="of:=[.D216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5" calcext:value-type="float">
            <text:p>215</text:p>
          </table:table-cell>
          <table:table-cell table:style-name="ce611" table:formula="of:=IFERROR(VLOOKUP([.A217];[$items.C:.E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1" calcext:value-type="float">
            <text:p>1</text:p>
          </table:table-cell>
          <table:table-cell table:style-name="ce602" table:formula="of:=[.D217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6" calcext:value-type="float">
            <text:p>216</text:p>
          </table:table-cell>
          <table:table-cell table:style-name="ce611" table:formula="of:=IFERROR(VLOOKUP([.A218];[$items.C:.E];3;0);&quot;ID not in use&quot;)" office:value-type="string" office:string-value="2X2" calcext:value-type="string">
            <text:p>2X2</text:p>
          </table:table-cell>
          <table:table-cell table:formula="of:=IF([.B218]=&quot;2X2&quot;;4;IF(OR([.B218]=&quot;1X2&quot;;[.B218]=&quot;2X1&quot;);2;IF([.B218]=&quot;1X1&quot;;1;0)))" office:value-type="float" office:value="4" calcext:value-type="float">
            <text:p>4</text:p>
          </table:table-cell>
          <table:table-cell table:formula="of:=IF([.C218]&gt;0;[.C218];MAX([.D217]-1;0))" office:value-type="float" office:value="4" calcext:value-type="float">
            <text:p>4</text:p>
          </table:table-cell>
          <table:table-cell table:style-name="ce602" table:formula="of:=[.D218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7" calcext:value-type="float">
            <text:p>217</text:p>
          </table:table-cell>
          <table:table-cell table:style-name="ce611" table:formula="of:=IFERROR(VLOOKUP([.A219];[$items.C:.E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3" calcext:value-type="float">
            <text:p>3</text:p>
          </table:table-cell>
          <table:table-cell table:style-name="ce602" table:formula="of:=[.D219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8" calcext:value-type="float">
            <text:p>218</text:p>
          </table:table-cell>
          <table:table-cell table:style-name="ce611" table:formula="of:=IFERROR(VLOOKUP([.A220];[$items.C:.E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2" calcext:value-type="float">
            <text:p>2</text:p>
          </table:table-cell>
          <table:table-cell table:style-name="ce602" table:formula="of:=[.D220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19" calcext:value-type="float">
            <text:p>219</text:p>
          </table:table-cell>
          <table:table-cell table:style-name="ce611" table:formula="of:=IFERROR(VLOOKUP([.A221];[$items.C:.E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1" calcext:value-type="float">
            <text:p>1</text:p>
          </table:table-cell>
          <table:table-cell table:style-name="ce602" table:formula="of:=[.D221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0" calcext:value-type="float">
            <text:p>220</text:p>
          </table:table-cell>
          <table:table-cell table:style-name="ce611" table:formula="of:=IFERROR(VLOOKUP([.A222];[$items.C:.E];3;0);&quot;ID not in use&quot;)" office:value-type="string" office:string-value="2X2" calcext:value-type="string">
            <text:p>2X2</text:p>
          </table:table-cell>
          <table:table-cell table:formula="of:=IF([.B222]=&quot;2X2&quot;;4;IF(OR([.B222]=&quot;1X2&quot;;[.B222]=&quot;2X1&quot;);2;IF([.B222]=&quot;1X1&quot;;1;0)))" office:value-type="float" office:value="4" calcext:value-type="float">
            <text:p>4</text:p>
          </table:table-cell>
          <table:table-cell table:formula="of:=IF([.C222]&gt;0;[.C222];MAX([.D221]-1;0))" office:value-type="float" office:value="4" calcext:value-type="float">
            <text:p>4</text:p>
          </table:table-cell>
          <table:table-cell table:style-name="ce602" table:formula="of:=[.D222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1" calcext:value-type="float">
            <text:p>221</text:p>
          </table:table-cell>
          <table:table-cell table:style-name="ce611" table:formula="of:=IFERROR(VLOOKUP([.A223];[$items.C:.E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3" calcext:value-type="float">
            <text:p>3</text:p>
          </table:table-cell>
          <table:table-cell table:style-name="ce602" table:formula="of:=[.D223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2" calcext:value-type="float">
            <text:p>222</text:p>
          </table:table-cell>
          <table:table-cell table:style-name="ce611" table:formula="of:=IFERROR(VLOOKUP([.A224];[$items.C:.E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2" calcext:value-type="float">
            <text:p>2</text:p>
          </table:table-cell>
          <table:table-cell table:style-name="ce602" table:formula="of:=[.D224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3" calcext:value-type="float">
            <text:p>223</text:p>
          </table:table-cell>
          <table:table-cell table:style-name="ce611" table:formula="of:=IFERROR(VLOOKUP([.A225];[$items.C:.E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1" calcext:value-type="float">
            <text:p>1</text:p>
          </table:table-cell>
          <table:table-cell table:style-name="ce602" table:formula="of:=[.D225]=0" office:value-type="boolean" office:boolean-value="false" calcext:value-type="boolean">
            <text:p>FALS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4" calcext:value-type="float">
            <text:p>224</text:p>
          </table:table-cell>
          <table:table-cell table:style-name="ce611" table:formula="of:=IFERROR(VLOOKUP([.A226];[$items.C:.E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5" calcext:value-type="float">
            <text:p>225</text:p>
          </table:table-cell>
          <table:table-cell table:style-name="ce611" table:formula="of:=IFERROR(VLOOKUP([.A227];[$items.C:.E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6" calcext:value-type="float">
            <text:p>226</text:p>
          </table:table-cell>
          <table:table-cell table:style-name="ce611" table:formula="of:=IFERROR(VLOOKUP([.A228];[$items.C:.E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7" calcext:value-type="float">
            <text:p>227</text:p>
          </table:table-cell>
          <table:table-cell table:style-name="ce611" table:formula="of:=IFERROR(VLOOKUP([.A229];[$items.C:.E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8" calcext:value-type="float">
            <text:p>228</text:p>
          </table:table-cell>
          <table:table-cell table:style-name="ce611" table:formula="of:=IFERROR(VLOOKUP([.A230];[$items.C:.E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29" calcext:value-type="float">
            <text:p>229</text:p>
          </table:table-cell>
          <table:table-cell table:style-name="ce611" table:formula="of:=IFERROR(VLOOKUP([.A231];[$items.C:.E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0" calcext:value-type="float">
            <text:p>230</text:p>
          </table:table-cell>
          <table:table-cell table:style-name="ce611" table:formula="of:=IFERROR(VLOOKUP([.A232];[$items.C:.E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1" calcext:value-type="float">
            <text:p>231</text:p>
          </table:table-cell>
          <table:table-cell table:style-name="ce611" table:formula="of:=IFERROR(VLOOKUP([.A233];[$items.C:.E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2" calcext:value-type="float">
            <text:p>232</text:p>
          </table:table-cell>
          <table:table-cell table:style-name="ce611" table:formula="of:=IFERROR(VLOOKUP([.A234];[$items.C:.E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3" calcext:value-type="float">
            <text:p>233</text:p>
          </table:table-cell>
          <table:table-cell table:style-name="ce611" table:formula="of:=IFERROR(VLOOKUP([.A235];[$items.C:.E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4" calcext:value-type="float">
            <text:p>234</text:p>
          </table:table-cell>
          <table:table-cell table:style-name="ce611" table:formula="of:=IFERROR(VLOOKUP([.A236];[$items.C:.E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5" calcext:value-type="float">
            <text:p>235</text:p>
          </table:table-cell>
          <table:table-cell table:style-name="ce611" table:formula="of:=IFERROR(VLOOKUP([.A237];[$items.C:.E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6" calcext:value-type="float">
            <text:p>236</text:p>
          </table:table-cell>
          <table:table-cell table:style-name="ce611" table:formula="of:=IFERROR(VLOOKUP([.A238];[$items.C:.E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7" calcext:value-type="float">
            <text:p>237</text:p>
          </table:table-cell>
          <table:table-cell table:style-name="ce611" table:formula="of:=IFERROR(VLOOKUP([.A239];[$items.C:.E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8" calcext:value-type="float">
            <text:p>238</text:p>
          </table:table-cell>
          <table:table-cell table:style-name="ce611" table:formula="of:=IFERROR(VLOOKUP([.A240];[$items.C:.E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39" calcext:value-type="float">
            <text:p>239</text:p>
          </table:table-cell>
          <table:table-cell table:style-name="ce611" table:formula="of:=IFERROR(VLOOKUP([.A241];[$items.C:.E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0" calcext:value-type="float">
            <text:p>240</text:p>
          </table:table-cell>
          <table:table-cell table:style-name="ce611" table:formula="of:=IFERROR(VLOOKUP([.A242];[$items.C:.E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1" calcext:value-type="float">
            <text:p>241</text:p>
          </table:table-cell>
          <table:table-cell table:style-name="ce611" table:formula="of:=IFERROR(VLOOKUP([.A243];[$items.C:.E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2" calcext:value-type="float">
            <text:p>242</text:p>
          </table:table-cell>
          <table:table-cell table:style-name="ce611" table:formula="of:=IFERROR(VLOOKUP([.A244];[$items.C:.E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3" calcext:value-type="float">
            <text:p>243</text:p>
          </table:table-cell>
          <table:table-cell table:style-name="ce611" table:formula="of:=IFERROR(VLOOKUP([.A245];[$items.C:.E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4" calcext:value-type="float">
            <text:p>244</text:p>
          </table:table-cell>
          <table:table-cell table:style-name="ce611" table:formula="of:=IFERROR(VLOOKUP([.A246];[$items.C:.E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5" calcext:value-type="float">
            <text:p>245</text:p>
          </table:table-cell>
          <table:table-cell table:style-name="ce611" table:formula="of:=IFERROR(VLOOKUP([.A247];[$items.C:.E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6" calcext:value-type="float">
            <text:p>246</text:p>
          </table:table-cell>
          <table:table-cell table:style-name="ce611" table:formula="of:=IFERROR(VLOOKUP([.A248];[$items.C:.E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7" calcext:value-type="float">
            <text:p>247</text:p>
          </table:table-cell>
          <table:table-cell table:style-name="ce611" table:formula="of:=IFERROR(VLOOKUP([.A249];[$items.C:.E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8" calcext:value-type="float">
            <text:p>248</text:p>
          </table:table-cell>
          <table:table-cell table:style-name="ce611" table:formula="of:=IFERROR(VLOOKUP([.A250];[$items.C:.E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49" calcext:value-type="float">
            <text:p>249</text:p>
          </table:table-cell>
          <table:table-cell table:style-name="ce611" table:formula="of:=IFERROR(VLOOKUP([.A251];[$items.C:.E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50" calcext:value-type="float">
            <text:p>250</text:p>
          </table:table-cell>
          <table:table-cell table:style-name="ce611" table:formula="of:=IFERROR(VLOOKUP([.A252];[$items.C:.E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51" calcext:value-type="float">
            <text:p>251</text:p>
          </table:table-cell>
          <table:table-cell table:style-name="ce611" table:formula="of:=IFERROR(VLOOKUP([.A253];[$items.C:.E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52" calcext:value-type="float">
            <text:p>252</text:p>
          </table:table-cell>
          <table:table-cell table:style-name="ce611" table:formula="of:=IFERROR(VLOOKUP([.A254];[$items.C:.E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53" calcext:value-type="float">
            <text:p>253</text:p>
          </table:table-cell>
          <table:table-cell table:style-name="ce611" table:formula="of:=IFERROR(VLOOKUP([.A255];[$items.C:.E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54" calcext:value-type="float">
            <text:p>254</text:p>
          </table:table-cell>
          <table:table-cell table:style-name="ce611" table:formula="of:=IFERROR(VLOOKUP([.A256];[$items.C:.E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8" office:value-type="float" office:value="255" calcext:value-type="float">
            <text:p>255</text:p>
          </table:table-cell>
          <table:table-cell table:style-name="ce611" table:formula="of:=IFERROR(VLOOKUP([.A257];[$items.C:.E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3">
        <table:table-column table:style-name="co21" table:number-columns-repeated="2" table:default-cell-style-name="Default"/>
        <table:table-column table:style-name="co55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E142" table:display-filter-buttons="true"/>
        <table:database-range table:name="__Anonymous_Sheet_DB__1" table:target-range-address="colours.A1:colours.B14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/00/0000</text:date>, <text:time style:data-style-name="N2" text:time-value="06:59:50.7217076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27T06:35:56.808484276</dc:date>
    <meta:editing-cycles>966</meta:editing-cycles>
    <meta:editing-duration>P80DT12H20M58S</meta:editing-duration>
    <meta:generator>LibreOffice/25.2.3.2$Linux_X86_64 LibreOffice_project/520$Build-2</meta:generator>
    <meta:document-statistic meta:table-count="8" meta:cell-count="14473" meta:object-count="0"/>
    <meta:user-defined meta:name="AppVersion">15.0000</meta:user-defined>
  </office:meta>
</office:document-meta>
</file>